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ig" svg:font-family="Big" style:font-adornments="Regular"/>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mall" svg:font-family="Small" style:font-adornments="Regular"/>
    <style:font-face style:name="StarSymbol" svg:font-family="StarSymbol"/>
  </office:font-face-decls>
  <office:automatic-styles>
    <style:style style:name="Table1" style:family="table">
      <style:table-properties style:width="8.4306in" fo:margin-left="-0.7319in" table:align="left" style:may-break-between-rows="true" table:border-model="collapsing"/>
    </style:style>
    <style:style style:name="Table1.A" style:family="table-column">
      <style:table-column-properties style:column-width="0.875in"/>
    </style:style>
    <style:style style:name="Table1.B" style:family="table-column">
      <style:table-column-properties style:column-width="1.5in"/>
    </style:style>
    <style:style style:name="Table1.C" style:family="table-column">
      <style:table-column-properties style:column-width="1.875in"/>
    </style:style>
    <style:style style:name="Table1.D" style:family="table-column">
      <style:table-column-properties style:column-width="0.75in"/>
    </style:style>
    <style:style style:name="Table1.F" style:family="table-column">
      <style:table-column-properties style:column-width="2.5556in"/>
    </style:style>
    <style:style style:name="Table1.A1" style:family="table-cell">
      <style:table-cell-properties fo:background-color="#009353" fo:padding="0in" fo:border-left="0.75pt solid #009353" fo:border-right="none" fo:border-top="0.75pt solid #009353" fo:border-bottom="none" style:writing-mode="page">
        <style:background-image/>
      </style:table-cell-properties>
    </style:style>
    <style:style style:name="Table1.B1" style:family="table-cell">
      <style:table-cell-properties fo:background-color="#009353" fo:padding="0in" fo:border-left="none" fo:border-right="none" fo:border-top="0.75pt solid #009353" fo:border-bottom="none" style:writing-mode="page">
        <style:background-image/>
      </style:table-cell-properties>
    </style:style>
    <style:style style:name="Table1.F1" style:family="table-cell">
      <style:table-cell-properties fo:background-color="#009353" fo:padding="0in" fo:border-left="none" fo:border-right="0.75pt solid #009353" fo:border-top="0.75pt solid #009353" fo:border-bottom="none"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left="0.75pt solid #009353" fo:border-right="none" fo:border-top="none" fo:border-bottom="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F2" style:family="table-cell">
      <style:table-cell-properties fo:background-color="transparent" fo:padding="0in" fo:border-left="none" fo:border-right="0.75pt solid #009353" fo:border-top="none" fo:border-bottom="none" style:writing-mode="page">
        <style:background-image/>
      </style:table-cell-properties>
    </style:style>
    <style:style style:name="Table1.A3" style:family="table-cell">
      <style:table-cell-properties fo:background-color="#dddddd" fo:padding="0in" fo:border-left="0.75pt solid #009353" fo:border-right="none" fo:border-top="none" fo:border-bottom="none" style:writing-mode="page">
        <style:background-image/>
      </style:table-cell-properties>
    </style:style>
    <style:style style:name="Table1.B3" style:family="table-cell">
      <style:table-cell-properties fo:background-color="#dddddd" fo:padding="0in" fo:border="none" style:writing-mode="page">
        <style:background-image/>
      </style:table-cell-properties>
    </style:style>
    <style:style style:name="Table1.F3" style:family="table-cell">
      <style:table-cell-properties fo:background-color="#dddddd" fo:padding="0in" fo:border-left="none" fo:border-right="0.75pt solid #009353" fo:border-top="none" fo:border-bottom="none" style:writing-mode="page">
        <style:background-image/>
      </style:table-cell-properties>
    </style:style>
    <style:style style:name="Table1.9" style:family="table-row">
      <style:table-row-properties style:min-row-height="0.134in"/>
    </style:style>
    <style:style style:name="Table1.A9"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1.B9" style:family="table-cell" style:data-style-name="N0">
      <style:table-cell-properties fo:background-color="#bee3d3" fo:padding="0in" fo:border-left="none" fo:border-right="none" fo:border-top="none" fo:border-bottom="0.75pt solid #009353" style:writing-mode="page">
        <style:background-image/>
      </style:table-cell-properties>
    </style:style>
    <style:style style:name="Table1.F9" style:family="table-cell" style:data-style-name="N0">
      <style:table-cell-properties fo:background-color="#bee3d3" fo:padding="0in" fo:border-left="none" fo:border-right="0.75pt solid #009353" fo:border-top="none" fo:border-bottom="0.75pt solid #009353" style:writing-mode="page">
        <style:background-image/>
      </style:table-cell-properties>
    </style:style>
    <style:style style:name="Table3" style:family="table">
      <style:table-properties style:width="8.4722in" fo:margin-left="-0.7736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6667in"/>
    </style:style>
    <style:style style:name="Table3.C" style:family="table-column">
      <style:table-column-properties style:column-width="1.875in"/>
    </style:style>
    <style:style style:name="Table3.D" style:family="table-column">
      <style:table-column-properties style:column-width="0.8889in"/>
    </style:style>
    <style:style style:name="Table3.E" style:family="table-column">
      <style:table-column-properties style:column-width="0.7917in"/>
    </style:style>
    <style:style style:name="Table3.F" style:family="table-column">
      <style:table-column-properties style:column-width="2.5in"/>
    </style:style>
    <style:style style:name="Table3.1" style:family="table-row">
      <style:table-row-properties style:min-row-height="0.375in"/>
    </style:style>
    <style:style style:name="Table3.A1" style:family="table-cell">
      <style:table-cell-properties fo:background-color="#009353" fo:padding="0in" fo:border-left="0.75pt solid #009353" fo:border-right="none" fo:border-top="0.75pt solid #009353" fo:border-bottom="none" style:writing-mode="page">
        <style:background-image/>
      </style:table-cell-properties>
    </style:style>
    <style:style style:name="Table3.B1" style:family="table-cell">
      <style:table-cell-properties fo:background-color="#009353" fo:padding="0in" fo:border-left="none" fo:border-right="none" fo:border-top="0.75pt solid #009353" fo:border-bottom="none" style:writing-mode="page">
        <style:background-image/>
      </style:table-cell-properties>
    </style:style>
    <style:style style:name="Table3.F1" style:family="table-cell">
      <style:table-cell-properties fo:background-color="#009353" fo:padding="0in" fo:border-left="none" fo:border-right="0.75pt solid #009353" fo:border-top="0.75pt solid #009353" fo:border-bottom="none"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in" fo:border-left="0.75pt solid #009353" fo:border-right="none" fo:border-top="none" fo:border-bottom="none" style:writing-mode="page">
        <style:background-image/>
      </style:table-cell-properties>
    </style:style>
    <style:style style:name="Table3.B2" style:family="table-cell">
      <style:table-cell-properties fo:background-color="transparent" fo:padding="0in" fo:border="none" style:writing-mode="page">
        <style:background-image/>
      </style:table-cell-properties>
    </style:style>
    <style:style style:name="Table3.F2" style:family="table-cell">
      <style:table-cell-properties fo:background-color="transparent" fo:padding="0in" fo:border-left="none" fo:border-right="0.75pt solid #009353" fo:border-top="none" fo:border-bottom="none" style:writing-mode="page">
        <style:background-image/>
      </style:table-cell-properties>
    </style:style>
    <style:style style:name="Table3.A3" style:family="table-cell">
      <style:table-cell-properties fo:background-color="#dddddd" fo:padding="0in" fo:border-left="0.75pt solid #009353" fo:border-right="none" fo:border-top="none" fo:border-bottom="none" style:writing-mode="page">
        <style:background-image/>
      </style:table-cell-properties>
    </style:style>
    <style:style style:name="Table3.B3" style:family="table-cell">
      <style:table-cell-properties fo:background-color="#dddddd" fo:padding="0in" fo:border="none" style:writing-mode="page">
        <style:background-image/>
      </style:table-cell-properties>
    </style:style>
    <style:style style:name="Table3.F3" style:family="table-cell">
      <style:table-cell-properties fo:background-color="#dddddd" fo:padding="0in" fo:border-left="none" fo:border-right="0.75pt solid #009353" fo:border-top="none" fo:border-bottom="none" style:writing-mode="page">
        <style:background-image/>
      </style:table-cell-properties>
    </style:style>
    <style:style style:name="Table3.8" style:family="table-row">
      <style:table-row-properties style:min-row-height="0.125in" fo:keep-together="auto"/>
    </style:style>
    <style:style style:name="Table3.A8"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3.B8" style:family="table-cell">
      <style:table-cell-properties fo:background-color="#bee3d3" fo:padding="0in" fo:border-left="none" fo:border-right="none" fo:border-top="none" fo:border-bottom="0.75pt solid #009353" style:writing-mode="page">
        <style:background-image/>
      </style:table-cell-properties>
    </style:style>
    <style:style style:name="Table3.C8" style:family="table-cell" style:data-style-name="N0">
      <style:table-cell-properties fo:background-color="#bee3d3" fo:padding="0in" fo:border-left="none" fo:border-right="none" fo:border-top="none" fo:border-bottom="0.75pt solid #009353" style:writing-mode="page">
        <style:background-image/>
      </style:table-cell-properties>
    </style:style>
    <style:style style:name="Table3.F8" style:family="table-cell" style:data-style-name="N0">
      <style:table-cell-properties fo:background-color="#bee3d3" fo:padding="0in" fo:border-left="none" fo:border-right="0.75pt solid #009353" fo:border-top="none" fo:border-bottom="0.75pt solid #009353" style:writing-mode="page">
        <style:background-image/>
      </style:table-cell-properties>
    </style:style>
    <style:style style:name="Table2" style:family="table">
      <style:table-properties style:width="8.4444in" fo:margin-left="-0.7597in" table:align="left" style:shadow="none" style:may-break-between-rows="true" table:border-model="collapsing"/>
    </style:style>
    <style:style style:name="Table2.A" style:family="table-column">
      <style:table-column-properties style:column-width="0.9306in"/>
    </style:style>
    <style:style style:name="Table2.B" style:family="table-column">
      <style:table-column-properties style:column-width="4.3194in"/>
    </style:style>
    <style:style style:name="Table2.C" style:family="table-column">
      <style:table-column-properties style:column-width="3.1944in"/>
    </style:style>
    <style:style style:name="Table2.A1" style:family="table-cell">
      <style:table-cell-properties fo:background-color="#009353" fo:padding="0in" fo:border-left="0.75pt solid #009353" fo:border-right="none" fo:border-top="0.75pt solid #009353" fo:border-bottom="none" style:writing-mode="page">
        <style:background-image/>
      </style:table-cell-properties>
    </style:style>
    <style:style style:name="Table2.B1" style:family="table-cell">
      <style:table-cell-properties fo:background-color="#009353" fo:padding="0in" fo:border-left="none" fo:border-right="none" fo:border-top="0.75pt solid #009353" fo:border-bottom="none" style:writing-mode="page">
        <style:background-image/>
      </style:table-cell-properties>
    </style:style>
    <style:style style:name="Table2.C1" style:family="table-cell">
      <style:table-cell-properties fo:background-color="#009353" fo:padding="0in" fo:border-left="none" fo:border-right="0.75pt solid #009353" fo:border-top="0.75pt solid #009353" fo:border-bottom="none" style:writing-mode="page">
        <style:background-image/>
      </style:table-cell-properties>
    </style:style>
    <style:style style:name="Table2.A2" style:family="table-cell">
      <style:table-cell-properties fo:background-color="transparent" fo:padding="0in" fo:border-left="0.75pt solid #009353" fo:border-right="none" fo:border-top="none" fo:border-bottom="none" style:writing-mode="page">
        <style:background-image/>
      </style:table-cell-properties>
    </style:style>
    <style:style style:name="Table2.B2" style:family="table-cell">
      <style:table-cell-properties fo:background-color="transparent" fo:padding="0in" fo:border="none" style:writing-mode="page">
        <style:background-image/>
      </style:table-cell-properties>
    </style:style>
    <style:style style:name="Table2.C2" style:family="table-cell">
      <style:table-cell-properties fo:background-color="transparent" fo:padding="0in" fo:border-left="none" fo:border-right="0.75pt solid #009353" fo:border-top="none" fo:border-bottom="none" style:writing-mode="page">
        <style:background-image/>
      </style:table-cell-properties>
    </style:style>
    <style:style style:name="Table2.3" style:family="table-row">
      <style:table-row-properties fo:keep-together="auto"/>
    </style:style>
    <style:style style:name="Table2.A3" style:family="table-cell">
      <style:table-cell-properties fo:background-color="#dddddd" fo:padding="0in" fo:border-left="0.75pt solid #009353" fo:border-right="none" fo:border-top="none" fo:border-bottom="none" style:writing-mode="page">
        <style:background-image/>
      </style:table-cell-properties>
    </style:style>
    <style:style style:name="Table2.B3" style:family="table-cell">
      <style:table-cell-properties fo:background-color="#dddddd" fo:padding="0in" fo:border="none" style:writing-mode="page">
        <style:background-image/>
      </style:table-cell-properties>
    </style:style>
    <style:style style:name="Table2.C3" style:family="table-cell">
      <style:table-cell-properties fo:background-color="#dddddd" fo:padding="0in" fo:border-left="none" fo:border-right="0.75pt solid #009353" fo:border-top="none" fo:border-bottom="none" style:writing-mode="page">
        <style:background-image/>
      </style:table-cell-properties>
    </style:style>
    <style:style style:name="Table2.B4" style:family="table-cell">
      <style:table-cell-properties fo:background-color="transparent" fo:padding="0in" fo:border="none" style:writing-mode="page">
        <style:background-image/>
      </style:table-cell-properties>
    </style:style>
    <style:style style:name="Table2.C4" style:family="table-cell">
      <style:table-cell-properties fo:background-color="transparent" fo:padding="0in" fo:border-left="none" fo:border-right="0.75pt solid #009353" fo:border-top="none" fo:border-bottom="none" style:writing-mode="page">
        <style:background-image/>
      </style:table-cell-properties>
    </style:style>
    <style:style style:name="Table2.B5" style:family="table-cell">
      <style:table-cell-properties fo:background-color="#dddddd" fo:padding="0in" fo:border="none" style:writing-mode="page">
        <style:background-image/>
      </style:table-cell-properties>
    </style:style>
    <style:style style:name="Table2.C5" style:family="table-cell">
      <style:table-cell-properties fo:background-color="#dddddd" fo:padding="0in" fo:border-left="none" fo:border-right="0.75pt solid #009353" fo:border-top="none" fo:border-bottom="none" style:writing-mode="page">
        <style:background-image/>
      </style:table-cell-properties>
    </style:style>
    <style:style style:name="Table2.B6" style:family="table-cell">
      <style:table-cell-properties fo:background-color="transparent" fo:padding="0in" fo:border="none" style:writing-mode="page">
        <style:background-image/>
      </style:table-cell-properties>
    </style:style>
    <style:style style:name="Table2.C6" style:family="table-cell">
      <style:table-cell-properties fo:background-color="transparent" fo:padding="0in" fo:border-left="none" fo:border-right="0.75pt solid #009353" fo:border-top="none" fo:border-bottom="none" style:writing-mode="page">
        <style:background-image/>
      </style:table-cell-properties>
    </style:style>
    <style:style style:name="Table2.A7"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2.B7" style:family="table-cell" style:data-style-name="N0">
      <style:table-cell-properties fo:background-color="#bee3d3" fo:padding="0in" fo:border-left="none" fo:border-right="none" fo:border-top="none" fo:border-bottom="0.75pt solid #009353" style:writing-mode="page">
        <style:background-image/>
      </style:table-cell-properties>
    </style:style>
    <style:style style:name="Table2.C7" style:family="table-cell" style:data-style-name="N0">
      <style:table-cell-properties fo:background-color="#bee3d3" fo:padding="0in" fo:border-left="none" fo:border-right="0.75pt solid #009353" fo:border-top="none" fo:border-bottom="0.75pt solid #009353" style:writing-mode="page">
        <style:background-image/>
      </style:table-cell-properties>
    </style:style>
    <style:style style:name="P1" style:family="paragraph" style:parent-style-name="Standard">
      <style:paragraph-properties fo:text-align="center" style:justify-single-word="false"/>
      <style:text-properties style:font-name="Calibri" fo:language="de" fo:country="DE" officeooo:paragraph-rsid="0011fab4"/>
    </style:style>
    <style:style style:name="P2" style:family="paragraph" style:parent-style-name="Standard">
      <style:paragraph-properties fo:text-align="start" style:justify-single-word="false"/>
      <style:text-properties style:font-name="Calibri" fo:language="de" fo:country="DE" officeooo:paragraph-rsid="0011fab4"/>
    </style:style>
    <style:style style:name="P3" style:family="paragraph" style:parent-style-name="Standard">
      <style:text-properties style:font-name="Calibri" fo:language="de" fo:country="DE"/>
    </style:style>
    <style:style style:name="P4" style:family="paragraph" style:parent-style-name="Standard">
      <style:paragraph-properties fo:text-align="center" style:justify-single-word="false"/>
      <style:text-properties style:font-name="Calibri" fo:language="de" fo:country="DE" officeooo:paragraph-rsid="0013ce65"/>
    </style:style>
    <style:style style:name="P5" style:family="paragraph" style:parent-style-name="Standard">
      <style:paragraph-properties fo:text-align="center" style:justify-single-word="false"/>
      <style:text-properties style:font-name="Calibri" fo:font-size="24pt" fo:language="de" fo:country="DE" fo:font-weight="bold" officeooo:rsid="0013ce65" officeooo:paragraph-rsid="0013ce65" style:font-size-asian="24pt" style:font-weight-asian="bold" style:font-size-complex="24pt" style:font-weight-complex="bold"/>
    </style:style>
    <style:style style:name="P6" style:family="paragraph" style:parent-style-name="Standard">
      <style:paragraph-properties fo:text-align="center" style:justify-single-word="false"/>
      <style:text-properties style:font-name="Calibri" fo:font-size="16pt" officeooo:paragraph-rsid="0013ce65" style:font-size-asian="16pt" style:font-size-complex="16pt"/>
    </style:style>
    <style:style style:name="P7" style:family="paragraph" style:parent-style-name="Standard">
      <style:paragraph-properties fo:text-align="center" style:justify-single-word="false"/>
      <style:text-properties style:font-name="Calibri" fo:font-size="16pt" fo:language="de" fo:country="DE" officeooo:rsid="0013ce65" officeooo:paragraph-rsid="0013ce65" style:font-size-asian="16pt" style:font-size-complex="16pt"/>
    </style:style>
    <style:style style:name="P8" style:family="paragraph" style:parent-style-name="Standard">
      <style:paragraph-properties fo:text-align="center" style:justify-single-word="false"/>
      <style:text-properties style:font-name="Calibri" fo:font-size="18pt" fo:language="de" fo:country="DE" officeooo:rsid="0013ce65" officeooo:paragraph-rsid="0013ce65" style:font-size-asian="18pt" style:font-size-complex="18pt"/>
    </style:style>
    <style:style style:name="P9" style:family="paragraph" style:parent-style-name="Standard">
      <style:paragraph-properties fo:text-align="center" style:justify-single-word="false"/>
      <style:text-properties style:font-name="Calibri" fo:font-size="14pt" fo:language="de" fo:country="DE" officeooo:rsid="0013ce65" officeooo:paragraph-rsid="0013ce65" style:font-size-asian="14pt" style:font-size-complex="14pt"/>
    </style:style>
    <style:style style:name="P10" style:family="paragraph" style:parent-style-name="Title">
      <style:paragraph-properties fo:margin-top="0.1701in" fo:margin-bottom="0.0402in" style:contextual-spacing="false" fo:text-align="start" style:justify-single-word="false" fo:break-before="page"/>
      <style:text-properties fo:color="#3e762a" loext:opacity="100%" style:font-name="Calibri" fo:font-size="18pt" fo:font-weight="normal" style:font-size-asian="15.75pt" style:font-weight-asian="normal" style:font-size-complex="18pt" style:font-weight-complex="normal"/>
    </style:style>
    <style:style style:name="P11" style:family="paragraph" style:parent-style-name="Normal">
      <style:paragraph-properties fo:margin-left="-0.0016in" fo:margin-right="-0.011in" fo:margin-top="0in" fo:margin-bottom="0.1217in" style:contextual-spacing="false" fo:line-height="107%" fo:text-indent="0in" style:auto-text-indent="false">
        <style:tab-stops/>
      </style:paragraph-properties>
      <style:text-properties officeooo:paragraph-rsid="0014f15a"/>
    </style:style>
    <style:style style:name="P12" style:family="paragraph">
      <loext:graphic-properties draw:fill="none"/>
    </style:style>
    <style:style style:name="P13" style:family="paragraph" style:parent-style-name="Contents_20_2">
      <style:paragraph-properties>
        <style:tab-stops>
          <style:tab-stop style:position="6.728in" style:type="right" style:leader-style="dotted" style:leader-text="."/>
        </style:tab-stops>
      </style:paragraph-properties>
      <style:text-properties style:font-name="Calibri" officeooo:rsid="0042e605" officeooo:paragraph-rsid="0042e605"/>
    </style:style>
    <style:style style:name="P14" style:family="paragraph" style:parent-style-name="Contents_20_2">
      <style:paragraph-properties>
        <style:tab-stops>
          <style:tab-stop style:position="6.728in" style:type="right" style:leader-style="dotted" style:leader-text="."/>
        </style:tab-stops>
      </style:paragraph-properties>
      <style:text-properties officeooo:paragraph-rsid="0042e605"/>
    </style:style>
    <style:style style:name="P15" style:family="paragraph" style:parent-style-name="Contents_20_3">
      <style:paragraph-properties>
        <style:tab-stops>
          <style:tab-stop style:position="6.5307in" style:type="right" style:leader-style="dotted" style:leader-text="."/>
        </style:tab-stops>
      </style:paragraph-properties>
    </style:style>
    <style:style style:name="P16" style:family="paragraph" style:parent-style-name="Contents_20_3">
      <style:paragraph-properties>
        <style:tab-stops>
          <style:tab-stop style:position="6.5307in" style:type="right" style:leader-style="dotted" style:leader-text="."/>
        </style:tab-stops>
      </style:paragraph-properties>
      <style:text-properties style:font-name="Calibri" officeooo:rsid="0042e605" officeooo:paragraph-rsid="0042e605"/>
    </style:style>
    <style:style style:name="P17" style:family="paragraph" style:parent-style-name="Contents_20_2">
      <style:paragraph-properties>
        <style:tab-stops>
          <style:tab-stop style:position="6.728in" style:type="right" style:leader-style="dotted" style:leader-text="."/>
        </style:tab-stops>
      </style:paragraph-properties>
    </style:style>
    <style:style style:name="P18" style:family="paragraph" style:parent-style-name="Contents_20_3">
      <style:paragraph-properties>
        <style:tab-stops>
          <style:tab-stop style:position="6.5307in" style:type="right" style:leader-style="dotted" style:leader-text="."/>
        </style:tab-stops>
      </style:paragraph-properties>
      <style:text-properties officeooo:rsid="0042e605" officeooo:paragraph-rsid="0042e605"/>
    </style:style>
    <style:style style:name="P19" style:family="paragraph" style:parent-style-name="Contents_20_3">
      <style:paragraph-properties>
        <style:tab-stops>
          <style:tab-stop style:position="6.5307in" style:type="right" style:leader-style="dotted" style:leader-text="."/>
        </style:tab-stops>
      </style:paragraph-properties>
      <style:text-properties style:font-name="Calibri" officeooo:rsid="004495fd" officeooo:paragraph-rsid="0042e605"/>
    </style:style>
    <style:style style:name="P20" style:family="paragraph" style:parent-style-name="Contents_20_3">
      <style:paragraph-properties>
        <style:tab-stops>
          <style:tab-stop style:position="6.5307in" style:type="right" style:leader-style="dotted" style:leader-text="."/>
        </style:tab-stops>
      </style:paragraph-properties>
      <style:text-properties style:font-name="Calibri" officeooo:rsid="004495fd" officeooo:paragraph-rsid="004495fd"/>
    </style:style>
    <style:style style:name="P21" style:family="paragraph" style:parent-style-name="Contents_20_2">
      <style:paragraph-properties>
        <style:tab-stops>
          <style:tab-stop style:position="6.728in" style:type="right" style:leader-style="dotted" style:leader-text="."/>
        </style:tab-stops>
      </style:paragraph-properties>
      <style:text-properties officeooo:paragraph-rsid="004b5a86"/>
    </style:style>
    <style:style style:name="P22" style:family="paragraph" style:parent-style-name="Heading_20_2" style:master-page-name="">
      <loext:graphic-properties draw:fill="none"/>
      <style:paragraph-properties fo:margin-left="-0.0201in" fo:margin-right="0in" fo:margin-top="0.1701in" fo:margin-bottom="0.0402in" style:contextual-spacing="false" fo:line-height="110%" fo:keep-together="always" fo:hyphenation-ladder-count="no-limit" fo:hyphenation-keep="auto" loext:hyphenation-keep-type="column" fo:text-indent="0in" style:auto-text-indent="false" style:page-number="auto" fo:break-before="page" fo:background-color="transparent" fo:keep-with-next="always">
        <style:tab-stops/>
      </style:paragraph-properties>
      <style:text-properties style:font-name="Calibri" officeooo:paragraph-rsid="001a751d" fo:hyphenate="false" fo:hyphenation-remain-char-count="2" fo:hyphenation-push-char-count="2" loext:hyphenation-no-caps="false" loext:hyphenation-no-last-word="false" loext:hyphenation-word-char-count="no-limit" loext:hyphenation-zone="no-limit"/>
    </style:style>
    <style:style style:name="P23" style:family="paragraph" style:parent-style-name="Normal" style:list-style-name="L1" style:master-page-name="">
      <loext:graphic-properties draw:fill="none"/>
      <style:paragraph-properties fo:margin-left="0in" fo:margin-right="0in" fo:margin-top="0in" fo:margin-bottom="0.1217in" style:contextual-spacing="false" fo:line-height="107%" fo:hyphenation-ladder-count="no-limit" fo:hyphenation-keep="auto" loext:hyphenation-keep-type="column" fo:text-indent="0in" style:auto-text-indent="false" style:page-number="auto" fo:background-color="transparent">
        <style:tab-stops/>
      </style:paragraph-properties>
      <style:text-properties fo:color="#3e762a" loext:opacity="100%" officeooo:paragraph-rsid="001a751d" fo:hyphenate="false" fo:hyphenation-remain-char-count="2" fo:hyphenation-push-char-count="2" loext:hyphenation-no-caps="false" loext:hyphenation-no-last-word="false" loext:hyphenation-word-char-count="no-limit" loext:hyphenation-zone="no-limit"/>
    </style:style>
    <style:style style:name="P24" style:family="paragraph" style:parent-style-name="Normal" style:list-style-name="L1">
      <style:paragraph-properties fo:margin-left="-0.0016in" fo:margin-right="-0.011in" fo:margin-top="0in" fo:margin-bottom="0in" style:contextual-spacing="false" fo:line-height="107%" fo:text-indent="0in" style:auto-text-indent="false">
        <style:tab-stops/>
      </style:paragraph-properties>
      <style:text-properties fo:color="#3e762a" loext:opacity="100%" style:font-name="Calibri" fo:font-size="12pt" officeooo:rsid="001a751d" officeooo:paragraph-rsid="001a751d" style:font-size-asian="12pt" style:font-size-complex="12pt"/>
    </style:style>
    <style:style style:name="P25" style:family="paragraph" style:parent-style-name="Text_20_body">
      <style:text-properties style:font-name="Calibri" fo:font-size="12pt" style:font-size-asian="12pt" style:font-size-complex="12pt"/>
    </style:style>
    <style:style style:name="P26" style:family="paragraph" style:parent-style-name="Heading_20_3">
      <style:paragraph-properties fo:margin-top="0.1in" fo:margin-bottom="0in" style:contextual-spacing="false"/>
      <style:text-properties fo:color="#3e762a" loext:opacity="100%" style:font-name="Calibri" fo:font-size="12pt" fo:font-weight="normal" style:font-size-asian="12pt" style:font-weight-asian="normal" style:font-size-complex="12pt" style:font-weight-complex="normal"/>
    </style:style>
    <style:style style:name="P27" style:family="paragraph" style:parent-style-name="Normal" style:list-style-name="L1" style:master-page-name="">
      <loext:graphic-properties draw:fill="none"/>
      <style:paragraph-properties fo:margin-left="0in" fo:margin-right="0in" fo:margin-top="0in" fo:margin-bottom="0.1217in" style:contextual-spacing="false" fo:line-height="107%" fo:hyphenation-ladder-count="no-limit" fo:hyphenation-keep="auto" loext:hyphenation-keep-type="column" fo:text-indent="0in" style:auto-text-indent="false" style:page-number="auto" fo:background-color="transparent">
        <style:tab-stops/>
      </style:paragraph-properties>
      <style:text-properties fo:color="#3e762a" loext:opacity="100%" style:font-name="Calibri" fo:font-size="14pt" officeooo:rsid="001a751d" officeooo:paragraph-rsid="001d9e3e"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28" style:family="paragraph" style:parent-style-name="Normal">
      <loext:graphic-properties draw:fill="none"/>
      <style:paragraph-properties fo:margin-left="0in" fo:margin-right="0in" fo:margin-top="0in" fo:margin-bottom="0.1217in" style:contextual-spacing="false" fo:line-height="107%" fo:hyphenation-ladder-count="no-limit" fo:hyphenation-keep="auto" loext:hyphenation-keep-type="column" fo:text-indent="0in" style:auto-text-indent="false" fo:background-color="transparent">
        <style:tab-stops/>
      </style:paragraph-properties>
      <style:text-properties style:font-name="Calibri" fo:font-size="12pt" officeooo:paragraph-rsid="0023799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9" style:family="paragraph" style:parent-style-name="Text_20_body">
      <style:text-properties style:font-name="Calibri" fo:font-size="12pt" officeooo:paragraph-rsid="00237996" style:font-size-asian="12pt" style:font-size-complex="12pt"/>
    </style:style>
    <style:style style:name="P30" style:family="paragraph" style:parent-style-name="Text_20_body">
      <style:paragraph-properties fo:margin-top="0in" fo:margin-bottom="0in" style:contextual-spacing="false"/>
      <style:text-properties style:font-name="Calibri" fo:font-size="12pt" officeooo:paragraph-rsid="00237996" style:font-size-asian="12pt" style:font-size-complex="12pt"/>
    </style:style>
    <style:style style:name="P31" style:family="paragraph" style:parent-style-name="Text_20_body">
      <style:text-properties fo:color="#000000" loext:opacity="100%" style:font-name="Calibri" fo:font-size="12pt" officeooo:rsid="001a751d" officeooo:paragraph-rsid="00237996" style:font-size-asian="12pt" style:font-size-complex="12pt"/>
    </style:style>
    <style:style style:name="P32" style:family="paragraph" style:parent-style-name="Normal" style:list-style-name="L1">
      <loext:graphic-properties draw:fill="none"/>
      <style:paragraph-properties fo:margin-left="0in" fo:margin-right="0in" fo:margin-top="0in" fo:margin-bottom="0in" style:contextual-spacing="false" fo:line-height="107%" fo:hyphenation-ladder-count="no-limit" fo:hyphenation-keep="auto" loext:hyphenation-keep-type="column" fo:text-indent="0in" style:auto-text-indent="false" fo:background-color="transparent">
        <style:tab-stops/>
      </style:paragraph-properties>
      <style:text-properties fo:color="#3e762a" loext:opacity="100%" style:font-name="Calibri" fo:font-size="14pt" officeooo:rsid="00237996" officeooo:paragraph-rsid="003d87a1"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33" style:family="paragraph" style:parent-style-name="Normal">
      <loext:graphic-properties draw:fill="none"/>
      <style:paragraph-properties fo:margin-left="0in" fo:margin-right="0in" fo:margin-top="0in" fo:margin-bottom="0in" style:contextual-spacing="false" fo:line-height="107%" fo:hyphenation-ladder-count="no-limit" fo:hyphenation-keep="auto" loext:hyphenation-keep-type="column" fo:text-indent="0in" style:auto-text-indent="false" fo:background-color="transparent">
        <style:tab-stops/>
      </style:paragraph-properties>
      <style:text-properties fo:color="#000000" loext:opacity="100%" style:font-name="Calibri" fo:font-size="12pt" officeooo:rsid="001a751d" officeooo:paragraph-rsid="003d87a1"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34" style:family="paragraph" style:parent-style-name="Normal">
      <loext:graphic-properties draw:fill="none"/>
      <style:paragraph-properties fo:margin-left="0in" fo:margin-right="0in" fo:margin-top="0in" fo:margin-bottom="0.1217in" style:contextual-spacing="false" fo:line-height="107%" fo:hyphenation-ladder-count="no-limit" fo:hyphenation-keep="auto" loext:hyphenation-keep-type="column" fo:text-indent="0in" style:auto-text-indent="false" fo:background-color="transparent">
        <style:tab-stops/>
      </style:paragraph-properties>
      <style:text-properties style:font-name="Calibri" fo:font-size="12pt" officeooo:paragraph-rsid="003d87a1"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35" style:family="paragraph" style:parent-style-name="Normal">
      <loext:graphic-properties draw:fill="none"/>
      <style:paragraph-properties fo:margin-left="0in" fo:margin-right="0in" fo:margin-top="0in" fo:margin-bottom="0in" style:contextual-spacing="false" fo:line-height="107%" fo:hyphenation-ladder-count="no-limit" fo:hyphenation-keep="auto" loext:hyphenation-keep-type="column" fo:text-indent="0in" style:auto-text-indent="false" fo:background-color="transparent">
        <style:tab-stops/>
      </style:paragraph-properties>
      <style:text-properties style:font-name="Calibri" fo:font-size="12pt" officeooo:paragraph-rsid="003d87a1"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36" style:family="paragraph" style:parent-style-name="Normal">
      <loext:graphic-properties draw:fill="none"/>
      <style:paragraph-properties fo:margin-left="0in" fo:margin-right="0in" fo:margin-top="0in" fo:margin-bottom="0in" style:contextual-spacing="false" fo:line-height="107%" fo:hyphenation-ladder-count="no-limit" fo:hyphenation-keep="auto" loext:hyphenation-keep-type="column" fo:text-indent="0in" style:auto-text-indent="false" fo:background-color="transparent">
        <style:tab-stops/>
      </style:paragraph-properties>
      <style:text-properties fo:color="#3e762a" loext:opacity="100%" style:font-name="Calibri" fo:font-size="12pt" officeooo:rsid="001a751d" officeooo:paragraph-rsid="003d87a1"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37" style:family="paragraph" style:parent-style-name="Normal">
      <loext:graphic-properties draw:fill="none"/>
      <style:paragraph-properties fo:margin-left="0in" fo:margin-right="0in" fo:margin-top="0in" fo:margin-bottom="0.1201in" style:contextual-spacing="false" fo:line-height="107%" fo:hyphenation-ladder-count="no-limit" fo:hyphenation-keep="auto" loext:hyphenation-keep-type="column" fo:text-indent="0in" style:auto-text-indent="false" fo:background-color="transparent">
        <style:tab-stops/>
      </style:paragraph-properties>
      <style:text-properties fo:color="#000000" loext:opacity="100%" style:font-name="Calibri" fo:font-size="12pt" officeooo:rsid="001a751d" officeooo:paragraph-rsid="003d87a1"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38" style:family="paragraph" style:parent-style-name="Normal">
      <loext:graphic-properties draw:fill="none"/>
      <style:paragraph-properties fo:margin-left="0in" fo:margin-right="0in" fo:margin-top="0in" fo:margin-bottom="0.1217in" style:contextual-spacing="false" fo:line-height="107%" fo:hyphenation-ladder-count="no-limit" fo:hyphenation-keep="auto" loext:hyphenation-keep-type="column" fo:text-indent="0in" style:auto-text-indent="false" fo:background-color="transparent">
        <style:tab-stops/>
      </style:paragraph-properties>
      <style:text-properties fo:color="#000000" loext:opacity="100%" style:font-name="Calibri" fo:font-size="12pt" officeooo:rsid="001a751d" officeooo:paragraph-rsid="003d87a1"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39" style:family="paragraph" style:parent-style-name="Normal">
      <loext:graphic-properties draw:fill="none"/>
      <style:paragraph-properties fo:margin-left="0in" fo:margin-right="0in" fo:margin-top="0in" fo:margin-bottom="0.1217in" style:contextual-spacing="false" fo:line-height="107%" fo:hyphenation-ladder-count="no-limit" fo:hyphenation-keep="auto" loext:hyphenation-keep-type="column" fo:text-indent="0in" style:auto-text-indent="false" fo:background-color="transparent">
        <style:tab-stops/>
      </style:paragraph-properties>
      <style:text-properties fo:color="#3e762a" loext:opacity="100%" style:font-name="Calibri" fo:font-size="14pt" officeooo:rsid="00237996" officeooo:paragraph-rsid="003d87a1"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40" style:family="paragraph" style:parent-style-name="Normal" style:list-style-name="L1">
      <loext:graphic-properties draw:fill="none"/>
      <style:paragraph-properties fo:margin-left="0in" fo:margin-right="0in" fo:margin-top="0in" fo:margin-bottom="0.1217in" style:contextual-spacing="false" fo:line-height="107%" fo:hyphenation-ladder-count="no-limit" fo:hyphenation-keep="auto" loext:hyphenation-keep-type="column" fo:text-indent="0in" style:auto-text-indent="false" fo:background-color="transparent">
        <style:tab-stops/>
      </style:paragraph-properties>
      <style:text-properties fo:color="#3e762a" loext:opacity="100%" officeooo:paragraph-rsid="003d87a1" fo:hyphenate="false" fo:hyphenation-remain-char-count="2" fo:hyphenation-push-char-count="2" loext:hyphenation-no-caps="false" loext:hyphenation-no-last-word="false" loext:hyphenation-word-char-count="no-limit" loext:hyphenation-zone="no-limit"/>
    </style:style>
    <style:style style:name="P41" style:family="paragraph" style:parent-style-name="Normal">
      <loext:graphic-properties draw:fill="none"/>
      <style:paragraph-properties fo:margin-left="0in" fo:margin-right="0in" fo:margin-top="0in" fo:margin-bottom="0in" style:contextual-spacing="false" fo:line-height="107%" fo:hyphenation-ladder-count="no-limit" fo:hyphenation-keep="auto" loext:hyphenation-keep-type="column" fo:text-indent="0in" style:auto-text-indent="false" fo:background-color="transparent">
        <style:tab-stops/>
      </style:paragraph-properties>
      <style:text-properties fo:color="#3e762a" loext:opacity="100%" style:font-name="Calibri" fo:font-size="12pt" officeooo:rsid="001a751d" officeooo:paragraph-rsid="003e9c74"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42" style:family="paragraph" style:parent-style-name="Text_20_body">
      <style:paragraph-properties fo:margin-top="0in" fo:margin-bottom="0in" style:contextual-spacing="false"/>
      <style:text-properties style:font-name="Calibri" fo:font-size="12pt" style:font-size-asian="12pt" style:font-size-complex="12pt"/>
    </style:style>
    <style:style style:name="P43" style:family="paragraph" style:parent-style-name="Normal">
      <loext:graphic-properties draw:fill="none"/>
      <style:paragraph-properties fo:margin-left="0in" fo:margin-right="0in" fo:margin-top="0in" fo:margin-bottom="0in" style:contextual-spacing="false" fo:line-height="107%" fo:hyphenation-ladder-count="no-limit" fo:hyphenation-keep="auto" loext:hyphenation-keep-type="column" fo:text-indent="0in" style:auto-text-indent="false" fo:background-color="transparent">
        <style:tab-stops/>
      </style:paragraph-properties>
      <style:text-properties style:font-name="Calibri" fo:font-size="12pt" officeooo:paragraph-rsid="003e9c74"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44" style:family="paragraph" style:parent-style-name="Text_20_body">
      <style:text-properties fo:color="#3e762a" loext:opacity="100%" style:font-name="Calibri" fo:font-size="12pt" officeooo:rsid="001a751d" style:font-size-asian="12pt" style:font-size-complex="12pt"/>
    </style:style>
    <style:style style:name="P45" style:family="paragraph" style:parent-style-name="Heading_20_2" style:master-page-name="">
      <loext:graphic-properties draw:fill="none"/>
      <style:paragraph-properties fo:margin-left="-0.0201in" fo:margin-right="0in" fo:margin-top="0.1701in" fo:margin-bottom="0.0402in" style:contextual-spacing="false" fo:line-height="110%" fo:keep-together="always" fo:hyphenation-ladder-count="no-limit" fo:hyphenation-keep="auto" loext:hyphenation-keep-type="column" fo:text-indent="0in" style:auto-text-indent="false" style:page-number="auto" fo:break-before="page" fo:background-color="transparent" fo:keep-with-next="always">
        <style:tab-stops/>
      </style:paragraph-properties>
      <style:text-properties officeooo:paragraph-rsid="0024bc7d" fo:hyphenate="false" fo:hyphenation-remain-char-count="2" fo:hyphenation-push-char-count="2" loext:hyphenation-no-caps="false" loext:hyphenation-no-last-word="false" loext:hyphenation-word-char-count="no-limit" loext:hyphenation-zone="no-limit"/>
    </style:style>
    <style:style style:name="P46" style:family="paragraph" style:parent-style-name="Table_20_Contents">
      <style:paragraph-properties fo:text-align="start" style:justify-single-word="false"/>
      <style:text-properties fo:color="#ffffff" loext:opacity="100%" style:text-outline="false" style:text-line-through-style="none" style:text-line-through-type="none" style:font-name="Calibri" fo:font-size="12pt" fo:font-style="normal" fo:text-shadow="none" style:text-underline-style="none" fo:font-weight="bold"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rsid="002d0acf" officeooo:paragraph-rsid="002d0acf" style:font-name-asian="Calibri" style:font-size-asian="11pt" style:font-style-asian="normal" style:font-weight-asian="normal" style:font-name-complex="Calibri"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paragraph-rsid="0029f2b4" style:font-name-asian="Calibri" style:font-size-asian="11pt" style:font-style-asian="normal" style:font-weight-asian="normal" style:font-name-complex="Calibri" style:font-size-complex="11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text-overline-style="none" style:text-overline-color="font-color"/>
    </style:style>
    <style:style style:name="P53"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text-overline-style="none" style:text-overline-color="font-color"/>
    </style:style>
    <style:style style:name="P54" style:family="paragraph" style:parent-style-name="Heading_20_2">
      <loext:graphic-properties draw:fill="none"/>
      <style:paragraph-properties fo:margin-left="-0.0201in" fo:margin-right="0in" fo:margin-top="0.1701in" fo:margin-bottom="0.0402in" style:contextual-spacing="false" fo:line-height="110%" fo:hyphenation-ladder-count="no-limit" fo:hyphenation-keep="auto" loext:hyphenation-keep-type="column" fo:text-indent="0in" style:auto-text-indent="false" fo:background-color="transparent">
        <style:tab-stops/>
      </style:paragraph-properties>
      <style:text-properties officeooo:paragraph-rsid="00310629" fo:hyphenate="false" fo:hyphenation-remain-char-count="2" fo:hyphenation-push-char-count="2" loext:hyphenation-no-caps="false" loext:hyphenation-no-last-word="false" loext:hyphenation-word-char-count="no-limit" loext:hyphenation-zone="no-limit"/>
    </style:style>
    <style:style style:name="P55" style:family="paragraph" style:parent-style-name="Normal" style:list-style-name="L2">
      <loext:graphic-properties draw:fill="none"/>
      <style:paragraph-properties fo:margin-left="0in" fo:margin-right="0in" fo:margin-top="0in" fo:margin-bottom="0.1201in" style:contextual-spacing="false" fo:line-height="110%" fo:hyphenation-ladder-count="no-limit" fo:hyphenation-keep="auto" loext:hyphenation-keep-type="column" fo:text-indent="0in" style:auto-text-indent="false" fo:background-color="transparent">
        <style:tab-stops/>
      </style:paragraph-properties>
      <style:text-properties fo:font-size="14pt" officeooo:paragraph-rsid="0031dff9"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56" style:family="paragraph" style:parent-style-name="Table_20_Contents">
      <style:paragraph-properties fo:text-align="start" style:justify-single-word="false"/>
      <style:text-properties fo:color="#ffffff" loext:opacity="100%" style:text-outline="false" style:text-line-through-style="none" style:text-line-through-type="none" style:font-name="Calibri" fo:font-size="12pt" fo:font-style="normal" fo:text-shadow="none" style:text-underline-style="none" fo:font-weight="bold" officeooo:paragraph-rsid="0031dff9"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31dff9"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paragraph-rsid="0031dff9" style:font-name-asian="Calibri" style:font-size-asian="11pt" style:font-style-asian="normal" style:font-weight-asian="normal" style:font-name-complex="Calibri" style:font-size-complex="11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rsid="002d6af2" officeooo:paragraph-rsid="0031dff9" style:font-name-asian="Calibri" style:font-size-asian="11pt" style:font-style-asian="normal" style:font-weight-asian="normal" style:font-name-complex="Calibri" style:font-size-complex="11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paragraph-rsid="0031dff9" style:font-name-asian="Calibri" style:font-size-asian="11pt" style:font-style-asian="normal" style:font-weight-asian="normal" style:font-name-complex="Calibri" style:font-size-complex="11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d0acf" officeooo:paragraph-rsid="0031dff9"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31dff9"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63"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31dff9"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64" style:family="paragraph" style:parent-style-name="Normal">
      <loext:graphic-properties draw:fill="none"/>
      <style:paragraph-properties fo:margin-left="0in" fo:margin-right="0in" fo:margin-top="0in" fo:margin-bottom="0in" style:contextual-spacing="false" fo:line-height="110%" fo:hyphenation-ladder-count="no-limit" fo:hyphenation-keep="auto" loext:hyphenation-keep-type="column" fo:text-indent="0in" style:auto-text-indent="false" fo:background-color="transparent">
        <style:tab-stops/>
      </style:paragraph-properties>
      <style:text-properties officeooo:paragraph-rsid="0031dff9" fo:hyphenate="false" fo:hyphenation-remain-char-count="2" fo:hyphenation-push-char-count="2" loext:hyphenation-no-caps="false" loext:hyphenation-no-last-word="false" loext:hyphenation-word-char-count="no-limit" loext:hyphenation-zone="no-limit"/>
    </style:style>
    <style:style style:name="P65" style:family="paragraph" style:parent-style-name="Normal" style:list-style-name="L2">
      <loext:graphic-properties draw:fill="none"/>
      <style:paragraph-properties fo:margin-left="0in" fo:margin-right="0in" fo:margin-top="0in" fo:margin-bottom="0in" style:contextual-spacing="false" fo:line-height="110%" fo:hyphenation-ladder-count="no-limit" fo:hyphenation-keep="auto" loext:hyphenation-keep-type="column" fo:text-indent="0in" style:auto-text-indent="false" fo:background-color="transparent">
        <style:tab-stops/>
      </style:paragraph-properties>
      <style:text-properties officeooo:paragraph-rsid="0031dff9" fo:hyphenate="false" fo:hyphenation-remain-char-count="2" fo:hyphenation-push-char-count="2" loext:hyphenation-no-caps="false" loext:hyphenation-no-last-word="false" loext:hyphenation-word-char-count="no-limit" loext:hyphenation-zone="no-limit"/>
    </style:style>
    <style:style style:name="P66" style:family="paragraph" style:parent-style-name="Text_20_body" style:list-style-name="L3"/>
    <style:style style:name="P67" style:family="paragraph" style:parent-style-name="Heading_20_3">
      <style:text-properties fo:color="#3e762a" loext:opacity="100%" style:font-name="Calibri" fo:font-size="12pt" fo:font-weight="normal" style:font-size-asian="12pt" style:font-weight-asian="normal" style:font-size-complex="12pt" style:font-weight-complex="normal"/>
    </style:style>
    <style:style style:name="P68" style:family="paragraph" style:parent-style-name="Text_20_body" style:list-style-name="L4"/>
    <style:style style:name="P69" style:family="paragraph" style:parent-style-name="Text_20_body" style:list-style-name="L5"/>
    <style:style style:name="P70" style:family="paragraph" style:parent-style-name="Text_20_body" style:list-style-name="L6"/>
    <style:style style:name="P71" style:family="paragraph" style:parent-style-name="Text_20_body" style:list-style-name="L7"/>
    <style:style style:name="P72" style:family="paragraph" style:parent-style-name="Text_20_body" style:list-style-name="L8"/>
    <style:style style:name="P73" style:family="paragraph" style:parent-style-name="Standard">
      <style:text-properties officeooo:paragraph-rsid="002d6af2"/>
    </style:style>
    <style:style style:name="P74" style:family="paragraph" style:parent-style-name="Heading_20_2" style:master-page-name="">
      <loext:graphic-properties draw:fill="none"/>
      <style:paragraph-properties fo:margin-left="-0.0201in" fo:margin-right="0in" fo:margin-top="0.1701in" fo:margin-bottom="0.0402in" style:contextual-spacing="false" fo:line-height="110%" fo:keep-together="always" fo:hyphenation-ladder-count="no-limit" fo:hyphenation-keep="auto" loext:hyphenation-keep-type="column" fo:text-indent="0in" style:auto-text-indent="false" style:page-number="auto" fo:break-before="page" fo:background-color="transparent" fo:keep-with-next="always">
        <style:tab-stops/>
      </style:paragraph-properties>
      <style:text-properties style:font-name="Calibri" officeooo:paragraph-rsid="0046d774" fo:hyphenate="false" fo:hyphenation-remain-char-count="2" fo:hyphenation-push-char-count="2" loext:hyphenation-no-caps="false" loext:hyphenation-no-last-word="false" loext:hyphenation-word-char-count="no-limit" loext:hyphenation-zone="no-limit"/>
    </style:style>
    <style:style style:name="P75" style:family="paragraph" style:parent-style-name="Normal" style:list-style-name="L1" style:master-page-name="">
      <loext:graphic-properties draw:fill="none"/>
      <style:paragraph-properties fo:margin-left="0in" fo:margin-right="0in" fo:margin-top="0in" fo:margin-bottom="0in" style:contextual-spacing="false" fo:line-height="107%" fo:hyphenation-ladder-count="no-limit" fo:hyphenation-keep="auto" loext:hyphenation-keep-type="column" fo:text-indent="0in" style:auto-text-indent="false" style:page-number="auto" fo:background-color="transparent">
        <style:tab-stops/>
      </style:paragraph-properties>
      <style:text-properties officeooo:paragraph-rsid="00487c9a" fo:hyphenate="false" fo:hyphenation-remain-char-count="2" fo:hyphenation-push-char-count="2" loext:hyphenation-no-caps="false" loext:hyphenation-no-last-word="false" loext:hyphenation-word-char-count="no-limit" loext:hyphenation-zone="no-limit"/>
    </style:style>
    <style:style style:name="P76" style:family="paragraph" style:parent-style-name="Text_20_body">
      <style:paragraph-properties fo:margin-left="0in" fo:margin-top="0in" fo:margin-bottom="0in" style:contextual-spacing="false" fo:text-indent="0in" style:auto-text-indent="false"/>
      <style:text-properties officeooo:paragraph-rsid="00487c9a"/>
    </style:style>
    <style:style style:name="P77" style:family="paragraph" style:parent-style-name="Text_20_body">
      <style:paragraph-properties fo:margin-left="0in" fo:text-indent="0in" style:auto-text-indent="false"/>
      <style:text-properties officeooo:paragraph-rsid="00487c9a"/>
    </style:style>
    <style:style style:name="P78" style:family="paragraph" style:parent-style-name="Normal" style:list-style-name="L1">
      <loext:graphic-properties draw:fill="none"/>
      <style:paragraph-properties fo:margin-left="0in" fo:margin-right="0in" fo:margin-top="0in" fo:margin-bottom="0in" style:contextual-spacing="false" fo:line-height="107%" fo:hyphenation-ladder-count="no-limit" fo:hyphenation-keep="auto" loext:hyphenation-keep-type="column" fo:text-indent="0in" style:auto-text-indent="false" fo:background-color="transparent">
        <style:tab-stops/>
      </style:paragraph-properties>
      <style:text-properties style:font-name="Calibri" officeooo:paragraph-rsid="00487c9a" fo:hyphenate="false" fo:hyphenation-remain-char-count="2" fo:hyphenation-push-char-count="2" loext:hyphenation-no-caps="false" loext:hyphenation-no-last-word="false" loext:hyphenation-word-char-count="no-limit" loext:hyphenation-zone="no-limit"/>
    </style:style>
    <style:style style:name="P79" style:family="paragraph" style:parent-style-name="Text_20_body">
      <style:paragraph-properties fo:margin-top="0in" fo:margin-bottom="0in" style:contextual-spacing="false"/>
    </style:style>
    <style:style style:name="P80" style:family="paragraph" style:parent-style-name="Normal" style:list-style-name="L1">
      <loext:graphic-properties draw:fill="none"/>
      <style:paragraph-properties fo:margin-left="0in" fo:margin-right="0in" fo:margin-top="0in" fo:margin-bottom="0in" style:contextual-spacing="false" fo:line-height="107%" fo:hyphenation-ladder-count="no-limit" fo:hyphenation-keep="auto" loext:hyphenation-keep-type="column" fo:text-indent="0in" style:auto-text-indent="false" fo:background-color="transparent">
        <style:tab-stops/>
      </style:paragraph-properties>
      <style:text-properties officeooo:paragraph-rsid="00490989" fo:hyphenate="false" fo:hyphenation-remain-char-count="2" fo:hyphenation-push-char-count="2" loext:hyphenation-no-caps="false" loext:hyphenation-no-last-word="false" loext:hyphenation-word-char-count="no-limit" loext:hyphenation-zone="no-limit"/>
    </style:style>
    <style:style style:name="P81" style:family="paragraph" style:parent-style-name="Heading_20_2">
      <loext:graphic-properties draw:fill="none"/>
      <style:paragraph-properties fo:margin-left="-0.0201in" fo:margin-right="0in" fo:margin-top="0.1701in" fo:margin-bottom="0.0402in" style:contextual-spacing="false" fo:line-height="110%" fo:hyphenation-ladder-count="no-limit" fo:hyphenation-keep="auto" loext:hyphenation-keep-type="column" fo:text-indent="0in" style:auto-text-indent="false" fo:break-before="page" fo:background-color="transparent">
        <style:tab-stops/>
      </style:paragraph-properties>
      <style:text-properties officeooo:paragraph-rsid="0037d599" fo:hyphenate="false" fo:hyphenation-remain-char-count="2" fo:hyphenation-push-char-count="2" loext:hyphenation-no-caps="false" loext:hyphenation-no-last-word="false" loext:hyphenation-word-char-count="no-limit" loext:hyphenation-zone="no-limit"/>
    </style:style>
    <style:style style:name="P8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text-overline-style="none" style:text-overline-color="font-color"/>
    </style:style>
    <style:style style:name="P84" style:family="paragraph" style:parent-style-name="Standard">
      <style:text-properties officeooo:rsid="004b5a86" officeooo:paragraph-rsid="004b5a86"/>
    </style:style>
    <style:style style:name="P85" style:family="paragraph">
      <loext:graphic-properties draw:fill="solid" draw:fill-color="#1f1a17" draw:opacity="100%"/>
    </style:style>
    <style:style style:name="P86" style:family="paragraph">
      <loext:graphic-properties draw:fill="solid" draw:fill-color="#76b900" draw:opacity="100%"/>
    </style:style>
    <style:style style:name="P87" style:family="paragraph">
      <loext:graphic-properties draw:fill="solid" draw:fill-color="#afafaf" draw:opacity="100%"/>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16pt" style:font-size-asian="16pt" style:font-size-complex="16pt"/>
    </style:style>
    <style:style style:name="T3" style:family="text">
      <style:text-properties fo:font-size="21pt" style:font-size-asian="21pt" style:font-size-complex="21pt"/>
    </style:style>
    <style:style style:name="T4" style:family="text">
      <style:text-properties fo:font-weight="bold" style:font-weight-asian="bold" style:font-weight-complex="bold"/>
    </style:style>
    <style:style style:name="T5" style:family="text">
      <style:text-properties style:font-name="Calibri"/>
    </style:style>
    <style:style style:name="T6" style:family="text">
      <style:text-properties style:font-name="Calibri" officeooo:rsid="0042e605"/>
    </style:style>
    <style:style style:name="T7" style:family="text">
      <style:text-properties style:font-name="Calibri" officeooo:rsid="004495fd"/>
    </style:style>
    <style:style style:name="T8" style:family="text">
      <style:text-properties officeooo:rsid="004b5a86"/>
    </style:style>
    <style:style style:name="T9" style:family="text">
      <style:text-properties style:font-name="Calibri" officeooo:rsid="004b5a86"/>
    </style:style>
    <style:style style:name="T10" style:family="text">
      <style:text-properties fo:font-size="18pt" style:font-size-asian="18pt" style:font-size-complex="18pt"/>
    </style:style>
    <style:style style:name="T11" style:family="text">
      <style:text-properties style:font-name="Calibri" fo:font-size="14pt" officeooo:rsid="001a751d" style:font-size-asian="14pt" style:font-size-complex="14pt"/>
    </style:style>
    <style:style style:name="T12" style:family="text">
      <style:text-properties officeooo:rsid="001d9e3e"/>
    </style:style>
    <style:style style:name="T13" style:family="text">
      <style:text-properties fo:color="#3e762a" loext:opacity="100%" officeooo:rsid="001a751d"/>
    </style:style>
    <style:style style:name="T14" style:family="text">
      <style:text-properties fo:color="#000000" loext:opacity="100%" officeooo:rsid="001a751d"/>
    </style:style>
    <style:style style:name="T15" style:family="text">
      <style:text-properties fo:color="#3e762a" loext:opacity="100%" officeooo:rsid="0021a575"/>
    </style:style>
    <style:style style:name="T16" style:family="text">
      <style:text-properties fo:color="#3e762a" loext:opacity="100%" fo:font-weight="normal" officeooo:rsid="001a751d" style:font-weight-asian="normal" style:font-weight-complex="normal"/>
    </style:style>
    <style:style style:name="T17" style:family="text">
      <style:text-properties fo:font-size="12pt" officeooo:rsid="001a751d" style:font-size-asian="12pt" style:font-size-complex="12pt"/>
    </style:style>
    <style:style style:name="T18" style:family="text">
      <style:text-properties fo:color="#000000" loext:opacity="100%" fo:font-size="12pt" officeooo:rsid="001a751d" style:font-size-asian="12pt" style:font-size-complex="12pt"/>
    </style:style>
    <style:style style:name="T19" style:family="text">
      <style:text-properties style:font-name="Calibri" fo:font-size="14pt" officeooo:rsid="003d87a1" style:font-size-asian="14pt" style:font-size-complex="14pt"/>
    </style:style>
    <style:style style:name="T20" style:family="text">
      <style:text-properties style:font-name="Calibri" fo:font-size="14pt" officeooo:rsid="0042e605" style:font-size-asian="14pt" style:font-size-complex="14pt"/>
    </style:style>
    <style:style style:name="T21" style:family="text">
      <style:text-properties style:font-name="Calibri" fo:font-size="12pt" style:font-size-asian="12pt" style:font-size-complex="12pt"/>
    </style:style>
    <style:style style:name="T22" style:family="text">
      <style:text-properties fo:color="#3e762a" loext:opacity="100%" style:font-name="Calibri" fo:font-size="12pt" fo:font-style="normal" fo:font-weight="normal" officeooo:rsid="001a751d" style:font-size-asian="12pt" style:font-style-asian="normal" style:font-weight-asian="normal" style:font-size-complex="12pt" style:font-style-complex="normal" style:font-weight-complex="normal"/>
    </style:style>
    <style:style style:name="T23" style:family="text">
      <style:text-properties style:font-name="Calibri" fo:font-size="18pt" officeooo:rsid="0024bc7d" style:font-size-asian="18pt" style:font-size-complex="18pt"/>
    </style:style>
    <style:style style:name="T24" style:family="text">
      <style:text-properties style:font-name="Calibri" fo:font-size="18pt" style:font-size-asian="18pt" style:font-size-complex="18pt"/>
    </style:style>
    <style:style style:name="T25" style:family="text">
      <style:text-properties style:font-name="Calibri" fo:font-size="11pt" fo:font-weight="normal" style:font-size-asian="11pt" style:font-weight-asian="normal" style:font-size-complex="11pt" style:font-weight-complex="normal"/>
    </style:style>
    <style:style style:name="T26" style:family="text">
      <style:text-properties style:font-name="Calibri" fo:font-size="11pt" fo:font-weight="normal" officeooo:rsid="00266e38" style:font-size-asian="11pt" style:font-weight-asian="normal" style:font-size-complex="11pt" style:font-weight-complex="normal"/>
    </style:style>
    <style:style style:name="T27" style:family="text">
      <style:text-properties style:font-name="Calibri" fo:font-size="11pt" style:font-size-asian="11pt" style:font-size-complex="11pt"/>
    </style:style>
    <style:style style:name="T28" style:family="text">
      <style:text-properties officeooo:rsid="00266e38"/>
    </style:style>
    <style:style style:name="T29" style:family="text">
      <style:text-properties officeooo:rsid="002c1fa2"/>
    </style:style>
    <style:style style:name="T30" style:family="text">
      <style:text-properties officeooo:rsid="0029f2b4"/>
    </style:style>
    <style:style style:name="T31" style:family="text">
      <style:text-properties style:font-name="Calibri" fo:font-size="11pt" fo:font-weight="normal" officeooo:rsid="002c1fa2" style:font-size-asian="11pt" style:font-weight-asian="normal" style:font-size-complex="11pt" style:font-weight-complex="normal"/>
    </style:style>
    <style:style style:name="T32" style:family="text">
      <style:text-properties fo:color="#3e762a" loext:opacity="100%" style:font-name="Calibri" officeooo:rsid="00310629"/>
    </style:style>
    <style:style style:name="T33" style:family="text">
      <style:text-properties fo:color="#3e762a" loext:opacity="100%" style:font-name="Calibri" officeooo:rsid="0031b5de"/>
    </style:style>
    <style:style style:name="T34" style:family="text">
      <style:text-properties style:font-name="Calibri" fo:font-size="11pt" fo:font-weight="normal" officeooo:rsid="0036166d" style:font-size-asian="11pt" style:font-weight-asian="normal" style:font-size-complex="11pt" style:font-weight-complex="normal"/>
    </style:style>
    <style:style style:name="T35" style:family="text">
      <style:text-properties officeooo:rsid="002d6af2"/>
    </style:style>
    <style:style style:name="T36" style:family="text">
      <style:text-properties officeooo:rsid="002f5f2d"/>
    </style:style>
    <style:style style:name="T37" style:family="text">
      <style:text-properties fo:color="#3e762a" loext:opacity="100%" style:font-name="Calibri" fo:font-size="14pt" officeooo:rsid="00310629" style:font-size-asian="14pt" style:font-size-complex="14pt"/>
    </style:style>
    <style:style style:name="T38" style:family="text">
      <style:text-properties fo:color="#3e762a" loext:opacity="100%" style:font-name="Calibri" fo:font-size="12pt" style:font-size-asian="12pt" style:font-size-complex="12pt"/>
    </style:style>
    <style:style style:name="T39" style:family="text">
      <style:text-properties style:font-name="Calibri" fo:font-size="12pt" style:text-underline-style="solid" style:text-underline-width="auto" style:text-underline-color="font-color" fo:font-weight="normal" style:font-size-asian="12pt" style:font-weight-asian="normal" style:font-size-complex="12pt" style:font-weight-complex="normal"/>
    </style:style>
    <style:style style:name="T40" style:family="text">
      <style:text-properties style:font-name="Calibri" fo:font-size="12pt" style:text-underline-style="solid" style:text-underline-width="auto" style:text-underline-color="font-color" style:font-size-asian="12pt" style:font-size-complex="12pt"/>
    </style:style>
    <style:style style:name="T41" style:family="text">
      <style:text-properties style:font-name="Calibri" fo:font-size="12pt" fo:font-weight="bold" style:font-size-asian="12pt" style:font-weight-asian="bold" style:font-size-complex="12pt" style:font-weight-complex="bold"/>
    </style:style>
    <style:style style:name="T42" style:family="text">
      <style:text-properties fo:font-size="18pt" officeooo:rsid="0046d774" style:font-size-asian="18pt" style:font-size-complex="18pt"/>
    </style:style>
    <style:style style:name="T43" style:family="text">
      <style:text-properties fo:color="#3e762a" loext:opacity="100%" style:font-name="Calibri" fo:font-size="14pt" officeooo:rsid="004a07bc" style:font-size-asian="14pt" style:font-size-complex="14pt"/>
    </style:style>
    <style:style style:name="T44" style:family="text">
      <style:text-properties fo:color="#3e762a" loext:opacity="100%" style:font-name="Calibri" fo:font-size="14pt" officeooo:rsid="001a751d" style:font-size-asian="14pt" style:font-size-complex="14pt"/>
    </style:style>
    <style:style style:name="T45" style:family="text">
      <style:text-properties fo:color="#3e762a" loext:opacity="100%" style:font-name="Calibri" fo:font-size="14pt" officeooo:rsid="0046d774" style:font-size-asian="14pt" style:font-size-complex="14pt"/>
    </style:style>
    <style:style style:name="T46" style:family="text">
      <style:text-properties fo:color="#000000" loext:opacity="100%" style:font-name="Calibri" fo:font-size="12pt" officeooo:rsid="0046d774" style:font-size-asian="12pt" style:font-size-complex="12pt"/>
    </style:style>
    <style:style style:name="T47" style:family="text">
      <style:text-properties fo:color="#000000" loext:opacity="100%" style:font-name="Calibri" fo:font-size="12pt" fo:font-weight="normal" officeooo:rsid="0046d774" style:font-size-asian="12pt" style:font-weight-asian="normal" style:font-size-complex="12pt" style:font-weight-complex="normal"/>
    </style:style>
    <style:style style:name="T48" style:family="text">
      <style:text-properties fo:color="#3e762a" loext:opacity="100%" fo:font-size="14pt" officeooo:rsid="004a07bc" style:font-size-asian="14pt" style:font-size-complex="14pt"/>
    </style:style>
    <style:style style:name="T49" style:family="text">
      <style:text-properties fo:color="#3e762a" loext:opacity="100%" fo:font-size="14pt" officeooo:rsid="004731b1" style:font-size-asian="14pt" style:font-size-complex="14pt"/>
    </style:style>
    <style:style style:name="T50" style:family="text">
      <style:text-properties fo:color="#3e762a" loext:opacity="100%" style:font-name="Calibri" fo:font-size="14pt" officeooo:rsid="00490989" style:font-size-asian="14pt" style:font-size-complex="14pt"/>
    </style:style>
    <style:style style:name="Sect1" style:family="section">
      <style:section-properties style:editable="false">
        <style:columns fo:column-count="1" fo:column-gap="0in"/>
      </style:section-properties>
    </style:style>
    <text:list-style style:name="L1">
      <text:list-level-style-number text:level="1" loext:num-list-format=" %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style:writing-mode="lr-tb" loext:decorative="false" style:run-through="back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solid" svg:stroke-width="0.0071in" svg:stroke-color="#549e39" svg:stroke-opacity="100%" draw:stroke-linejoin="round" svg:stroke-linecap="butt" draw:fill="none" fo:min-height="0in" fo:min-width="0in" fo:padding-top="-0.0035in" fo:padding-bottom="-0.0035in" fo:padding-left="-0.0035in" fo:padding-right="-0.0035in" loext:decorative="false" style:run-through="background"/>
    </style:style>
    <style:style style:name="gr3" style:family="graphic">
      <style:graphic-properties style:writing-mode="lr-tb" loext:decorative="false"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4" style:family="graphic">
      <style:graphic-properties draw:stroke="none" draw:fill="solid" draw:fill-color="#1f1a17" draw:opacity="100%" fo:min-height="0in" fo:min-width="0in" loext:decorative="false" style:run-through="background"/>
    </style:style>
    <style:style style:name="gr5" style:family="graphic">
      <style:graphic-properties draw:stroke="none" draw:fill="solid" draw:fill-color="#76b900" draw:opacity="100%" fo:min-height="0in" fo:min-width="0in" loext:decorative="false" style:run-through="background"/>
    </style:style>
    <style:style style:name="gr6" style:family="graphic">
      <style:graphic-properties draw:stroke="none" draw:fill="solid" draw:fill-color="#afafaf" draw:opacity="100%" fo:min-height="0in" fo:min-width="0in"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text:p>
      <text:p text:style-name="P2"/>
      <text:p text:style-name="P3"/>
      <text:p text:style-name="P3"/>
      <text:p text:style-name="P3"/>
      <text:p text:style-name="P3"/>
      <text:p text:style-name="P3"/>
      <text:p text:style-name="P4"><text:span text:style-name="T1">Prüfungsleistung</text:span> </text:p>
      <text:p text:style-name="P4"><text:span text:style-name="T2">AWE Tutor*innenqualifizierung</text:span><text:span text:style-name="T3"> </text:span></text:p>
      <text:p text:style-name="P4"><text:span text:style-name="T3"/></text:p>
      <text:p text:style-name="P5"/>
      <text:p text:style-name="P5"/>
      <text:p text:style-name="P5">Themen:</text:p>
      <text:p text:style-name="P6">Reflexion</text:p>
      <text:p text:style-name="P7">Lehrplan erstellung</text:p>
      <text:p text:style-name="P7">Lehrveranstaltung durchführung</text:p>
      <text:p text:style-name="P7">Lehrveranstatlung beobachtung</text:p>
      <text:p text:style-name="P8"/>
      <text:p text:style-name="P8"/>
      <text:p text:style-name="P8"/>
      <text:p text:style-name="P9"><text:span text:style-name="T4">Name:</text:span> Rafaat Choki</text:p>
      <text:p text:style-name="P9"><text:span text:style-name="T4">Matr-Nr:</text:span> 590146</text:p>
      <text:p text:style-name="P10">Inhaltsverzeichnis</text:p>
      <text:p text:style-name="P11"><draw:g text:anchor-type="as-char" draw:z-index="16" draw:name="Group 62591" draw:style-name="gr1"><draw:custom-shape draw:name="Shape 3" draw:style-name="gr2" draw:text-style-name="P12" svg:width="6.9004in" svg:height="0.0012in" svg:x="0in" svg:y="0in"><text:p/><draw:enhanced-geometry svg:viewBox="0 0 5760085 0"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custom-shape draw:name="Shape 4" draw:style-name="gr2" draw:text-style-name="P12" svg:width="6.9004in" svg:height="0.0012in" svg:x="0in" svg:y="0in"><text:p/><draw:enhanced-geometry svg:viewBox="0 0 5760085 0"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g></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Deckblatt<text:tab/>1</text:p>
          <text:p text:style-name="P13">Inhaltsverzeichnis<text:tab/>2</text:p>
          <text:p text:style-name="P14"><text:a xlink:type="simple" xlink:href="#__RefHeading___Toc1478_1503602023" text:style-name="Index_20_Link" text:visited-style-name="Index_20_Link"><text:span text:style-name="T5">1 Reflexion<text:tab/>3</text:span></text:a></text:p>
          <text:p text:style-name="P15"><text:span text:style-name="T6">1.1. Sitzung 1 (25.10)</text:span><text:a xlink:type="simple" xlink:href="#__RefHeading___Toc1480_1503602023" text:style-name="Index_20_Link" text:visited-style-name="Index_20_Link"><text:span text:style-name="T5"><text:tab/>3</text:span></text:a><text:span text:style-name="T5">-</text:span><text:span text:style-name="T6">4</text:span></text:p>
          <text:p text:style-name="P16">1.2. Sitzung 2 (26.10)<text:tab/>4-5</text:p>
          <text:p text:style-name="P16">1.3. Sitzung 3 (08.11)<text:tab/>5-7</text:p>
          <text:p text:style-name="P16">1.4. Sitzung 4 (22.11)<text:tab/>7-8</text:p>
          <text:p text:style-name="P17"><text:a xlink:type="simple" xlink:href="#__RefHeading___Toc1482_1503602023" text:style-name="Index_20_Link" text:visited-style-name="Index_20_Link"><text:span text:style-name="T5">2 Lehrplan erstellen<text:tab/>9</text:span></text:a></text:p>
          <text:p text:style-name="P17"><text:a xlink:type="simple" xlink:href="#__RefHeading___Toc1484_1503602023" text:style-name="Index_20_Link" text:visited-style-name="Index_20_Link"><text:span text:style-name="T5">3 Tutorium planen, durchführen und Feedback geben<text:tab/>10</text:span></text:a></text:p>
          <text:p text:style-name="P15"><text:span text:style-name="T6">3.1. Lehrplan für die kurze Tutoriumseinheit</text:span><text:a xlink:type="simple" xlink:href="#__RefHeading___Toc1486_1503602023" text:style-name="Index_20_Link" text:visited-style-name="Index_20_Link"><text:span text:style-name="T5"><text:tab/>1</text:span></text:a><text:span text:style-name="T6">0</text:span></text:p>
          <text:p text:style-name="P18"><text:span text:style-name="T5">3.2. Reflexion der Tutorium</text:span><text:span text:style-name="T7">s</text:span><text:span text:style-name="T5">einheit<text:tab/></text:span><text:span text:style-name="T7">11</text:span></text:p>
          <text:p text:style-name="P19"><text:s text:c="7"/>a) Warum haben Sie sich für die gewählten Methoden entschieden?<text:tab/>11</text:p>
          <text:p text:style-name="P20"><text:s text:c="7"/>b) Welche Erkenntnisse/Potentiale/Herausforderungen haben sich bei der Planung Ihrer</text:p>
          <text:p text:style-name="P20"><text:s text:c="7"/>LV/Ihres Tutoriums allgemein und in der Gruppe ergeben?<text:tab/>12</text:p>
          <text:p text:style-name="P20"><text:s text:c="7"/>c) Welches Feedback geben Sie sich ganz individuell und Ihrer Gruppe in Bezug auf die</text:p>
          <text:p text:style-name="P20"><text:s text:c="7"/>Durchführung Ihrer LV/Ihres Tutoriums?<text:tab/>13</text:p>
          <text:p text:style-name="P20"><text:s text:c="7"/>d) Welche Erkenntnisse nehmen Sie für Ihre eigenen Veranstaltungen mit?<text:tab/>13</text:p>
          <text:p text:style-name="P21"><text:a xlink:type="simple" xlink:href="#__RefHeading___Toc1492_1503602023" text:style-name="Index_20_Link" text:visited-style-name="Index_20_Link">4 <text:span text:style-name="T8">Feedback</text:span><text:tab/>14</text:a></text:p>
          <text:p text:style-name="P21"><text:s text:c="5"/><text:span text:style-name="T8">4.1. Welche Einflussafaktoren gibt es?<text:tab/>14</text:span></text:p>
          <text:p text:style-name="P21"><text:s text:c="5"/><text:span text:style-name="T8">4.2. Welche Formen von Feedback gibt es?<text:tab/>14</text:span></text:p>
          <text:p text:style-name="P21"><text:s text:c="5"/><text:span text:style-name="T8">4.3. Wie kann man konstruktiv Feedback geben und annehmen?<text:tab/>14</text:span></text:p>
          <text:p text:style-name="P17"><text:span text:style-name="T9">5</text:span><text:a xlink:type="simple" xlink:href="#__RefHeading___Toc1492_1503602023" text:style-name="Index_20_Link" text:visited-style-name="Index_20_Link"><text:span text:style-name="T5"> Beobachtungsaufgabe<text:tab/>1</text:span></text:a><text:span text:style-name="T9">5</text:span></text:p>
        </text:index-body>
      </text:table-of-content>
      <text:h text:style-name="P22" text:outline-level="2"><text:bookmark-start text:name="__RefHeading___Toc1478_1503602023"/><text:span text:style-name="T10">Reflexion<text:line-break/></text:span><text:span text:style-name="T10"><draw:g text:anchor-type="as-char" draw:z-index="17" draw:name="Group 1" draw:style-name="gr1"><draw:custom-shape draw:name="Shape 5" draw:style-name="gr2" draw:text-style-name="P12" svg:width="6.7406in" svg:height="0.0012in" svg:x="0in" svg:y="0in"><text:p/><draw:enhanced-geometry svg:viewBox="0 0 5760085 0" draw:mirror-horizontal="false" draw:mirror-vertical="false"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custom-shape draw:name="Shape 6" draw:style-name="gr2" draw:text-style-name="P12" svg:width="6.7406in" svg:height="0.0012in" svg:x="0in" svg:y="0in"><text:p/><draw:enhanced-geometry svg:viewBox="0 0 5760085 0" draw:mirror-horizontal="false" draw:mirror-vertical="false"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g></text:span><text:span text:style-name="T10"><text:line-break/></text:span><text:bookmark-end text:name="__RefHeading___Toc1478_1503602023"/></text:h>
      <text:list xml:id="list3354845012" text:style-name="L1">
        <text:list-item>
          <text:list>
            <text:list-item>
              <text:p text:style-name="P23"><text:span text:style-name="T11">Sitzung 1 (25.10)</text:span></text:p>
              <text:p text:style-name="P24">a) Reflexion über mein eigenes Lernen: Gelungenes und mögliche Hindernisse</text:p>
            </text:list-item>
          </text:list>
        </text:list-item>
      </text:list>
      <text:p text:style-name="P25">Mir ist es leichtgefallen, mich durch den Workshop-Charakter der Veranstaltung zu motivieren. Da ich momentan an mehreren Veranstaltungen mit einem ähnlichen Workshop-Format teilnehme, war ich bereits mit dem Ansatz vertraut, was den Einstieg erleichterte. Der interaktive Aufbau des Workshops hat es mir leicht gemacht, aktiv mitzumachen und mich voll in die Kleingruppenarbeit einzubringen. Besonders hilfreich war die offene und respektvolle Atmosphäre in den Kleingruppen, die ein harmonisches Arbeitsklima schuf und mir das Präsentieren eigener Ideen erleichterte. Dank der positiven und unterstützenden Haltung aller Teilnehmer*innen konnte ich ohne Hemmungen Beiträge leisten und Ideen einbringen. In früheren Gruppenerfahrungen habe ich oft erlebt, dass sich einige Mitglieder eher zurückziehen und weniger aktiv teilnehmen. In dieser Veranstaltung hingegen waren alle Mitglieder engagiert, was die Zusammenarbeit sehr produktiv und anregend gestaltete.</text:p>
      <text:p text:style-name="P25">Es gab jedoch auch einige Herausforderungen, die meinen Lernprozess beeinflussten. Eine Schwierigkeit war, dass ich parallel zu dieser Veranstaltung eine weitere Online-Veranstaltung hatte, was meine Aufmerksamkeit in den ersten Phasen der Sitzung beeinträchtigte. Außerdem war es für mich anstrengend, da ich bereits früh um 5:30 Uhr aufstehen musste, um rechtzeitig zur Veranstaltung um 8 Uhr in der Hochschule zu sein. Dieser frühe Start beeinflusste meine Konzentration gegen Ende des Workshops, sodass ich spürte, wie meine Energie allmählich nachließ. Ich plane jedoch, diese Herausforderungen in Zukunft anzugehen, indem ich die Veranstaltung auf den Montag verschiebe, um eine bessere Konzentration zu gewährleisten. Eine weitere Erkenntnis, die ich für mein eigenes Lernen mitnehme, ist die Wichtigkeit, Notizen während der Veranstaltung direkt mitzuschreiben. Das erleichtert nicht nur das Verfassen späterer Reflexionen, sondern hilft auch, Informationen besser zu verinnerlichen. Dies werde ich in zukünftigen Sitzungen konsequent umsetzen.</text:p>
      <text:h text:style-name="P26" text:outline-level="3"><text:bookmark-start text:name="__RefHeading___Toc1480_1503602023"/>b) Erkenntnisse und Methoden für die eigene Lehrveranstaltung<text:bookmark-end text:name="__RefHeading___Toc1480_1503602023"/></text:h>
      <text:p text:style-name="P25">Durch die Veranstaltung habe ich einige nützliche Methoden kennengelernt, die ich in meine eigene Tutor*innenarbeit integrieren möchte. Eine wichtige Erkenntnis war, dass Gruppenarbeit nur dann sinnvoll ist, wenn die Aufgabenstellung dafür geeignet ist. Wenn eine Aufgabe sich nicht für Gruppenarbeit eignet, kann dies leicht zu Demotivation führen. Ich plane daher, in meinen eigenen Tutorien Aufgaben gezielt auszuwählen und zu prüfen, ob sie durch Gruppenarbeit bereichert werden können. Eine mögliche Methode, die ich anwenden möchte, ist das sogenannte „Pair Programming“, bei dem zwei Studierende gemeinsam an einer Aufgabe arbeiten. Dabei ist es wichtig, darauf zu <text:soft-page-break/>achten, dass die beiden Studierenden ähnliche Vorkenntnisse haben, um ein ausgeglichenes Team zu schaffen. Dieses Konzept fördert nicht nur die Zusammenarbeit, sondern auch den Austausch von Wissen und Strategien, was den Lernprozess unterstützt.</text:p>
      <text:p text:style-name="P25">Eine weitere Idee, die ich aus der Veranstaltung mitgenommen habe, ist das Einbinden von Aufgaben an der Tafel, bei denen Studierende ihre Lösungsansätze öffentlich präsentieren. Ich stelle mir vor, zwei Gruppen à zwei Studierenden zu bilden, die eine Aufgabe in begrenzter Zeit an der Tafel lösen sollen. Danach vergleichen die Gruppen ihre Lösungsansätze, wodurch alle von den unterschiedlichen Herangehensweisen lernen können. Dieser Ansatz könnte Studierende dazu motivieren, ihre Strategien weiterzuentwickeln und ihre Lösungsansätze effektiver zu gestalten. Auch eine gewisse spielerische Leichtigkeit, die ich in der Veranstaltung erleben durfte, möchte ich in meinen Tutorien bewahren. Ich plane, das Lernerlebnis weniger formal und eher praxisorientiert zu gestalten, um eine entspannte Atmosphäre zu schaffen, die den Studierenden den Druck nimmt und ihre Motivation fördert.</text:p>
      <text:p text:style-name="P25"/>
      <text:list text:continue-numbering="true" text:style-name="L1">
        <text:list-item>
          <text:list>
            <text:list-item>
              <text:p text:style-name="P27">Sitzung <text:span text:style-name="T12">2</text:span> (2<text:span text:style-name="T12">6</text:span>.10) <text:s/></text:p>
            </text:list-item>
          </text:list>
        </text:list-item>
      </text:list>
      <text:p text:style-name="P28"><text:span text:style-name="T13">a) Reflexion über mein eigenes Lernen: Gelungenes und mögliche Hindernisse<text:line-break/></text:span><text:span text:style-name="T14">Diese Sitzung hat mir besonders gut gefallen, da ich bisher wenig Erfahrung mit der Einbindung von Körperarbeit in den Lehr- und Lernprozess hatte. Es ist mir gelungen, mich auf die verschiedenen Übungen wie den Bodyscan und die Geh-Meditation gut einzulassen. Diese Übungen halfen mir dabei, meine Wahrnehmung zu schärfen und im Moment präsent zu sein. Besonders die achtsame Wahrnehmung meines Körpers und meiner Atmung unterstützte mich dabei, meine Konzentration zu verbessern und mich bewusster im Raum zu bewegen. Ich merkte deutlich, wie stark die Körperhaltung meine Präsenz beim Sprechen beeinflusst.</text:span></text:p>
      <text:p text:style-name="P29">Was mir leichtfiel, war das bewusste Wahrnehmen meiner Atmung und meiner Körperhaltung. Eine ruhige, tiefe Atmung sowie eine offene Körperhaltung gaben mir das Gefühl von Sicherheit und halfen mir, mich vor der Gruppe wohler zu fühlen. Diese Erfahrung zeigte mir, wie stark körperliche Entspannung mit mentaler Präsenz zusammenhängt. Auch das Tanzen, das uns dazu brachte, „aus dem Kopf in den Körper zu kommen“, war für mich eine wertvolle Übung. Es half mir zu verstehen, wie wichtig es ist, sich physisch zu lockern, um auch mental präsenter zu sein.</text:p>
      <text:p text:style-name="P29">Ein Hindernis war der Beginn der Sitzung, als ich Schwierigkeiten hatte, meine alltäglichen Gedanken auszublenden. Die Achtsamkeitsübungen erforderten eine hohe Konzentration, was anfangs ungewohnt war. Ich war oft abgelenkt, aber mit der Zeit gelang es mir besser, den Fokus auf die Übungen zu richten und sie effektiver zu nutzen. Besonders das freie Tanzen und mich vor anderen zu bewegen, fiel mir anfangs schwer, da ich mich gehemmt fühlte. Mit der Zeit ließ dieses Gefühl jedoch <text:soft-page-break/>nach, und ich wurde entspannter. Dennoch habe ich erkannt, dass ich noch an meiner Lockerheit arbeiten möchte, um in solchen Übungen weniger zurückhaltend zu sein.</text:p>
      <text:p text:style-name="P29">Zusätzlich haben wir eine Übung durchgeführt, bei der wir etwas vor der Gruppe präsentieren sollten, während wir auf Aspekte wie Körperhaltung, Atmung und Stimme achteten. Dies fiel mir leicht, da ich derzeit ein Modul namens „Präsentation und Moderation“ belege, das genau diese Inhalte behandelt. Es machte Spaß, in einer kleinen Gruppe zu üben, Feedback zu bekommen und selbst welches zu geben.</text:p>
      <text:p text:style-name="P30"><text:span text:style-name="T13"><text:line-break/></text:span><text:span text:style-name="T15">b</text:span><text:span text:style-name="T13">) </text:span><text:span text:style-name="T16">Erkenntnisse und Methoden für die eigene Lehrveranstaltung</text:span></text:p>
      <text:p text:style-name="P31">Ich habe beschlossen, den Bodyscan vor meiner ersten Lehrveranstaltung auszuprobieren, um meine Nervosität zu reduzieren und mit einem klaren Kopf zu starten. Besonders wenn ich die Studierenden noch nicht kenne, kann mir diese Methode helfen, ruhiger und fokussierter aufzutreten.</text:p>
      <text:p text:style-name="P29">Die Methode des „Stimmungsbarometers“ werde ich in meinen Tutorien verwenden, um schnell Feedback zur Stimmung oder dem Verständnis der Gruppe zu bekommen. Diese Methode ist unkompliziert und gibt mir die Möglichkeit, flexibel auf die Bedürfnisse der Studierenden einzugehen, während sie gleichzeitig eine kurze Bewegungspause bekommen.</text:p>
      <text:p text:style-name="P29">Der bewusste Einsatz von Körpersprache und Atmung ist eine weitere wichtige Erkenntnis aus dieser Sitzung. Ich werde darauf achten, eine offene Haltung und ruhige Atmung beizubehalten, um vor der Gruppe präsenter und selbstsicherer zu wirken.</text:p>
      <text:p text:style-name="P29">Zudem werde ich mehr Aufmerksamkeit auf die Einführungs- und Abschlussphasen meiner Tutorien legen. Zu Beginn möchte ich klären, welche Themen die Studierenden bereits verstanden haben oder ob es spezifische Fragen gibt. Am Ende werde ich die prüfungsrelevanten Themen besprechen und auf die Praxisrelevanz des Lernstoffs hinweisen, um den Inhalt greifbarer und motivierender zu gestalten.</text:p>
      <text:p text:style-name="P29"/>
      <text:list text:continue-numbering="true" text:style-name="L1">
        <text:list-item>
          <text:list>
            <text:list-item>
              <text:p text:style-name="P32">Sitzung 3 (08.11)<text:line-break/><text:line-break/><text:span text:style-name="T17">a) Reflexion über mein eigenes Lernen: Gelungenes und mögliche Hindernisse</text:span></text:p>
            </text:list-item>
          </text:list>
        </text:list-item>
      </text:list>
      <text:p text:style-name="P33">Leider konnte ich aufgrund von Verpflichtungen zuhause nicht vollständig an dieser Online-Sitzung teilnehmen. Die Zeichenübung, in der eine Person ein Bild beschreiben musste, während die andere es ohne Rückfragen zeichnete, war dennoch besonders lehrreich. Diese Übung zeigte mir, wie leicht Missverständnisse entstehen können, wenn klare Kommunikation fehlt, und wie schnell Unklarheiten im Lernprozess zu Verständnislücken führen.</text:p>
      <text:p text:style-name="P34"><text:span text:style-name="T14"/></text:p>
      <text:p text:style-name="P34"><text:soft-page-break/><text:span text:style-name="T14">Das Gefühl, das ich bei dieser Aufgabe hatte, kenne ich auch aus Lehrveranstaltungen: Ein kurzer Moment der Unaufmerksamkeit reicht aus, um wichtige Informationen zu verpassen, und es wird schwer, den Anschluss wiederzufinden. Die Übung war eine hilfreiche Erinnerung daran, wie wichtig es ist, regelmäßig zu überprüfen, ob die Studierenden den Lernstoff noch nachvollziehen können. Dadurch wird die Perspektive der Lernenden verstärkt einbezogen, was die Kommunikation von Anfang an klarer und verständlicher macht.</text:span></text:p>
      <text:p text:style-name="P33">Besonders wertvoll war für mich die Erkenntnis, dass die Art und Weise, wie ich Feedback einhole, entscheidend ist. Einfach zu fragen, ob die Studierenden etwas verstanden haben, reicht oft nicht aus. Detailliertere Rückfragen und konkrete Überprüfungen fördern eine offene Kommunikation und verhindern, dass Studierende Wissenslücken verschweigen. Das Einholen von Feedback sollte daher gezielt erfolgen, um Missverständnisse früh zu erkennen und Anpassungen im Lehrablauf rechtzeitig vorzunehmen.</text:p>
      <text:p text:style-name="P35"><text:span text:style-name="T14"/></text:p>
      <text:p text:style-name="P36">b) Erkenntnisse und Methoden für die eigene Lehrveranstaltung</text:p>
      <text:p text:style-name="P37">Diese Sitzung hat mir gezeigt, dass ich in meinen Tutorien stärker auf gezielte Rückmeldungen achten sollte. Wissen zu vermitteln erfordert mehr als nur die reine Weitergabe von Informationen; es geht darum, sicherzustellen, dass die Inhalte tatsächlich so verstanden werden, wie sie gemeint sind. Für meine eigene Lehrpraxis nehme ich mir vor, visuelle und interaktive Methoden zu integrieren, die die Kommunikation erleichtern und das Verständnis stärken.</text:p>
      <text:p text:style-name="P38">Die Zeichenübung hat verdeutlicht, wie schnell Missverständnisse in der Kommunikation auftreten können. Bereits kleine Unklarheiten in der Beschreibung können dazu führen, dass das Verständnis verloren geht. In meinen Tutorien werde ich Studierende daher ermutigen, selbstständig das Erklärte zusammenzufassen und in eigenen Worten wiederzugeben. Dies schafft Transparenz darüber, wie gut der Stoff angekommen ist, und erlaubt mir, Unklarheiten gezielt auszuräumen.</text:p>
      <text:p text:style-name="P38">Ein weiterer Ansatz ist die regelmäßige Überprüfung des Verständnisses der Gruppe durch verschiedene Methoden. Das „Stimmungsbarometer“ aus der vorherigen Sitzung bietet eine einfache Möglichkeit, schnell die Stimmung oder das Verständnis der Gruppe abzufragen, und kann flexibel in meine Lehrpraxis eingebaut werden. Außerdem plane ich, nach komplexen Abschnitten gezielt „Check-ins“ einzubauen, bei denen Studierende in kleinen Gruppen die zentralen Punkte des Themas besprechen. Diese Methode gibt mir einen guten Überblick über den Verständnisstand und hilft mir, bei Bedarf die Erklärungen anzupassen.</text:p>
      <text:p text:style-name="P38">Schließlich hat mir die Sitzung verdeutlicht, dass Kommunikation ein Prozess mit mehreren möglichen Stolpersteinen ist, die zu Missverständnissen führen können. Damit die Studierenden nicht den Überblick verlieren, werde ich meine Inhalte strukturiert aufbauen und ihnen klare Orientierungspunkte bieten. Dabei wird es hilfreich sein, regelmäßig Zusammenfassungen einzubetten, um zu zeigen, wie jeder Abschnitt zum Gesamtverständnis beiträgt.</text:p>
      <text:p text:style-name="P34"><text:soft-page-break/><text:span text:style-name="T14"/></text:p>
      <text:p text:style-name="P38">Insgesamt hat mir die Sitzung wichtige Impulse gegeben, wie ich die Feedbackkultur und die Klarheit meiner Erklärungen in der Lehrveranstaltung verbessern kann. Durch präzise Rückmeldungen, eine strukturierte Vermittlung und interaktive Methoden kann ich sicherstellen, dass die Studierenden gut begleitet werden und Verständnisprobleme frühzeitig erkannt werden.</text:p>
      <text:p text:style-name="P39"><text:span text:style-name="T18"/></text:p>
      <text:list xml:id="list183506896972913" text:continue-numbering="true" text:style-name="L1">
        <text:list-item>
          <text:list>
            <text:list-item>
              <text:p text:style-name="P40"><text:span text:style-name="T19">Sitzung 4 (2</text:span><text:span text:style-name="T20">2</text:span><text:span text:style-name="T19">.11)</text:span></text:p>
            </text:list-item>
          </text:list>
        </text:list-item>
      </text:list>
      <text:p text:style-name="P41">a) Reflexion über mein eigenes Lernen: Gelungenes und mögliche Hindernisse</text:p>
      <text:p text:style-name="Text_20_body"><text:span text:style-name="T21">Die Veranstaltung begann mit einer Einführung zu Moodle und den Möglichkeiten, die Plattform optimal zu nutzen. Besonders hilfreich waren die Präsentation gelungener und weniger gelungener Beispiele sowie die Vorstellung neuer Funktionen wie </text:span><text:span text:style-name="Strong_20_Emphasis"><text:span text:style-name="T21">Gamification-Elemente</text:span></text:span><text:span text:style-name="T21"> (z. B. Badges, Fortschrittstracker oder Level-Up-Funktionen). Solche Tools motivieren Studierende, insbesondere in meinem Programmier-Tutorium, da viele ohnehin Gamer sind. Die Möglichkeit, das Design übersichtlicher zu gestalten, etwa mit Kacheln, fand ich ebenfalls inspirierend. Da dieses Thema für mich relevant ist, fiel es mir leicht, aufmerksam zu bleiben und aktiv teilzunehmen.</text:span></text:p>
      <text:p text:style-name="P25">Die anschließende Recherche zu Herausforderungen in Tutorien und die Diskussion in Kleingruppen boten mir wertvolle Einsichten. Durch den Austausch mit anderen Teilnehmenden konnte ich neue Strategien entwickeln, um auf typische Probleme besser zu reagieren. Es war beruhigend, zu erfahren, dass viele Herausforderungen, die ich in meinem Tutorium erlebe, auch andere betreffen.</text:p>
      <text:p text:style-name="P42">Das abschließende Rollenspiel, bei dem Tutorien simuliert wurden, ermöglichte es mir, unterschiedliche Lehrmethoden in der Praxis zu erleben. Besonders spannend war es, zu sehen, wie andere Gruppen ihre Ansätze umsetzten, obwohl es mir bei weniger interessanten Themen manchmal schwerfiel, die Konzentration zu halten. Als ich schließlich selbst am Rollenspiel teilnahm, konnte ich Methoden testen, die ich in einer echten Veranstaltung bisher nicht ausprobiert hätte. Das Feedback meiner Kolleg*innen half mir, meine Ansätze zu überdenken und weiterzuentwickeln.</text:p>
      <text:p text:style-name="P42"/>
      <text:p text:style-name="P41">b) Erkenntnisse und Methoden für die eigene Lehrveranstaltung</text:p>
      <text:p text:style-name="P25">Die Einführung zu Moodle verdeutlichte mir, wie wichtig eine übersichtliche Gestaltung ist. Besonders motivierend fand ich Beispiele für innovative Funktionen wie Fortschrittstracker und Badges, die Studierende aktiv in den Lernprozess einbinden. Ich plane, meine Moodle-Seite neu zu strukturieren, etwa mit Kacheln, um Inhalte klarer zu präsentieren. Solche Anpassungen werden Studierenden helfen, ihren Lernfortschritt selbstständig zu organisieren und motiviert zu bleiben.</text:p>
      <text:p text:style-name="P25"><text:soft-page-break/>Aus der Diskussion zu Herausforderungen in Tutorien habe ich gelernt, wie wichtig eine klare Einführung ist. In meinen Veranstaltungen werde ich stärker darauf eingehen, warum die Themen relevant sind – sei es für die berufliche Praxis oder persönliche Entwicklung. Dies wird die Motivation der Studierenden steigern und die Anzahl an Störungen reduzieren.</text:p>
      <text:p text:style-name="P25">Ein häufiges Problem in meinen Tutorien betrifft dominante Teilnehmende, die andere durch ihr Vorwissen einschüchtern. Im Workshop lernte ich, wie ich diese Personen einbinden kann, indem ich sie ermutige, ihre Antworten in einfacher Sprache zu formulieren. Gleichzeitig werde ich mehr Zeit für ruhigere Studierende einplanen und kurze Denkpausen einführen, um allen die Möglichkeit zu geben, sich einzubringen.</text:p>
      <text:p text:style-name="Text_20_body"><text:span text:style-name="T21">Ein weiterer Aspekt, den ich mitnehme, ist die Nutzung verschiedener Medien. Die Kombination von Tafel, Papier und Beamer sorgt für Abwechslung und steigert die Aufmerksamkeit. Zusätzlich plane ich, Tools wie </text:span><text:span text:style-name="Strong_20_Emphasis"><text:span text:style-name="T21">Kahoot</text:span></text:span><text:span text:style-name="T21"> einzusetzen, um den Lernstand der Studierenden abzufragen. Dies gibt mir Rückmeldung über meine Lehrleistung und hilft den Teilnehmenden, ihre Schwächen zu identifizieren.</text:span></text:p>
      <text:p text:style-name="P25">Auch Bewegung und Dynamik spielen eine wichtige Rolle. Interaktionen wie das Arbeiten an der Tafel oder Rollenspiele helfen, die Aufmerksamkeit der Gruppe zu steigern. Humorvolle Elemente und eine abwechslungsreiche Stimmlage werde ich ebenfalls bewusster einsetzen, da sie die Atmosphäre auflockern und die Motivation fördern.</text:p>
      <text:p text:style-name="P25">Ein weiterer Punkt ist die technische Vorbereitung. Ich habe erkannt, wie wichtig es ist, alle Geräte und Materialien vor der Veranstaltung zu testen, um Zeitverluste durch technische Probleme zu vermeiden.</text:p>
      <text:p text:style-name="P25">Die zahlreichen Erkenntnisse aus der Veranstaltung helfen mir, meine Lehrmethoden abwechslungsreicher und effektiver zu gestalten. Eine strukturierte Moodle-Seite, vielfältige Medien und gezielte Interaktionen werden nicht nur das Lernen der Studierenden erleichtern, sondern auch deren Motivation und Engagement fördern.</text:p>
      <text:p text:style-name="P25"/>
      <text:p text:style-name="P43"><text:span text:style-name="T22"/></text:p>
      <text:p text:style-name="P44"/>
      <text:h text:style-name="P45" text:outline-level="2"><text:bookmark-start text:name="__RefHeading___Toc1482_1503602023"/><text:span text:style-name="T23">Lehrplan erstellen</text:span><text:span text:style-name="T24"><text:line-break/></text:span><draw:g text:anchor-type="as-char" draw:z-index="18" draw:name="Group 2" draw:style-name="gr1"><draw:custom-shape draw:name="Shape 7" draw:style-name="gr2" draw:text-style-name="P12" svg:width="6.7406in" svg:height="0.0012in" svg:x="0in" svg:y="0in"><text:p/><draw:enhanced-geometry svg:viewBox="0 0 5760085 0" draw:mirror-horizontal="false" draw:mirror-vertical="false"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custom-shape draw:name="Shape 8" draw:style-name="gr2" draw:text-style-name="P12" svg:width="6.7406in" svg:height="0.0012in" svg:x="0in" svg:y="0in"><text:p/><draw:enhanced-geometry svg:viewBox="0 0 5760085 0" draw:mirror-horizontal="false" draw:mirror-vertical="false"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g><text:bookmark-end text:name="__RefHeading___Toc1482_1503602023"/></text:h>
      <table:table table:name="Table1" table:style-name="Table1" table:template-name="Box List Green">
        <table:table-column table:style-name="Table1.A"/>
        <table:table-column table:style-name="Table1.B"/>
        <table:table-column table:style-name="Table1.C"/>
        <table:table-column table:style-name="Table1.D"/>
        <table:table-column table:style-name="Table1.A"/>
        <table:table-column table:style-name="Table1.F"/>
        <table:table-row>
          <table:table-cell table:style-name="Table1.A1" office:value-type="string">
            <text:p text:style-name="P46">Zeit </text:p>
          </table:table-cell>
          <table:table-cell table:style-name="Table1.B1" office:value-type="string">
            <text:p text:style-name="P46">Inhalt </text:p>
          </table:table-cell>
          <table:table-cell table:style-name="Table1.B1" office:value-type="string">
            <text:p text:style-name="P46">Ziel(e) </text:p>
          </table:table-cell>
          <table:table-cell table:style-name="Table1.B1" office:value-type="string">
            <text:p text:style-name="P46">Methoden </text:p>
          </table:table-cell>
          <table:table-cell table:style-name="Table1.B1" office:value-type="string">
            <text:p text:style-name="P46">Medien/Material </text:p>
          </table:table-cell>
          <table:table-cell table:style-name="Table1.F1" office:value-type="string">
            <text:p text:style-name="P46">Begründung </text:p>
          </table:table-cell>
        </table:table-row>
        <table:table-row table:style-name="Table1.2">
          <table:table-cell table:style-name="Table1.A2" office:value-type="string">
            <text:p text:style-name="P47"><text:span text:style-name="Strong_20_Emphasis"><text:span text:style-name="T25">0 – </text:span></text:span><text:span text:style-name="Strong_20_Emphasis"><text:span text:style-name="T26">5 </text:span></text:span><text:span text:style-name="Strong_20_Emphasis"><text:span text:style-name="T25">Min</text:span></text:span><text:span text:style-name="T27"> </text:span></text:p>
          </table:table-cell>
          <table:table-cell table:style-name="Table1.B2" office:value-type="string">
            <text:p text:style-name="P48">Einführung: Vorstellung der Tutoriumsleiter*in und des Tutoriums </text:p>
          </table:table-cell>
          <table:table-cell table:style-name="Table1.B2" office:value-type="string">
            <text:p text:style-name="P48">Die Studierenden lernen die Rolle und Bedeutung des Tutoriums kennen und schaffen Vertrauen</text:p>
          </table:table-cell>
          <table:table-cell table:style-name="Table1.B2" office:value-type="string">
            <text:p text:style-name="P48">Kurzvorstellung, offenes Gespräch </text:p>
          </table:table-cell>
          <table:table-cell table:style-name="Table1.B2" office:value-type="string">
            <text:p text:style-name="P48">-</text:p>
          </table:table-cell>
          <table:table-cell table:style-name="Table1.F2" office:value-type="string">
            <text:p text:style-name="P48">Die Studierenden sollen sich willkommen und sicher fühlen und verstehen, dass das Tutorium ein "Safe Space" ist. </text:p>
          </table:table-cell>
        </table:table-row>
        <table:table-row>
          <table:table-cell table:style-name="Table1.A3" office:value-type="string">
            <text:p text:style-name="P48"><text:span text:style-name="T28">5 </text:span>- <text:span text:style-name="T28">15</text:span> Min </text:p>
          </table:table-cell>
          <table:table-cell table:style-name="Table1.B3" office:value-type="string">
            <text:p text:style-name="P48">Ablauf und Struktur des Tutoriums, Wahl der Vorgehensweise (z. B. Themen der Vorlesung wiederholen, Aufgaben lösen) </text:p>
          </table:table-cell>
          <table:table-cell table:style-name="Table1.B3" office:value-type="string">
            <text:p text:style-name="P48">Studierende wissen, wie die Sitzungen strukturiert sind und können aktiv mitgestalten</text:p>
          </table:table-cell>
          <table:table-cell table:style-name="Table1.B3" office:value-type="string">
            <text:p text:style-name="P48">Vorstellung des Kursplans, Abstimmung </text:p>
          </table:table-cell>
          <table:table-cell table:style-name="Table1.B3" office:value-type="string">
            <text:p text:style-name="P48">Projektor, Abstimmungsfunktion digital </text:p>
          </table:table-cell>
          <table:table-cell table:style-name="Table1.F3" office:value-type="string">
            <text:p text:style-name="P48">Studierende sollen ein Mitspracherecht haben und die Möglichkeit, ihre Lernbedürfnisse einzubringen. </text:p>
          </table:table-cell>
        </table:table-row>
        <table:table-row>
          <table:table-cell table:style-name="Table1.A2" office:value-type="string">
            <text:p text:style-name="P48"><text:span text:style-name="T28">15</text:span> - <text:span text:style-name="T28">20</text:span> Min </text:p>
          </table:table-cell>
          <table:table-cell table:style-name="Table1.B2" office:value-type="string">
            <text:p text:style-name="P48">Inhalt und Aufbau des <text:span text:style-name="T28">Moodle Kurses</text:span> sowie Relevanz des <text:span text:style-name="T28">heutigen </text:span>Themas in der Praxis <text:span text:style-name="T28">und zukünftige Klausur</text:span></text:p>
          </table:table-cell>
          <table:table-cell table:style-name="Table1.B2" office:value-type="string">
            <text:p text:style-name="P48">Motivationsförderung durch Praxistransfer und Prüfungsrelevanz</text:p>
          </table:table-cell>
          <table:table-cell table:style-name="Table1.B2" office:value-type="string">
            <text:p text:style-name="P48">Vortrag, kurze Diskussion </text:p>
          </table:table-cell>
          <table:table-cell table:style-name="Table1.B2" office:value-type="string">
            <text:p text:style-name="P48">Projektor, <text:span text:style-name="T28">Moodle Kurs</text:span> </text:p>
          </table:table-cell>
          <table:table-cell table:style-name="Table1.F2" office:value-type="string">
            <text:p text:style-name="P48">Durch Praxisbezug wird den Studierenden die Bedeutung der Inhalte bewusst, was ihre Lernmotivation erhöht. </text:p>
          </table:table-cell>
        </table:table-row>
        <table:table-row>
          <table:table-cell table:style-name="Table1.A3" office:value-type="string">
            <text:p text:style-name="P48"><text:span text:style-name="T29">20</text:span> - <text:span text:style-name="T29">65</text:span> Min </text:p>
          </table:table-cell>
          <table:table-cell table:style-name="Table1.B3" office:value-type="string">
            <text:p text:style-name="P48">Bearbeitung einer Konsolenaufgabe: Jede*r Studierende erstellt eine Ausgabe mit Informationen zu sich selbst <text:s/></text:p>
          </table:table-cell>
          <table:table-cell table:style-name="Table1.B3" office:value-type="string">
            <text:p text:style-name="P48">Die Studierenden üben die ersten Inhalte der Vorlesung praktisch und bereiten sich auf die Interaktion mit anderen vor. </text:p>
          </table:table-cell>
          <table:table-cell table:style-name="Table1.B3" office:value-type="string">
            <text:p text:style-name="P48">Einzelarbeit </text:p>
          </table:table-cell>
          <table:table-cell table:style-name="Table1.B3" office:value-type="string">
            <text:p text:style-name="P48">Laptop, Entwicklungsumgebung, <text:span text:style-name="T30">Moodle</text:span></text:p>
          </table:table-cell>
          <table:table-cell table:style-name="Table1.F3" office:value-type="string">
            <text:p text:style-name="P48">Durch die Einzelarbeit lernen die Studierenden grundlegende Programmierbefehle und reflektieren ihre eigenen Fähigkeiten. Gleichzeitig bereiten sie eine kreative und persönliche Lösung für die Vorstellungsrunde vor. <text:s/></text:p>
          </table:table-cell>
        </table:table-row>
        <table:table-row>
          <table:table-cell table:style-name="Table1.A2" office:value-type="string">
            <text:p text:style-name="P48"><text:span text:style-name="T29">65</text:span> - <text:span text:style-name="T29">75</text:span> Min </text:p>
          </table:table-cell>
          <table:table-cell table:style-name="Table1.B2" office:value-type="string">
            <text:p text:style-name="P48">Vorstellung der individuellen Lösungen in Partnerarbeit, Austausch und Diskussion <text:s/></text:p>
          </table:table-cell>
          <table:table-cell table:style-name="Table1.B2" office:value-type="string">
            <text:p text:style-name="P48">Die Studierenden lernen sich durch Programmierlösungen kennen, üben Feedback zu geben und anzunehmen und entdecken verschiedene Lösungsansätze. <text:s/>Sie lassen sich dabei von den Ideen der anderen inspirieren. <text:s text:c="2"/></text:p>
          </table:table-cell>
          <table:table-cell table:style-name="Table1.B2" office:value-type="string">
            <text:p text:style-name="P49">Peer-Review, Peer-Feedback</text:p>
          </table:table-cell>
          <table:table-cell table:style-name="Table1.B2" office:value-type="string">
            <text:p text:style-name="P50">Laptop, <text:span text:style-name="T30">Entwicklungsumgebung</text:span></text:p>
          </table:table-cell>
          <table:table-cell table:style-name="Table1.F2" office:value-type="string">
            <text:p text:style-name="P48">Die Studierenden präsentieren ihre Lösungen und erkennen dabei die Vielfalt an möglichen Lösungswegen. Durch die Partnerarbeit vertiefen sie ihr Verständnis der Aufgabenlösung und üben eine wertvolle Feedbackkultur, sowohl im Geben als auch im Annehmen von Rückmeldungen . </text:p>
          </table:table-cell>
        </table:table-row>
        <table:table-row>
          <table:table-cell table:style-name="Table1.A3" office:value-type="string">
            <text:p text:style-name="P47"><text:span text:style-name="Strong_20_Emphasis"><text:span text:style-name="T31">75</text:span></text:span><text:span text:style-name="Strong_20_Emphasis"><text:span text:style-name="T25"> - 8</text:span></text:span><text:span text:style-name="Strong_20_Emphasis"><text:span text:style-name="T31">5</text:span></text:span><text:span text:style-name="Strong_20_Emphasis"><text:span text:style-name="T25"> Min</text:span></text:span><text:span text:style-name="T27"> </text:span></text:p>
          </table:table-cell>
          <table:table-cell table:style-name="Table1.B3" office:value-type="string">
            <text:p text:style-name="P48">Feedback und Diskussion im Plenum zu den verschiedenen Ansätzen <text:s/></text:p>
          </table:table-cell>
          <table:table-cell table:style-name="Table1.B3" office:value-type="string">
            <text:p text:style-name="P48">Förderung der Reflexion und des Verständnisses für verschiedene Lösungswege. <text:s/></text:p>
          </table:table-cell>
          <table:table-cell table:style-name="Table1.B3" office:value-type="string">
            <text:p text:style-name="P48">Plenumsdiskussion <text:s/></text:p>
          </table:table-cell>
          <table:table-cell table:style-name="Table1.B3" office:value-type="string">
            <text:p text:style-name="P48">Projektor, <text:span text:style-name="T30">Entwicklungsumgebung</text:span> </text:p>
          </table:table-cell>
          <table:table-cell table:style-name="Table1.F3" office:value-type="string">
            <text:p text:style-name="P51">Die gemeinsame Reflexion im Plenum regt zum Nachdenken über Alternativen an und fördert das Verständnis für unterschiedliche Herangehensweisen, was das Problemlösungsdenken schult.</text:p>
          </table:table-cell>
        </table:table-row>
        <table:table-row table:style-name="Table1.2">
          <table:table-cell table:style-name="Table1.A2" office:value-type="string">
            <text:p text:style-name="P47"><text:span text:style-name="Strong_20_Emphasis"><text:span text:style-name="T25">8</text:span></text:span><text:span text:style-name="Strong_20_Emphasis"><text:span text:style-name="T31">5</text:span></text:span><text:span text:style-name="Strong_20_Emphasis"><text:span text:style-name="T25"> - 90 Min</text:span></text:span><text:span text:style-name="T27"> </text:span></text:p>
          </table:table-cell>
          <table:table-cell table:style-name="Table1.B2" office:value-type="string">
            <text:p text:style-name="P48">Feedbackrunde: Selbsteinschätzung und Sitzungseinschätzung mit einer Skala <text:s/></text:p>
          </table:table-cell>
          <table:table-cell table:style-name="Table1.B2" office:value-type="string">
            <text:p text:style-name="P48">Reflexion des Lernfortschritts und der Sitzung, Förderung des Verantwortungsbewusstseins <text:s/></text:p>
          </table:table-cell>
          <table:table-cell table:style-name="Table1.B2" office:value-type="string">
            <text:p text:style-name="P48">persönliche Reflexion <text:s/></text:p>
          </table:table-cell>
          <table:table-cell table:style-name="Table1.B2" office:value-type="string">
            <text:p text:style-name="P48">Flipchart/Whiteboard</text:p>
          </table:table-cell>
          <table:table-cell table:style-name="Table1.F2" office:value-type="string">
            <text:p text:style-name="P51">Studierende reflektieren ihren Lernfortschritt und die Sitzung, und können direkt Feedback geben, um die zukünftige Gestaltung zu beeinflussen.</text:p>
          </table:table-cell>
        </table:table-row>
        <table:table-row table:style-name="Table1.9">
          <table:table-cell table:style-name="Table1.A9" office:value-type="string">
            <text:p text:style-name="P52"/>
          </table:table-cell>
          <table:table-cell table:style-name="Table1.B9">
            <text:p text:style-name="P52"/>
          </table:table-cell>
          <table:table-cell table:style-name="Table1.B9">
            <text:p text:style-name="P52"/>
          </table:table-cell>
          <table:table-cell table:style-name="Table1.B9">
            <text:p text:style-name="P52"/>
          </table:table-cell>
          <table:table-cell table:style-name="Table1.B9">
            <text:p text:style-name="P52"/>
          </table:table-cell>
          <table:table-cell table:style-name="Table1.F9">
            <text:p text:style-name="P53"/>
          </table:table-cell>
        </table:table-row>
      </table:table>
      <text:h text:style-name="P54" text:outline-level="2"><text:bookmark-start text:name="__RefHeading___Toc1484_1503602023"/><text:soft-page-break/><text:span text:style-name="T24">Tutorium planen, durchführen und Feedback geben <text:line-break/></text:span><text:span text:style-name="T24"><draw:g text:anchor-type="as-char" draw:z-index="19" draw:name="Group 3" draw:style-name="gr1"><draw:custom-shape draw:name="Shape 9" draw:style-name="gr2" draw:text-style-name="P12" svg:width="6.7406in" svg:height="0.0012in" svg:x="0in" svg:y="0in"><text:p/><draw:enhanced-geometry svg:viewBox="0 0 5760085 0" draw:mirror-horizontal="false" draw:mirror-vertical="false"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custom-shape draw:name="Shape 10" draw:style-name="gr2" draw:text-style-name="P12" svg:width="6.7406in" svg:height="0.0012in" svg:x="0in" svg:y="0in"><text:p/><draw:enhanced-geometry svg:viewBox="0 0 5760085 0" draw:mirror-horizontal="false" draw:mirror-vertical="false"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g></text:span><text:span text:style-name="T24"><text:line-break/></text:span><text:bookmark-end text:name="__RefHeading___Toc1484_1503602023"/></text:h>
      <text:list text:style-name="L2">
        <text:list-item>
          <text:list>
            <text:list-item>
              <text:p text:style-name="P55"><text:span text:style-name="T32">Lehrplan für die </text:span><text:span text:style-name="T33">kurze </text:span><text:span text:style-name="T32">Tutoriumseinheit <text:s/></text:span></text:p>
            </text:list-item>
          </text:list>
        </text:list-item>
      </text:list>
      <table:table table:name="Table3" table:style-name="Table3" table:template-name="Box List Green">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56">Zeit </text:p>
          </table:table-cell>
          <table:table-cell table:style-name="Table3.B1" office:value-type="string">
            <text:p text:style-name="P56">Inhalt </text:p>
          </table:table-cell>
          <table:table-cell table:style-name="Table3.B1" office:value-type="string">
            <text:p text:style-name="P56">Ziel(e) </text:p>
          </table:table-cell>
          <table:table-cell table:style-name="Table3.B1" office:value-type="string">
            <text:p text:style-name="P56">Methoden </text:p>
          </table:table-cell>
          <table:table-cell table:style-name="Table3.B1" office:value-type="string">
            <text:p text:style-name="P56">Medien/Material </text:p>
          </table:table-cell>
          <table:table-cell table:style-name="Table3.F1" office:value-type="string">
            <text:p text:style-name="P56">Begründung </text:p>
          </table:table-cell>
        </table:table-row>
        <table:table-row table:style-name="Table3.2">
          <table:table-cell table:style-name="Table3.A2" office:value-type="string">
            <text:p text:style-name="P57"><text:span text:style-name="Strong_20_Emphasis"><text:span text:style-name="T25">0 - 3 Min <text:s/></text:span></text:span><text:span text:style-name="T27"><text:s/></text:span></text:p>
          </table:table-cell>
          <table:table-cell table:style-name="Table3.B2" office:value-type="string">
            <text:p text:style-name="P58">Einführung: Vorstellung der Tutoriumsleiter*in und des Tutoriums, Verständnis der letzten Vorlesung <text:s/></text:p>
          </table:table-cell>
          <table:table-cell table:style-name="Table3.B2" office:value-type="string">
            <text:p text:style-name="P58">Die Studierenden lernen die Struktur des Tutoriums und reflektieren ihr Wissen aus der letzten Vorlesung. </text:p>
          </table:table-cell>
          <table:table-cell table:style-name="Table3.B2" office:value-type="string">
            <text:p text:style-name="P57"><text:span text:style-name="Strong_20_Emphasis"><text:span text:style-name="T25">Kurzvorstellung</text:span></text:span><text:span text:style-name="T27">, </text:span><text:span text:style-name="Strong_20_Emphasis"><text:span text:style-name="T25">Feedback zur Vorlesung (Daumen hoch/mittel/runter)</text:span></text:span><text:span text:style-name="T27"> <text:s/></text:span></text:p>
          </table:table-cell>
          <table:table-cell table:style-name="Table3.B2" office:value-type="string">
            <text:p text:style-name="P57"><text:span text:style-name="Strong_20_Emphasis"><text:span text:style-name="T27">-</text:span></text:span><text:span text:style-name="T27"> </text:span></text:p>
          </table:table-cell>
          <table:table-cell table:style-name="Table3.F2" office:value-type="string">
            <text:p text:style-name="P58">Zu Beginn wird Vertrauen geschaffen, und die Studierenden können ihr Verständnis zur Vorlesung einbringen. <text:s/></text:p>
          </table:table-cell>
        </table:table-row>
        <table:table-row>
          <table:table-cell table:style-name="Table3.A3" office:value-type="string">
            <text:p text:style-name="P57"><text:span text:style-name="Strong_20_Emphasis"><text:span text:style-name="T25">3 - </text:span></text:span><text:span text:style-name="Strong_20_Emphasis"><text:span text:style-name="T34">8</text:span></text:span><text:span text:style-name="Strong_20_Emphasis"><text:span text:style-name="T25"> Min </text:span></text:span><text:span text:style-name="T27"><text:s text:c="2"/></text:span></text:p>
          </table:table-cell>
          <table:table-cell table:style-name="Table3.B3" office:value-type="string">
            <text:p text:style-name="P58">Schnelles Durchgehen der relevanten Themen der letzten Vorlesung, die für die Aufgabe wichtig sind </text:p>
          </table:table-cell>
          <table:table-cell table:style-name="Table3.B3" office:value-type="string">
            <text:p text:style-name="P58">Die Studierenden fassen das Wissen aus der letzten Vorlesung zusammen und erkennen, wie es auf die heutige Aufgabe angewendet werden kann. </text:p>
          </table:table-cell>
          <table:table-cell table:style-name="Table3.B3" office:value-type="string">
            <text:p text:style-name="P57"><text:span text:style-name="Strong_20_Emphasis"><text:span text:style-name="T25">Erklärung</text:span></text:span><text:span text:style-name="T27"> <text:s/></text:span></text:p>
          </table:table-cell>
          <table:table-cell table:style-name="Table3.B3" office:value-type="string">
            <text:p text:style-name="P59">Whiteboard</text:p>
          </table:table-cell>
          <table:table-cell table:style-name="Table3.F3" office:value-type="string">
            <text:p text:style-name="P58">Die Studierenden rekapitulieren das Vorlesungswissen und bereiten sich auf die Aufgabe vor. </text:p>
          </table:table-cell>
        </table:table-row>
        <table:table-row>
          <table:table-cell table:style-name="Table3.A2" office:value-type="string">
            <text:p text:style-name="P57"><text:span text:style-name="Strong_20_Emphasis"><text:span text:style-name="T34">8</text:span></text:span><text:span text:style-name="Strong_20_Emphasis"><text:span text:style-name="T25"> - 10 Min </text:span></text:span><text:span text:style-name="T27"><text:s text:c="2"/></text:span></text:p>
          </table:table-cell>
          <table:table-cell table:style-name="Table3.B2" office:value-type="string">
            <text:p text:style-name="P58">Einführung des Wettbewerbs: Aufgabe vorstellen und Ziel erklären, 2 Studierende nach vorne bitten, die Aufgabe zu lösen</text:p>
          </table:table-cell>
          <table:table-cell table:style-name="Table3.B2" office:value-type="string">
            <text:p text:style-name="P58">Studierende wissen, was sie erwartet, und werden motiviert, ihre Lösungen unter Wettbewerbselementen zu präsentieren. </text:p>
          </table:table-cell>
          <table:table-cell table:style-name="Table3.B2" office:value-type="string">
            <text:p text:style-name="P57"><text:span text:style-name="Strong_20_Emphasis"><text:span text:style-name="T25">Wettbewerb</text:span></text:span><text:span text:style-name="T27">, </text:span><text:span text:style-name="Strong_20_Emphasis"><text:span text:style-name="T25">Erklärung</text:span></text:span><text:span text:style-name="T27"> <text:s/></text:span></text:p>
          </table:table-cell>
          <table:table-cell table:style-name="Table3.B2" office:value-type="string">
            <text:p text:style-name="P58"><text:span text:style-name="T35">Whiteboard</text:span> </text:p>
          </table:table-cell>
          <table:table-cell table:style-name="Table3.F2" office:value-type="string">
            <text:p text:style-name="P58">Der Wettbewerb fördert die Motivation und sorgt für eine aktive Teilnahme. </text:p>
          </table:table-cell>
        </table:table-row>
        <table:table-row>
          <table:table-cell table:style-name="Table3.A3" office:value-type="string">
            <text:p text:style-name="P57"><text:span text:style-name="Strong_20_Emphasis"><text:span text:style-name="T25">10 - 15 Min </text:span></text:span><text:span text:style-name="T27"><text:s text:c="2"/></text:span></text:p>
          </table:table-cell>
          <table:table-cell table:style-name="Table3.B3" office:value-type="string">
            <text:p text:style-name="P58">Studierende arbeiten an der Aufgabe, 2 Studierende kommen nach vorne und erarbeiten die Lösung auf verdeckten Tafeln <text:s text:c="2"/></text:p>
          </table:table-cell>
          <table:table-cell table:style-name="Table3.B3" office:value-type="string">
            <text:p text:style-name="P58">Die Studierenden üben die Inhalte der Vorlesung, indem sie die Aufgabe bearbeiten und ihre Lösungsansätze präsentieren. <text:s/></text:p>
          </table:table-cell>
          <table:table-cell table:style-name="Table3.B3" office:value-type="string">
            <text:p text:style-name="P58">Einzelarbeit </text:p>
          </table:table-cell>
          <table:table-cell table:style-name="Table3.B3" office:value-type="string">
            <text:p text:style-name="P57"><text:span text:style-name="Strong_20_Emphasis"><text:span text:style-name="T25">Verdeckte Tafeln</text:span></text:span><text:span text:style-name="T27">, </text:span><text:span text:style-name="Strong_20_Emphasis"><text:span text:style-name="T25">Vorbereitete Blätter mit Code und TODO</text:span></text:span><text:span text:style-name="T27"> </text:span></text:p>
          </table:table-cell>
          <table:table-cell table:style-name="Table3.F3" office:value-type="string">
            <text:p text:style-name="P60">Die Studierenden vertiefen ihre Kenntnisse, indem sie aktiv an der Aufgabe arbeiten und die Inhalte der Vorlesung anwenden. Die Präsentation fördert das Üben und das Erklären von Lösungen, was das Verständnis stärkt.</text:p>
          </table:table-cell>
        </table:table-row>
        <table:table-row>
          <table:table-cell table:style-name="Table3.A2" office:value-type="string">
            <text:p text:style-name="P57"><text:span text:style-name="Strong_20_Emphasis"><text:span text:style-name="T25">15 - 18 Min </text:span></text:span><text:span text:style-name="T27"><text:s text:c="2"/></text:span></text:p>
          </table:table-cell>
          <table:table-cell table:style-name="Table3.B2" office:value-type="string">
            <text:p text:style-name="P58">Diskussion der Lösungen und Feedbackrunde: Unterschiede der Ansätze besprechen, Feedback geben <text:s text:c="2"/></text:p>
          </table:table-cell>
          <table:table-cell table:style-name="Table3.B2" office:value-type="string">
            <text:p text:style-name="P58">Die Studierenden lernen, unterschiedliche Lösungsansätze zu schätzen und zu reflektieren. </text:p>
          </table:table-cell>
          <table:table-cell table:style-name="Table3.B2" office:value-type="string">
            <text:p text:style-name="P61"><text:span text:style-name="Strong_20_Emphasis"><text:span text:style-name="T25">Diskussion</text:span></text:span><text:span text:style-name="T27">, </text:span><text:span text:style-name="Strong_20_Emphasis"><text:span text:style-name="T25">Peer-Feedback</text:span></text:span><text:span text:style-name="T27"> </text:span></text:p>
          </table:table-cell>
          <table:table-cell table:style-name="Table3.B2" office:value-type="string">
            <text:p text:style-name="P58">Whiteboard </text:p>
          </table:table-cell>
          <table:table-cell table:style-name="Table3.F2" office:value-type="string">
            <text:p text:style-name="P60">Die Diskussion fördert das kritische Denken und die Zusammenarbeit. Feedback hilft, das Lernen zu vertiefen.</text:p>
            <text:p text:style-name="P58"/>
          </table:table-cell>
        </table:table-row>
        <table:table-row>
          <table:table-cell table:style-name="Table3.A3" office:value-type="string">
            <text:p text:style-name="P57"><text:span text:style-name="Strong_20_Emphasis"><text:span text:style-name="T25">18 - 20 Min </text:span></text:span><text:span text:style-name="T27"><text:s/></text:span></text:p>
          </table:table-cell>
          <table:table-cell table:style-name="Table3.B3" office:value-type="string">
            <text:p text:style-name="P58">Feedbackrunde: Selbsteinschätzung und Sitzungseinschätzung mit einer Skala <text:s/></text:p>
          </table:table-cell>
          <table:table-cell table:style-name="Table3.B3" office:value-type="string">
            <text:p text:style-name="P58">Reflexion des Lernfortschritts und der Sitzung, Förderung des Verantwortungsbewusstseins <text:s/></text:p>
          </table:table-cell>
          <table:table-cell table:style-name="Table3.B3" office:value-type="string">
            <text:p text:style-name="P58">persönliche Reflexion <text:s/></text:p>
          </table:table-cell>
          <table:table-cell table:style-name="Table3.B3" office:value-type="string">
            <text:p text:style-name="P58">Flipchar<text:span text:style-name="T36">t</text:span></text:p>
          </table:table-cell>
          <table:table-cell table:style-name="Table3.F3" office:value-type="string">
            <text:p text:style-name="P60">Studierende reflektieren ihren Lernfortschritt und die Sitzung, und können direkt Feedback geben, um die zukünftige Gestaltung zu beeinflussen.</text:p>
          </table:table-cell>
        </table:table-row>
        <table:table-row table:style-name="Table3.8">
          <table:table-cell table:style-name="Table3.A8" office:value-type="string">
            <text:p text:style-name="P62"/>
          </table:table-cell>
          <table:table-cell table:style-name="Table3.B8" office:value-type="string">
            <text:p text:style-name="P62"/>
          </table:table-cell>
          <table:table-cell table:style-name="Table3.C8">
            <text:p text:style-name="P62"/>
          </table:table-cell>
          <table:table-cell table:style-name="Table3.C8">
            <text:p text:style-name="P62"/>
          </table:table-cell>
          <table:table-cell table:style-name="Table3.C8">
            <text:p text:style-name="P62"/>
          </table:table-cell>
          <table:table-cell table:style-name="Table3.F8">
            <text:p text:style-name="P63"/>
          </table:table-cell>
        </table:table-row>
      </table:table>
      <text:p text:style-name="P64"><text:span text:style-name="T37"/></text:p>
      <text:list text:continue-numbering="true" text:style-name="L2">
        <text:list-item>
          <text:list>
            <text:list-item>
              <text:p text:style-name="P65"><text:soft-page-break/><text:span text:style-name="T37">Reflexion der Tutoriumseinheit <text:line-break/><text:line-break/></text:span><text:span text:style-name="T38">a) Warum haben Sie sich für die gewählten Methoden entschieden?</text:span></text:p>
            </text:list-item>
          </text:list>
        </text:list-item>
      </text:list>
      <text:p text:style-name="P25">Die gewählten Methoden fördern das aktive Lernen und helfen, das Verständnis durch praktische Anwendung zu vertiefen. Sie wurden ausgewählt, um den Studierenden ein ausgewogenes Verhältnis zwischen theoretischer Reflektion und praktischer Arbeit zu ermöglichen.</text:p>
      <text:list text:style-name="L3">
        <text:list-item>
          <text:p text:style-name="P66"><text:span text:style-name="Strong_20_Emphasis"><text:span text:style-name="T39">Kurze Einführung und Feedback zur Vorlesung</text:span></text:span><text:span text:style-name="T40">:</text:span><text:span text:style-name="T21"> Zu Beginn der Sitzung erhalten die Studierenden die Möglichkeit, ihr Wissen zur letzten Vorlesung zu reflektieren und zu teilen. Dies fördert nicht nur die Lernmotivation, sondern hilft auch, Lücken im Verständnis frühzeitig zu erkennen und anzugehen. Das „Daumen hoch/mittel/runter“-Feedback ermöglicht es den Studierenden, ihr aktuelles Verständnis der Inhalte einzuschätzen, wodurch das Tutorium auf die Bedürfnisse der Gruppe abgestimmt werden kann.</text:span></text:p>
        </text:list-item>
        <text:list-item>
          <text:p text:style-name="P66"><text:span text:style-name="Strong_20_Emphasis"><text:span text:style-name="T39">Wettbewerbselement</text:span></text:span><text:span text:style-name="T39">:</text:span><text:span text:style-name="T21"> Der Wettbewerb trägt dazu bei, dass die Studierenden aktiv und motiviert an der Aufgabe arbeiten. Es schafft eine dynamische Lernatmosphäre, in der die Studierenden sowohl ihre eigenen Fähigkeiten testen als auch von den Lösungen ihrer Kommilitonen lernen können. Dieser Ansatz fördert das Engagement und stärkt die Eigenmotivation.</text:span></text:p>
        </text:list-item>
        <text:list-item>
          <text:p text:style-name="P66"><text:span text:style-name="Strong_20_Emphasis"><text:span text:style-name="T39">Einzelarbeit mit Präsentation</text:span></text:span><text:span text:style-name="T39">:</text:span><text:span text:style-name="T21"> Die Studierenden bearbeiten die Aufgabe individuell und präsentieren ihre Lösung im Anschluss. Dies stärkt das Selbstbewusstsein und fördert die Fähigkeit, Lösungen klar und strukturiert zu erklären. Außerdem ermöglicht es den anderen Studierenden, ihre Lösungen zu vergleichen und verschiedene Lösungsansätze zu sehen, was zu einer breiteren Perspektive auf die Aufgabe führt.</text:span></text:p>
        </text:list-item>
        <text:list-item>
          <text:p text:style-name="P66"><text:span text:style-name="Strong_20_Emphasis"><text:span text:style-name="T39">Diskussion und Peer-Feedback</text:span></text:span><text:span text:style-name="T39">:</text:span><text:span text:style-name="T21"> Die Reflexion über die vorgestellten Lösungen fördert das kritische Denken und das Verständnis für unterschiedliche Lösungsansätze. Peer-Feedback stärkt zudem die Feedbackkultur, indem die Studierenden lernen, konstruktive Rückmeldungen zu geben und anzunehmen.</text:span></text:p>
        </text:list-item>
        <text:list-item>
          <text:p text:style-name="P66"><text:span text:style-name="Strong_20_Emphasis"><text:span text:style-name="T39">Selbsteinschätzung am Ende</text:span></text:span><text:span text:style-name="T39">:</text:span><text:span text:style-name="T21"> Durch die Selbsteinschätzung können die Studierenden ihren Lernfortschritt erkennen und bewusst reflektieren, was sie gelernt haben und wo sie noch Verbesserungsbedarf sehen. Diese Form der Reflexion fördert das Verantwortungsbewusstsein und ermöglicht eine kontinuierliche Verbesserung.</text:span></text:p>
          <text:p text:style-name="P66"><text:span text:style-name="T21"/></text:p>
        </text:list-item>
      </text:list>
      <text:h text:style-name="P67" text:outline-level="3" text:is-list-header="true"><text:bookmark-start text:name="__RefHeading___Toc1486_1503602023"/><text:soft-page-break/>b) Welche Erkenntnisse/Potentiale/Herausforderungen haben sich bei der Planung Ihrer LV/Ihres Tutoriums allgemein und in der Gruppe ergeben?<text:bookmark-end text:name="__RefHeading___Toc1486_1503602023"/></text:h>
      <text:p text:style-name="Text_20_body"><text:span text:style-name="Strong_20_Emphasis"><text:span text:style-name="T21">Erkenntnisse und Potenziale</text:span></text:span><text:span text:style-name="T21">:</text:span></text:p>
      <text:list text:style-name="L4">
        <text:list-item>
          <text:p text:style-name="P68"><text:span text:style-name="Strong_20_Emphasis"><text:span text:style-name="T39">Aktive Teilnahme und Motivation</text:span></text:span><text:span text:style-name="T39">:</text:span><text:span text:style-name="T21"> Der Wettbewerb ist ein effektives Mittel, um Studierende zu motivieren. Es sorgt dafür, dass sie mit mehr Begeisterung und Konzentration an der Aufgabe arbeiten und steigert gleichzeitig die Interaktivität im Tutorium.</text:span></text:p>
        </text:list-item>
        <text:list-item>
          <text:p text:style-name="P68"><text:span text:style-name="Strong_20_Emphasis"><text:span text:style-name="T39">Peer-Feedback als wertvolles Lerninstrument</text:span></text:span><text:span text:style-name="T39">:</text:span><text:span text:style-name="T21"> Während der Präsentationen und der anschließenden Feedbackrunde haben die Studierenden die Möglichkeit, ihre Lösungsansätze zu hinterfragen und von den Ansätzen ihrer Kommilitonen zu lernen. Dies fördert nicht nur das Verständnis für unterschiedliche Herangehensweisen, sondern stärkt auch die Fähigkeit, konstruktives Feedback zu geben und zu empfangen.</text:span></text:p>
        </text:list-item>
        <text:list-item>
          <text:p text:style-name="P68"><text:span text:style-name="Strong_20_Emphasis"><text:span text:style-name="T39">Klar strukturierte Aufgaben und Vorbereitung</text:span></text:span><text:span text:style-name="T39">:</text:span><text:span text:style-name="T21"> Die Verwendung von vorgefertigten Blättern mit Boilerplate-Code und einer Beispielausgabe hat sich als sehr hilfreich erwiesen, da sie den Studierenden ermöglicht, sich auf den wesentlichen Teil der Aufgabe zu konzentrieren und sich nicht mit den technischen Details der Programmierumgebung auseinanderzusetzen. Dies reduziert technische Hürden und hilft, die Zeit effizient zu nutzen.</text:span></text:p>
        </text:list-item>
      </text:list>
      <text:p text:style-name="Text_20_body"><text:span text:style-name="Strong_20_Emphasis"><text:span text:style-name="T21">Herausforderungen</text:span></text:span><text:span text:style-name="T21">:</text:span></text:p>
      <text:list text:style-name="L5">
        <text:list-item>
          <text:p text:style-name="P69"><text:span text:style-name="Strong_20_Emphasis"><text:span text:style-name="T39">Zeitmanagement</text:span></text:span><text:span text:style-name="T39">:</text:span><text:span text:style-name="T21"> Eine der größten Herausforderungen war, die Zeit für die verschiedenen Phasen der Sitzung zu optimieren. Insbesondere die Diskussion und das Feedback können mehr Zeit in Anspruch nehmen, als ursprünglich eingeplant. Ein strikteres Zeitmanagement und das klare Setzen von Zeitrahmen für Präsentationen und Diskussionen könnte dabei helfen, die Sitzung effizienter zu gestalten.</text:span></text:p>
        </text:list-item>
        <text:list-item>
          <text:p text:style-name="P69"><text:span text:style-name="Strong_20_Emphasis"><text:span text:style-name="T39">Unterschiedliche Leistungsniveaus</text:span></text:span><text:span text:style-name="T39">:</text:span><text:span text:style-name="T21"> Da die Studierenden verschiedene Vorkenntnisse und Erfahrungen mit Programmierung haben, war es eine Herausforderung, alle auf dem gleichen Niveau zu erreichen. Einige Studierende hatten Schwierigkeiten mit den Aufgaben, während andere schneller vorankamen. Differenzierte Aufgaben oder zusätzliche Hilfestellungen für Studierende, die mehr Unterstützung benötigen, wären eine mögliche Lösung.</text:span></text:p>
        </text:list-item>
        <text:list-item>
          <text:p text:style-name="P69"><text:span text:style-name="Strong_20_Emphasis"><text:span text:style-name="T39">Technische Probleme</text:span></text:span><text:span text:style-name="T39">:</text:span><text:span text:style-name="T21"> Während der Durchführung musste darauf geachtet werden, dass die Vorbereitung der Blätter und die Präsentationstechnik reibungslos funktionierten, da technische Probleme, wie etwa bei der Verwendung von Tafeln oder Präsentationen, die Durchführung stören können. Um solche Probleme zu minimieren, wurde vorab getestet, dass alles gut vorbereitet ist.</text:span></text:p>
        </text:list-item>
      </text:list>
      <text:h text:style-name="P67" text:outline-level="3" text:is-list-header="true"><text:bookmark-start text:name="__RefHeading___Toc1488_1503602023"/><text:soft-page-break/>c) Welches Feedback geben Sie sich ganz individuell und Ihrer Gruppe in Bezug auf die Durchführung Ihrer LV/Ihres Tutoriums?<text:bookmark-end text:name="__RefHeading___Toc1488_1503602023"/></text:h>
      <text:p text:style-name="Text_20_body"><text:span text:style-name="Strong_20_Emphasis"><text:span text:style-name="T41">Individuelles Feedback</text:span></text:span><text:span text:style-name="T41">:</text:span></text:p>
      <text:list text:style-name="L6">
        <text:list-item>
          <text:p text:style-name="P70"><text:span text:style-name="Strong_20_Emphasis"><text:span text:style-name="T39">Positiv</text:span></text:span><text:span text:style-name="T39">:</text:span><text:span text:style-name="T21"> Die Studierenden waren motiviert, präsentierten ihre Lösungen aktiv und gaben wertvolles Feedback. Besonders hervorzuheben war die positive Lernatmosphäre, die durch den Wettbewerb und die anschließende Diskussion entstanden ist. Ich habe auch gemerkt, dass die Studierenden die vorbereiteten Blätter und Boilerplate-Codes als sehr hilfreich empfanden, da sie sich so auf den eigentlichen Lerninhalt konzentrieren konnten.</text:span></text:p>
        </text:list-item>
        <text:list-item>
          <text:p text:style-name="P70"><text:span text:style-name="Strong_20_Emphasis"><text:span text:style-name="T39">Verbesserung</text:span></text:span><text:span text:style-name="T39">:</text:span><text:span text:style-name="T21"> Es gab Momente, in denen die Diskussion etwas zu lang war und dadurch andere Teile des Tutoriums zu kurz kamen. In zukünftigen Tutorien werde ich versuchen, die Diskussionen effizienter zu moderieren und auf den Punkt zu bringen, um alle Themen innerhalb der geplanten Zeit zu behandeln.</text:span></text:p>
        </text:list-item>
      </text:list>
      <text:p text:style-name="Text_20_body"><text:span text:style-name="Strong_20_Emphasis"><text:span text:style-name="T21">Feedback an die Gruppe</text:span></text:span><text:span text:style-name="T21">:</text:span></text:p>
      <text:list text:style-name="L7">
        <text:list-item>
          <text:p text:style-name="P71"><text:span text:style-name="Strong_20_Emphasis"><text:span text:style-name="T39">Positiv</text:span></text:span><text:span text:style-name="T39">:</text:span><text:span text:style-name="T21"> Die Gruppe hat sehr gut zusammengearbeitet, die Studierenden waren aktiv beteiligt und haben konstruktives Feedback gegeben. Besonders gut war die Bereitschaft, verschiedene Lösungsansätze zu akzeptieren und daraus zu lernen.</text:span></text:p>
        </text:list-item>
        <text:list-item>
          <text:p text:style-name="P71"><text:span text:style-name="Strong_20_Emphasis"><text:span text:style-name="T39">Verbesserung</text:span></text:span><text:span text:style-name="T39">:</text:span><text:span text:style-name="T21"> Es könnte hilfreich sein, noch mehr Studierende aktiv in die Diskussion einzubeziehen, sodass jeder die Möglichkeit hat, zu allen Lösungen Feedback zu geben. Außerdem könnte die Struktur der Feedbackrunden noch gezielter sein, um klarere Rückmeldungen zu ermöglichen.</text:span></text:p>
        </text:list-item>
      </text:list>
      <text:h text:style-name="P67" text:outline-level="3" text:is-list-header="true"><text:bookmark-start text:name="__RefHeading___Toc1490_1503602023"/>d) Welche Erkenntnisse nehmen Sie für Ihre eigenen Veranstaltungen mit?<text:bookmark-end text:name="__RefHeading___Toc1490_1503602023"/></text:h>
      <text:list text:style-name="L8">
        <text:list-item>
          <text:p text:style-name="P72"><text:span text:style-name="Strong_20_Emphasis"><text:span text:style-name="T39">Wettbewerb als motivierende Methode</text:span></text:span><text:span text:style-name="T39">:</text:span><text:span text:style-name="T21"> Der Einsatz von Wettbewerben kann die Motivation der Studierenden deutlich steigern. Dieser Ansatz eignet sich besonders, um eine dynamische Lernatmosphäre zu schaffen, in der Studierende aktiv und mit Begeisterung teilnehmen.</text:span></text:p>
        </text:list-item>
        <text:list-item>
          <text:p text:style-name="P72"><text:span text:style-name="Strong_20_Emphasis"><text:span text:style-name="T39">Reflexion und Selbsteinschätzung</text:span></text:span><text:span text:style-name="T39">:</text:span><text:span text:style-name="T21"> Die Einplanung von Zeit für Selbsteinschätzung und Feedback ist für den Lernprozess sehr wertvoll. Studierende können so ihren eigenen Fortschritt besser einschätzen und erhalten konkrete Rückmeldungen zu ihrer Leistung.</text:span></text:p>
        </text:list-item>
        <text:list-item>
          <text:p text:style-name="P72"><text:span text:style-name="Strong_20_Emphasis"><text:span text:style-name="T39">Berücksichtigung unterschiedlicher Lernniveaus</text:span></text:span><text:span text:style-name="T39">:</text:span><text:span text:style-name="T21"> Es ist wichtig, den unterschiedlichen Kenntnisständen der Studierenden gerecht zu werden. Differenzierte Aufgaben oder zusätzlicher Support für Studierende, die mehr Unterstützung benötigen, könnten helfen, die Sitzungen für alle zugänglich und effektiv zu gestalten.</text:span></text:p>
        </text:list-item>
      </text:list>
      <text:p text:style-name="P73"/>
      <text:h text:style-name="P74" text:outline-level="2"><text:bookmark-start text:name="__RefHeading___Toc1478_1503602023 Copy 2"/><text:span text:style-name="T42">Feedback</text:span><text:span text:style-name="T10"><text:line-break/></text:span><text:span text:style-name="T10"><draw:g text:anchor-type="as-char" draw:z-index="20" draw:name="Group 5" draw:style-name="gr1"><draw:custom-shape draw:name="Shape 13" draw:style-name="gr2" draw:text-style-name="P12" svg:width="6.7406in" svg:height="0.0012in" svg:x="0in" svg:y="0in"><text:p/><draw:enhanced-geometry svg:viewBox="0 0 5760085 0" draw:mirror-horizontal="false" draw:mirror-vertical="false"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custom-shape draw:name="Shape 14" draw:style-name="gr2" draw:text-style-name="P12" svg:width="6.7406in" svg:height="0.0012in" svg:x="0in" svg:y="0in"><text:p/><draw:enhanced-geometry svg:viewBox="0 0 5760085 0" draw:mirror-horizontal="false" draw:mirror-vertical="false"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g></text:span><text:span text:style-name="T10"><text:line-break/></text:span><text:bookmark-end text:name="__RefHeading___Toc1478_1503602023 Copy 2"/></text:h>
      <text:list text:continue-list="list183506896972913" text:style-name="L1">
        <text:list-item>
          <text:list>
            <text:list-header>
              <text:p text:style-name="P75"><text:span text:style-name="T43">4.1. <text:s text:c="7"/></text:span><text:span text:style-name="T44">W</text:span><text:span text:style-name="T45">elche Einflussafaktoren gibt es?<text:line-break/></text:span><text:span text:style-name="Strong_20_Emphasis"><text:span text:style-name="T46">Formaler Status – </text:span></text:span><text:span text:style-name="Strong_20_Emphasis"><text:span text:style-name="T47">Machtverhältnisse und Rollen (vertikal: Dozierende ↔ Studierende, horizontal: Peer-Feedback). </text:span></text:span><text:span text:style-name="Strong_20_Emphasis"><text:span text:style-name="T46"><text:line-break/>Wahrgenommene Kompetenz</text:span></text:span><text:span text:style-name="T46"> – Akzeptanz des Feedbacks hängt von der fachlichen Kompetenz der gebenden Person ab.</text:span></text:p>
            </text:list-header>
          </text:list>
        </text:list-item>
      </text:list>
      <text:p text:style-name="P76"><text:span text:style-name="Strong_20_Emphasis"><text:span text:style-name="T21">Selbstwirksamkeit</text:span></text:span><text:span text:style-name="T21"> – Hohe Selbstwirksamkeit fördert konstruktive Verarbeitung; niedrige kann zu Angst und Passivität führen.</text:span></text:p>
      <text:p text:style-name="P76"><text:span text:style-name="Strong_20_Emphasis"><text:span text:style-name="T21">Attribution</text:span></text:span><text:span text:style-name="T21"> – Internale Attribution motiviert zur Verbesserung; externale Attribution mindert Belastung bei negativem Feedback.</text:span></text:p>
      <text:p text:style-name="P77"><text:span text:style-name="Strong_20_Emphasis"><text:span text:style-name="T46">Situative Faktoren</text:span></text:span><text:span text:style-name="T46"> – Ziele, Inhalte und Präsentation des Feedbacks beeinflussen den Erfolg. </text:span></text:p>
      <text:list text:continue-numbering="true" text:style-name="L1">
        <text:list-item>
          <text:list>
            <text:list-header>
              <text:p text:style-name="P78"><text:span text:style-name="T48">4.2. <text:s text:c="7"/></text:span><text:span text:style-name="T49">Welche Formen von Feedback gibt es?</text:span></text:p>
            </text:list-header>
          </text:list>
        </text:list-item>
      </text:list>
      <text:p text:style-name="P79"><text:span text:style-name="Strong_20_Emphasis"><text:span text:style-name="T5">Formatives Feedback</text:span></text:span><text:span text:style-name="T5"> – Regelmäßige, unbenotete Rückmeldungen während des Lernprozesses zur Anpassung und Verbesserung (z. B. Hausaufgaben, Portfolios). </text:span></text:p>
      <text:p text:style-name="P79"><text:span text:style-name="Strong_20_Emphasis"><text:span text:style-name="T5">Summatives Feedback</text:span></text:span><text:span text:style-name="T5"> – Abschließende Rückmeldung nach dem Lernprozess, häufig benotet (z. B. Klausuren, Hausarbeiten). </text:span></text:p>
      <text:p text:style-name="P79"><text:span text:style-name="Strong_20_Emphasis"><text:span text:style-name="T5">Zeitnahes Feedback</text:span></text:span><text:span text:style-name="T5"> – Frühzeitige Rückmeldung zu konkretem Verhalten oder Situationen, um Relevanz für den Lernprozess zu gewährleisten. </text:span></text:p>
      <text:p text:style-name="P79"><text:span text:style-name="Strong_20_Emphasis"><text:span text:style-name="T5">Peer-Feedback</text:span></text:span><text:span text:style-name="T5"> – Rückmeldungen unter Lernenden, fördert Reflexion, Eigenständigkeit und kritische Analysekompetenzen. </text:span></text:p>
      <text:p text:style-name="Text_20_body"><text:span text:style-name="Strong_20_Emphasis"><text:span text:style-name="T5">Feedbackkultur</text:span></text:span><text:span text:style-name="T5"> – Unterschiedliche Ansätze im Umgang mit Fehlern und Rückmeldungen, je nach Kontext (z. B. Universität, Beruf). </text:span></text:p>
      <text:list text:continue-numbering="true" text:style-name="L1">
        <text:list-item>
          <text:list>
            <text:list-header>
              <text:p text:style-name="P80"><text:span text:style-name="T43">4.3. <text:s text:c="7"/></text:span><text:span text:style-name="T45">W</text:span><text:span text:style-name="T50">ie kann man konstruktiv Feedback geben und annehmen?<text:line-break/></text:span><text:span text:style-name="Strong_20_Emphasis"><text:span text:style-name="T5">Feedback konkret und spezifisch formulieren:</text:span></text:span><text:span text:style-name="T5"> Vermeide vage Aussagen, konzentriere dich auf beobachtbare Verhaltensweisen und konkrete Beispiele. </text:span></text:p>
            </text:list-header>
          </text:list>
        </text:list-item>
      </text:list>
      <text:p text:style-name="P79"><text:span text:style-name="Strong_20_Emphasis"><text:span text:style-name="T5">Ich-Botschaften verwenden:</text:span></text:span><text:span text:style-name="T5"> Feedback aus der eigenen Perspektive geben, um Vorwürfe zu vermeiden und eine offene Kommunikation zu fördern. </text:span></text:p>
      <text:p text:style-name="P79"><text:span text:style-name="Strong_20_Emphasis"><text:span text:style-name="T5">Positives und Verbesserungsbedarf kombinieren:</text:span></text:span><text:span text:style-name="T5"> Ein ausgewogenes Feedback geben, das sowohl Anerkennung als auch Verbesserungsvorschläge umfasst. </text:span></text:p>
      <text:p text:style-name="P79"><text:span text:style-name="Strong_20_Emphasis"><text:span text:style-name="T5">Aktiv zuhören und reflektieren:</text:span></text:span><text:span text:style-name="T5"> Beim Annehmen von Feedback aufmerksam zuhören und die erhaltenen Informationen reflektieren. </text:span></text:p>
      <text:p text:style-name="Text_20_body"><text:span text:style-name="Strong_20_Emphasis"><text:span text:style-name="T5">Offenheit und Bereitschaft zur Veränderung:</text:span></text:span><text:span text:style-name="T5"> Eine konstruktive Haltung bewahren, sowohl beim Geben als auch beim Annehmen von Feedback, und bereit sein, daraus zu lernen. </text:span></text:p>
      <text:h text:style-name="P81" text:outline-level="2"><text:bookmark-start text:name="__RefHeading___Toc1492_1503602023"/><text:span text:style-name="T24">Beobachtungsaufgabe <text:line-break/></text:span><draw:g text:anchor-type="as-char" draw:z-index="21" draw:name="Group 4" draw:style-name="gr1"><draw:custom-shape draw:name="Shape 11" draw:style-name="gr2" draw:text-style-name="P12" svg:width="6.7406in" svg:height="0.0012in" svg:x="0in" svg:y="0in"><text:p/><draw:enhanced-geometry svg:viewBox="0 0 5760085 0" draw:mirror-horizontal="false" draw:mirror-vertical="false"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custom-shape draw:name="Shape 12" draw:style-name="gr2" draw:text-style-name="P12" svg:width="6.7406in" svg:height="0.0012in" svg:x="0in" svg:y="0in"><text:p/><draw:enhanced-geometry svg:viewBox="0 0 5760085 0" draw:mirror-horizontal="false" draw:mirror-vertical="false"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g><text:bookmark-end text:name="__RefHeading___Toc1492_1503602023"/></text:h>
      <table:table table:name="Table2" table:style-name="Table2" table:template-name="Box List Green">
        <table:table-column table:style-name="Table2.A"/>
        <table:table-column table:style-name="Table2.B"/>
        <table:table-column table:style-name="Table2.C"/>
        <table:table-row>
          <table:table-cell table:style-name="Table2.A1" office:value-type="string">
            <text:p text:style-name="P82">Thema </text:p>
          </table:table-cell>
          <table:table-cell table:style-name="Table2.B1" office:value-type="string">
            <text:p text:style-name="P82">Gelungenes Beispiel </text:p>
          </table:table-cell>
          <table:table-cell table:style-name="Table2.C1" office:value-type="string">
            <text:p text:style-name="P82">Weniger gelungenes Beispiel </text:p>
          </table:table-cell>
        </table:table-row>
        <table:table-row>
          <table:table-cell table:style-name="Table2.A2" office:value-type="string">
            <text:p text:style-name="P47"><text:span text:style-name="Strong_20_Emphasis"><text:span text:style-name="T25">Anfangssituation einer Lehrveranstaltung</text:span></text:span><text:span text:style-name="T27"> </text:span></text:p>
          </table:table-cell>
          <table:table-cell table:style-name="Table2.B2" office:value-type="string">
            <text:p text:style-name="P48">Der Workshop beginnt mit einer offenen Frage, um das Vorwissen der Teilnehmenden zu aktivieren. Der Dozent begrüßt die Gruppe freundlich und bittet um eine kurze Vorstellungsrunde, um eine vertrauliche Atmosphäre zu schaffen. Ein*e Teilnehmer*in fasst die letzte Sitzung zusammen, damit alle auf dem gleichen Stand sind, auch diejenigen, die beim letzten Mal gefehlt haben. Neue Teilnehmende stellen sich kurz vor, was bei der kleinen Gruppe von etwa 10 Personen eine angenehme, familiäre Stimmung fördert.</text:p>
          </table:table-cell>
          <table:table-cell table:style-name="Table2.C2" office:value-type="string">
            <text:p text:style-name="P48">Der Dozent liest direkt aus einem standardisierten Skript vor, ohne auf Vorwissen oder Interessen der Teilnehmenden einzugehen. Die Veranstaltung startet pünktlich, aber ohne Einführungsphase, direkt mit der ersten Folie, wodurch die Teilnehmer keine Gelegenheit haben, sich auf das Thema einzustimmen. <text:s/></text:p>
          </table:table-cell>
        </table:table-row>
        <table:table-row table:style-name="Table2.3">
          <table:table-cell table:style-name="Table2.A3" office:value-type="string">
            <text:p text:style-name="P47"><text:span text:style-name="Strong_20_Emphasis"><text:span text:style-name="T25">Aktivierende Gestaltung einer Lehrveranstaltung</text:span></text:span><text:span text:style-name="T27"> </text:span></text:p>
          </table:table-cell>
          <table:table-cell table:style-name="Table2.B3" office:value-type="string">
            <text:p text:style-name="P48"><text:span text:style-name="T8">E</text:span>s wöchentliche Gruppenarbeiten und interaktive Diskussionen. Die Studierenden arbeiten gemeinsam an praktischen, jede Woche unterschiedlichen Aufgaben und tauschen sich aus, was das Lernen dynamischer und abwechslungsreicher macht. Jede Woche präsentiert zudem jemand aus der Gruppe ein beliebiges Thema in einer kurzen 3-Minuten-Präsentation, sodass die Teilnehmer gegenseitig ihre Interessen kennenlernen. Gruppen- präsentationen und Rollenspiele fördern die aktive Beteiligung. Flyer und Materialien sind im Raum verteilt, um Bewegung <text:span text:style-name="T8">und</text:span> Interaktion anzuregen. </text:p>
          </table:table-cell>
          <table:table-cell table:style-name="Table2.C3" office:value-type="string">
            <text:p text:style-name="P48">Der Dozent liest monoton vom Skript ab und stellt keine Fragen. Pausen oder Gelegenheiten zur Klärung werden nicht angeboten, sodass die Studierenden die Inhalte oft passiv konsumieren und weniger aktiv am Lernprozess teilnehmen. Auch wenn Studierende Fragen haben, fallen diese oft unter den Tisch, da der Dozent in sein Skript vertieft ist und wenig Raum für Rückfragen oder Interaktion lässt. <text:s/></text:p>
          </table:table-cell>
        </table:table-row>
        <table:table-row>
          <table:table-cell table:style-name="Table2.A2" office:value-type="string">
            <text:p text:style-name="P48">Feedback </text:p>
          </table:table-cell>
          <table:table-cell table:style-name="Table2.B4" office:value-type="string">
            <text:p text:style-name="P48">Der Dozent gibt kontinuierlich konstruktives Feedback und stellt Rückfragen, um den Lernfortschritt zu unterstützen. Am Ende reflektieren die Studierenden in einer Feedbackrunde zur Veranstaltung und zum Dozenten. Wöchentliches Peer-Feedback liefert zusätzliche Perspektiven. Ein Selbsteinschätzungsbogen wird am ersten Tag ausgefüllt und am letzten Tag zurückgegeben, um die persönliche Entwicklung sichtbar zu machen. Bei Bedarf werden Pausen eingelegt, wenn Erschöpfung erkennbar ist.</text:p>
          </table:table-cell>
          <table:table-cell table:style-name="Table2.C4" office:value-type="string">
            <text:p text:style-name="P48">Es gibt keine klare Möglichkeit, Feedback zu geben oder zu erhalten. Der Dozent fordert kein Feedback ein, und es wird keine Gelegenheit zur Reflexion geboten. Studierende, die Feedback geben möchten, müssen selbstständig auf den Dozenten zugehen, was den Prozess erschwert und informell gestaltet. </text:p>
          </table:table-cell>
        </table:table-row>
        <table:table-row>
          <table:table-cell table:style-name="Table2.A3" office:value-type="string">
            <text:p text:style-name="P47"><text:span text:style-name="Strong_20_Emphasis"><text:span text:style-name="T25">Bereitgestellte Materialien und Medien</text:span></text:span><text:span text:style-name="T27"> </text:span></text:p>
          </table:table-cell>
          <table:table-cell table:style-name="Table2.B5" office:value-type="string">
            <text:p text:style-name="P48">Im Workshop stehen abwechslungsreiche und verständliche Materialien wie Handouts, Präsentationen und anschauliche Grafiken zur Verfügung. Die Medien sind gezielt ausgewählt und unterstützen das Lernen. Zusätzlich gibt es eine Moodle-Seite mit weiterführendem Material für das selbstständige Lernen. Verschiedene kreative Tools wie Karten, Marker und andere Materialien werden bereitgestellt, damit die wöchentlichen Präsentationen spannend und individuell gestaltet werden können. </text:p>
          </table:table-cell>
          <table:table-cell table:style-name="Table2.C5" office:value-type="string">
            <text:p text:style-name="P48">Die Materialien beschränken sich auf ein einfaches Skript, das der Dozent vorliest, begleitet von statischen Folien. Diese bieten wenig Interaktivität, und es gibt keine ergänzende Moodle-Seite oder andere Plattform für eigenständiges Lernen. Studierende, die einen Termin verpassen, müssen sich allein auf Mitschriften von Kommilitonen verlassen, um den Anschluss nicht zu verlieren.</text:p>
          </table:table-cell>
        </table:table-row>
        <table:table-row table:style-name="Table2.3">
          <table:table-cell table:style-name="Table2.A2" office:value-type="string">
            <text:p text:style-name="P47"><text:span text:style-name="Strong_20_Emphasis"><text:span text:style-name="T25">Körper, Präsenz und Stimme</text:span></text:span><text:span text:style-name="T27"> </text:span></text:p>
          </table:table-cell>
          <table:table-cell table:style-name="Table2.B6" office:value-type="string">
            <text:p text:style-name="P48">Der Workshop-Leiter spricht mit klarer, motivierender Stimme und bewegt sich aktiv im Raum. Die offene und freundliche Körpersprache hilft, eine Verbindung zu den Teilnehmenden aufzubauen. Der Dozent nutzt auch humorvolle Kommentare und Gestik, um die Aufmerksamkeit zu halten und eine positive Atmosphäre zu schaffen. Mit wechselnder Stimmlage und Tempo verleiht er dem Vortrag Dynamik, was das Zuhören erleichtert. </text:p>
          </table:table-cell>
          <table:table-cell table:style-name="Table2.C6" office:value-type="string">
            <text:p text:style-name="P51">Der Vortragende bleibt starr vor dem Laptop stehen, liest monoton vom Skript und bewegt sich kaum. Die eintönige Stimmlage und das konstante Tempo wirken einschläfernd und distanziert. Häufig verliert der Dozent sich im Skript und benötigt einige Sekunden, um den Faden zu finden, was die Aufmerksamkeit der Studierenden mindert.</text:p>
          </table:table-cell>
        </table:table-row>
        <table:table-row>
          <table:table-cell table:style-name="Table2.A7" office:value-type="string">
            <text:p text:style-name="P83"/>
          </table:table-cell>
          <table:table-cell table:style-name="Table2.B7">
            <text:p text:style-name="P83"/>
          </table:table-cell>
          <table:table-cell table:style-name="Table2.C7">
            <text:p text:style-name="P83"/>
          </table:table-cell>
        </table:table-row>
      </table:table>
      <text:p text:style-name="P84"><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ig" svg:font-family="Big" style:font-adornments="Regular"/>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mall" svg:font-family="Small" style:font-adornments="Regular"/>
    <style:font-face style:name="StarSymbol" svg:font-family="Star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ormal" style:family="paragraph">
      <style:paragraph-properties fo:margin-left="0.0071in" fo:margin-top="0in" fo:margin-bottom="0.1in" style:contextual-spacing="false" fo:line-height="110%" fo:hyphenation-ladder-count="no-limit" fo:hyphenation-keep="auto" loext:hyphenation-keep-type="column" fo:text-indent="-0.0071in" style:auto-text-indent="false">
        <style:tab-stops/>
      </style:paragraph-properties>
      <style:text-properties fo:color="#000000" loext:opacity="1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next-style-name="Normal" style:default-outline-level="2" style:class="text">
      <style:paragraph-properties fo:margin-left="0.0071in" fo:margin-top="0in" fo:margin-bottom="0.1736in" style:contextual-spacing="false" fo:line-height="110%" fo:keep-together="always" fo:hyphenation-ladder-count="no-limit" fo:hyphenation-keep="auto" loext:hyphenation-keep-type="column" fo:text-indent="-0.0071in" style:auto-text-indent="false" fo:keep-with-next="always">
        <style:tab-stops/>
      </style:paragraph-properties>
      <style:text-properties fo:color="#3e762a" loext:opacity="100%" style:font-name="Calibri" fo:font-family="Calibri" style:font-family-generic="swiss" style:font-pitch="variable" fo:font-size="14pt" style:font-name-asian="Calibri" style:font-family-asian="Calibri" style:font-family-generic-asian="swiss" style:font-pitch-asian="variable" style:font-size-asian="14pt" style:font-name-complex="Calibri" style:font-family-complex="Calibri" style:font-family-generic-complex="swiss" style:font-pitch-complex="variable"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default_20_paragraph_20_text" style:display-name="default paragraph text" style:family="paragraph" style:parent-style-name="Normal">
      <loext:graphic-properties draw:fill="none"/>
      <style:paragraph-properties fo:margin-left="0in" fo:margin-right="0in" fo:margin-top="0in" fo:margin-bottom="0.1217in" style:contextual-spacing="false" fo:line-height="107%" fo:hyphenation-ladder-count="no-limit" fo:hyphenation-keep="auto" loext:hyphenation-keep-type="column" fo:text-indent="0in" style:auto-text-indent="false" fo:background-color="transparen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WW_5f_CharLFO1LVL1" style:display-name="WW_CharLFO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0.5pt" style:font-style-asian="normal" style:font-weight-asian="normal" style:font-name-complex="Calibri" style:font-family-complex="Calibri" style:font-family-generic-complex="swiss" style:font-pitch-complex="variable" style:font-size-complex="12pt"/>
    </style:style>
    <style:style style:name="WW_5f_CharLFO1LVL2" style:display-name="WW_CharLFO1LVL2"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3" style:display-name="WW_CharLFO1LVL3"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4" style:display-name="WW_CharLFO1LVL4"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5" style:display-name="WW_CharLFO1LVL5"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6" style:display-name="WW_CharLFO1LVL6"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7" style:display-name="WW_CharLFO1LVL7"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8" style:display-name="WW_CharLFO1LVL8"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9" style:display-name="WW_CharLFO1LVL9"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Numbering_20_Symbols" style:display-name="Numbering Symbols" style:family="text">
      <style:text-properties fo:color="#3e762a" loext:opacity="100%" fo:font-size="14pt" style:font-size-asian="12.25pt" style:font-size-complex="14pt"/>
    </style:style>
    <style:style style:name="Line_20_numbering" style:display-name="Line numbering" style:family="text"/>
    <style:style style:name="small" style:family="text" style:parent-style-name="Line_20_numbering">
      <style:text-properties style:font-name="Small" fo:font-family="Small" style:font-style-name="Regular" fo:font-size="11pt"/>
    </style:style>
    <style:style style:name="Untitled1" style:family="text" style:parent-style-name="Endnote_20_anchor">
      <style:text-properties style:font-name="Big" fo:font-family="Big" style:font-style-name="Regular" fo:font-size="18pt"/>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Green.1" style:display-name="Box List Green.1" style:family="table-cell" style:data-style-name="N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2" style:display-name="Box List Green.2" style:family="table-cell" style:data-style-name="N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3" style:display-name="Box List Green.3" style:family="table-cell" style:data-style-name="N100">
      <style:table-cell-properties fo:border-lef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4" style:display-name="Box List Green.4" style:family="table-cell" style:data-style-name="N0">
      <style:table-cell-properties fo:border-righ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5" style:display-name="Box List Green.5" style:family="table-cell" style:data-style-name="N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6" style:display-name="Box List Green.6" style:family="table-cell" style:data-style-name="N100">
      <style:table-cell-properties fo:background-color="#dddddd" fo:border-lef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7" style:display-name="Box List Green.7" style:family="table-cell" style:data-style-name="N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8" style:display-name="Box List Green.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9" style:display-name="Box List Green.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0" style:display-name="Box List Green.10" style:family="table-cell" style:data-style-name="N0">
      <style:table-cell-properties fo:background-color="#dddddd" fo:border-righ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1" style:display-name="Box List Green.11" style:family="table-cell" style:data-style-name="N100">
      <style:table-cell-properties fo:background-color="#009353" fo:border-lef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2" style:display-name="Box List Green.12" style:family="table-cell" style:data-style-name="N100">
      <style:table-cell-properties fo:background-color="#009353" fo:border-righ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3" style:display-name="Box List Green.13" style:family="table-cell" style:data-style-name="N100">
      <style:table-cell-properties fo:background-color="#bee3d3" fo:border-lef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4" style:display-name="Box List Green.14" style:family="table-cell" style:data-style-name="N0">
      <style:table-cell-properties fo:background-color="#bee3d3" fo:border-righ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5" style:display-name="Box List Green.15" style:family="table-cell" style:data-style-name="N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6" style:display-name="Box List Green.16" style:family="table-cell" style:data-style-name="N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666666" loext:opacity="100%" style:font-name="Arial1" fo:font-size="10pt" officeooo:paragraph-rsid="0012abe4" style:font-size-asian="10pt" style:font-size-complex="10pt"/>
    </style:style>
    <style:style style:name="MP2" style:family="paragraph">
      <loext:graphic-properties draw:fill="solid" draw:fill-color="#1f1a17" draw:opacity="100%"/>
    </style:style>
    <style:style style:name="MP3" style:family="paragraph">
      <loext:graphic-properties draw:fill="solid" draw:fill-color="#76b900" draw:opacity="100%"/>
    </style:style>
    <style:style style:name="MP4" style:family="paragraph">
      <loext:graphic-properties draw:fill="solid" draw:fill-color="#afafaf" draw:opacity="100%"/>
    </style:style>
    <style:style style:name="MP5" style:family="paragraph" style:parent-style-name="Footer">
      <style:paragraph-properties fo:text-align="end" style:justify-single-word="false"/>
      <style:text-properties fo:color="#666666" loext:opacity="100%" style:font-name="Arial1" fo:font-size="10pt" style:font-size-asian="10pt" style:font-size-complex="10pt"/>
    </style:style>
    <style:style style:name="MT1" style:family="text">
      <style:text-properties officeooo:rsid="0012abe4"/>
    </style:style>
    <style:style style:name="MT2" style:family="text">
      <style:text-properties officeooo:rsid="0014ec9c"/>
    </style:style>
    <style:style style:name="Mgr1" style:family="graphic">
      <style:graphic-properties style:writing-mode="lr-tb" loext:decorative="false"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 style:family="graphic">
      <style:graphic-properties draw:stroke="none" draw:fill="solid" draw:fill-color="#1f1a17" draw:opacity="100%" fo:min-height="0in" fo:min-width="0in" loext:decorative="false" style:run-through="background"/>
    </style:style>
    <style:style style:name="Mgr3" style:family="graphic">
      <style:graphic-properties draw:stroke="none" draw:fill="solid" draw:fill-color="#76b900" draw:opacity="100%" fo:min-height="0in" fo:min-width="0in" loext:decorative="false" style:run-through="background"/>
    </style:style>
    <style:style style:name="Mgr4" style:family="graphic">
      <style:graphic-properties draw:stroke="none" draw:fill="solid" draw:fill-color="#afafaf" draw:opacity="100%" fo:min-height="0in" fo:min-width="0in" loext:decorative="false" style:run-through="backgroun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g text:anchor-type="paragraph" draw:z-index="15" draw:name="Group 76263" draw:style-name="Mgr1"><draw:custom-shape draw:name="Shape 108" draw:style-name="Mgr2" draw:text-style-name="MP2" svg:width="0.0425in" svg:height="0.0539in" svg:x="6.9673in" svg:y="0.9362in"><text:p/><draw:enhanced-geometry svg:viewBox="0 0 36830 41275" draw:text-areas="?f8 ?f10 ?f9 ?f11" draw:type="non-primitive" draw:enhanced-path="M 9525 0 L 10160 0 10160 635 10160 27940 10795 29210 10795 29845 11430 31115 11430 31750 12065 31750 12065 32385 12700 32385 13335 33020 18415 33020 19685 32385 20955 32385 21590 31750 22225 31115 22860 31115 23495 30480 23495 2540 24130 1905 25400 1905 32385 635 33655 635 33655 0 34290 0 34290 635 34925 635 34925 32385 35560 34290 35560 35560 36195 36195 36195 36830 36830 37465 36830 38735 36195 38735 36195 39370 35560 39370 29210 41275 27305 41275 26670 41275 26035 40640 26035 40005 25400 40005 25400 38735 24765 38100 24765 36830 23495 37465 22860 38735 21590 39370 19685 40005 19050 40005 17780 40640 15875 40640 14605 41275 8255 41275 6985 40640 6350 40640 5080 40005 4445 40005 3810 39370 2540 38735 1905 37465 1270 36830 635 35560 635 34290 0 33020 0 1905 1270 1905 8255 635 9525 635 952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30"/><draw:equation draw:name="f7" draw:formula="?f4 / 41275"/><draw:equation draw:name="f8" draw:formula="0 / ?f6"/><draw:equation draw:name="f9" draw:formula="36830 / ?f6"/><draw:equation draw:name="f10" draw:formula="0 / ?f7"/><draw:equation draw:name="f11" draw:formula="41275 / ?f7"/></draw:enhanced-geometry></draw:custom-shape><draw:custom-shape draw:name="Shape 109" draw:style-name="Mgr2" draw:text-style-name="MP2" svg:width="0.0449in" svg:height="0.0512in" svg:x="7.0228in" svg:y="0.9362in"><text:p/><draw:enhanced-geometry svg:viewBox="0 0 37465 40005" draw:text-areas="?f8 ?f10 ?f9 ?f11" draw:type="non-primitive" draw:enhanced-path="M 8890 0 L 9525 0 10160 635 10795 635 10795 1270 11430 2540 11430 3175 12065 4445 12065 5715 14605 3810 17145 1905 17780 1905 19050 1270 19685 1270 20955 635 22225 635 22860 0 27305 0 28575 635 30480 635 31750 1270 32385 1905 33655 1905 34290 2540 34925 3810 36195 4445 36830 5715 36830 6985 37465 8255 37465 11430 37465 39370 37465 40005 26670 40005 26670 39370 26035 38735 26035 11430 25400 10160 24765 9525 24130 8890 23495 8890 22860 8255 19050 8255 18415 8890 17145 8890 15875 9525 14605 10795 13335 11430 13335 39370 13335 40005 2540 40005 1905 39370 1905 9525 1270 6985 635 5715 635 5080 0 4445 0 3175 0 2540 635 2540 1270 2540 7620 635 8255 635 889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5"/><draw:equation draw:name="f7" draw:formula="?f4 / 40005"/><draw:equation draw:name="f8" draw:formula="0 / ?f6"/><draw:equation draw:name="f9" draw:formula="37465 / ?f6"/><draw:equation draw:name="f10" draw:formula="0 / ?f7"/><draw:equation draw:name="f11" draw:formula="40005 / ?f7"/></draw:enhanced-geometry></draw:custom-shape><draw:custom-shape draw:name="Shape 110" draw:style-name="Mgr2" draw:text-style-name="MP2" svg:width="0.0217in" svg:height="0.0539in" svg:x="7.0791in" svg:y="0.9362in"><text:p/><draw:enhanced-geometry svg:viewBox="0 0 18732 41275" draw:text-areas="?f8 ?f10 ?f9 ?f11" draw:type="non-primitive" draw:enhanced-path="M 14605 0 L 18732 0 18732 8255 17145 8255 16510 8890 15875 8890 14605 9525 13970 10160 13335 10795 13335 11430 12700 12700 12700 13335 12065 14605 12065 15875 11430 18415 11430 24130 12065 26670 12065 27940 12700 29210 12700 29845 13335 31115 13335 31750 13970 32385 14605 32385 15240 33020 15875 33655 18732 33655 18732 41116 18415 41275 11430 41275 10160 40640 8890 40005 7620 39370 6350 38735 5080 37465 3810 36195 3175 34925 2540 33655 1905 32385 1270 30480 635 28575 635 26670 0 24765 0 19685 635 17145 635 15240 1270 12700 1905 10795 2540 8890 3175 8255 3810 6985 3810 6350 4445 5715 5080 5080 5715 4445 6350 3810 6985 3175 7620 2540 8255 2540 8890 1905 10160 1270 10795 1270 11430 635 13335 635 1460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732"/><draw:equation draw:name="f7" draw:formula="?f4 / 41275"/><draw:equation draw:name="f8" draw:formula="0 / ?f6"/><draw:equation draw:name="f9" draw:formula="18732 / ?f6"/><draw:equation draw:name="f10" draw:formula="0 / ?f7"/><draw:equation draw:name="f11" draw:formula="41275 / ?f7"/></draw:enhanced-geometry></draw:custom-shape><draw:custom-shape draw:name="Shape 111" draw:style-name="Mgr2" draw:text-style-name="MP2" svg:width="0.0232in" svg:height="0.074in" svg:x="7.102in" svg:y="0.9161in"><text:p/><draw:enhanced-geometry svg:viewBox="0 0 20003 57150" draw:text-areas="?f8 ?f10 ?f9 ?f11" draw:type="non-primitive" draw:enhanced-path="M 15558 0 L 17463 0 18098 0 18098 48260 18733 50165 18733 51435 19368 52070 20003 52705 20003 53975 19368 54610 12383 57150 10478 57150 9843 56515 9208 55880 9208 55245 8573 54610 8573 52705 7938 53340 7303 53975 6033 54610 4128 55245 2858 55880 953 56515 0 56991 0 49530 2858 49530 4128 48895 4763 48895 6033 47625 7303 46355 7303 25400 6033 25400 4763 24765 4128 24765 2858 24130 0 24130 0 15875 318 15875 1588 16510 2858 16510 4128 17145 6033 17780 7303 18415 7303 1270 8573 1270 155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003"/><draw:equation draw:name="f7" draw:formula="?f4 / 57150"/><draw:equation draw:name="f8" draw:formula="0 / ?f6"/><draw:equation draw:name="f9" draw:formula="20003 / ?f6"/><draw:equation draw:name="f10" draw:formula="0 / ?f7"/><draw:equation draw:name="f11" draw:formula="57150 / ?f7"/></draw:enhanced-geometry></draw:custom-shape><draw:custom-shape draw:name="Shape 112" draw:style-name="Mgr2" draw:text-style-name="MP2" svg:width="0.0776in" svg:height="0.0713in" svg:x="7.1673in" svg:y="0.9173in"><text:p/><draw:enhanced-geometry svg:viewBox="0 0 66040 55245" draw:text-areas="?f8 ?f10 ?f9 ?f11" draw:type="non-primitive" draw:enhanced-path="M 9525 0 L 10161 0 10161 636 10795 636 10795 1905 16511 27305 17145 29211 17145 31115 17780 33020 17780 36830 18415 38736 18415 40640 19050 41911 19050 38736 19686 36830 19686 34925 20320 33020 20955 30480 20955 29211 21590 27305 27940 3175 27940 2540 28575 1905 29211 1270 36830 1270 38100 1270 38100 1905 38736 2540 38736 3175 45086 27305 45720 29211 45720 30480 46355 33020 46355 36830 46990 38736 46990 40640 47625 41911 47625 40640 48261 38736 48261 34925 48895 33020 48895 31115 49530 29211 49530 27305 55245 1905 55245 1270 55880 636 56515 636 56515 0 57150 0 57150 636 57786 636 58420 1270 64770 1905 65405 1905 65405 2540 66040 2540 66040 3811 52705 53975 52705 54611 52070 55245 41911 55245 41275 54611 41275 53975 35561 27940 34925 24765 34290 21590 33655 18415 33020 13970 32386 18415 31750 21590 31750 24765 31115 27940 23495 53975 23495 54611 22861 55245 12700 55245 12065 54611 11430 53975 0 3811 0 2540 636 2540 1270 1905 1905 1905 8890 1270 8890 636 9525 636 952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55245"/><draw:equation draw:name="f8" draw:formula="0 / ?f6"/><draw:equation draw:name="f9" draw:formula="66040 / ?f6"/><draw:equation draw:name="f10" draw:formula="0 / ?f7"/><draw:equation draw:name="f11" draw:formula="55245 / ?f7"/></draw:enhanced-geometry></draw:custom-shape><draw:custom-shape draw:name="Shape 113" draw:style-name="Mgr2" draw:text-style-name="MP2" svg:width="0.0232in" svg:height="0.0504in" svg:x="7.252in" svg:y="0.9382in"><text:p/><draw:enhanced-geometry svg:viewBox="0 0 19050 38736" draw:text-areas="?f8 ?f10 ?f9 ?f11" draw:type="non-primitive" draw:enhanced-path="M 0 0 L 635 0 19050 0 19050 636 19050 1270 19050 38736 8890 38736 8255 38100 8255 7620 0 7620 0 63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050"/><draw:equation draw:name="f7" draw:formula="?f4 / 38736"/><draw:equation draw:name="f8" draw:formula="0 / ?f6"/><draw:equation draw:name="f9" draw:formula="19050 / ?f6"/><draw:equation draw:name="f10" draw:formula="0 / ?f7"/><draw:equation draw:name="f11" draw:formula="38736 / ?f7"/></draw:enhanced-geometry></draw:custom-shape><draw:custom-shape draw:name="Shape 114" draw:style-name="Mgr2" draw:text-style-name="MP2" svg:width="0.0177in" svg:height="0.0157in" svg:x="7.2594in" svg:y="0.9161in"><text:p/><draw:enhanced-geometry svg:viewBox="0 0 15240 12065" draw:text-areas="?f8 ?f10 ?f9 ?f11" draw:type="non-primitive" draw:enhanced-path="M 4445 0 L 10160 0 10795 635 11430 635 12065 1270 12700 1270 13335 1905 13970 2540 13970 3175 14605 3175 14605 3810 15240 4445 15240 5715 15240 7620 14605 8255 13970 8890 13970 9525 13335 10160 12700 10795 12065 10795 11430 11430 10795 11430 10160 12065 4445 12065 3810 11430 3175 11430 2540 10795 1905 10160 1270 9525 1270 8890 635 8255 0 7620 0 4445 635 3810 635 3175 1270 3175 1270 2540 1905 1905 2540 1270 3175 635 3810 635 44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240"/><draw:equation draw:name="f7" draw:formula="?f4 / 12065"/><draw:equation draw:name="f8" draw:formula="0 / ?f6"/><draw:equation draw:name="f9" draw:formula="15240 / ?f6"/><draw:equation draw:name="f10" draw:formula="0 / ?f7"/><draw:equation draw:name="f11" draw:formula="12065 / ?f7"/></draw:enhanced-geometry></draw:custom-shape><draw:custom-shape draw:name="Shape 115" draw:style-name="Mgr2" draw:text-style-name="MP2" svg:width="0.0331in" svg:height="0.0512in" svg:x="7.2917in" svg:y="0.9362in"><text:p/><draw:enhanced-geometry svg:viewBox="0 0 27940 40005" draw:text-areas="?f8 ?f10 ?f9 ?f11" draw:type="non-primitive" draw:enhanced-path="M 8255 0 L 8890 0 8890 635 9525 1270 10161 2540 10795 3175 10795 4445 11430 5080 11430 6350 13336 4445 15240 2540 15875 1905 17145 1270 17780 1270 18415 635 19686 635 20320 0 24765 0 25400 635 26670 635 27305 1270 27940 1905 27940 2540 24765 9525 24765 10160 24130 10160 23495 10160 22225 9525 19050 9525 18415 9525 17780 10160 16511 10160 15875 10795 15240 11430 14605 12065 13970 12700 13336 13335 13336 39370 13336 40005 12700 40005 1905 40005 1905 10160 1270 8890 636 6985 636 6350 0 5080 0 3810 0 3175 636 3175 6986 635 7620 635 825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940"/><draw:equation draw:name="f7" draw:formula="?f4 / 40005"/><draw:equation draw:name="f8" draw:formula="0 / ?f6"/><draw:equation draw:name="f9" draw:formula="27940 / ?f6"/><draw:equation draw:name="f10" draw:formula="0 / ?f7"/><draw:equation draw:name="f11" draw:formula="40005 / ?f7"/></draw:enhanced-geometry></draw:custom-shape><draw:custom-shape draw:name="Shape 116" draw:style-name="Mgr2" draw:text-style-name="MP2" svg:width="0.0386in" svg:height="0.0677in" svg:x="7.3268in" svg:y="0.9224in"><text:p/><draw:enhanced-geometry svg:viewBox="0 0 32385 52070" draw:text-areas="?f8 ?f10 ?f9 ?f11" draw:type="non-primitive" draw:enhanced-path="M 17145 0 L 17780 0 19050 0 19050 635 19685 1270 19685 12064 30480 12064 30480 12700 30480 13335 30480 13970 29210 18414 29210 19685 19685 19685 19685 41910 20320 42545 20320 43180 21590 43180 24765 43180 25400 42545 26670 42545 27305 41910 28575 41910 29210 41275 29845 41910 31750 48260 31750 48895 32385 48895 32385 49530 31750 49530 31750 50164 31115 50164 30480 50800 28575 50800 27940 51435 26035 51435 23495 52070 15875 52070 14605 51435 13335 51435 12700 50800 12065 50800 11430 50164 10795 49530 10160 48260 9525 47625 8890 46355 8255 45085 8255 19685 0 19685 0 12700 635 12064 1270 12064 8255 12064 8255 1905 8255 1270 9525 635 171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385"/><draw:equation draw:name="f7" draw:formula="?f4 / 52070"/><draw:equation draw:name="f8" draw:formula="0 / ?f6"/><draw:equation draw:name="f9" draw:formula="32385 / ?f6"/><draw:equation draw:name="f10" draw:formula="0 / ?f7"/><draw:equation draw:name="f11" draw:formula="52070 / ?f7"/></draw:enhanced-geometry></draw:custom-shape><draw:custom-shape draw:name="Shape 117" draw:style-name="Mgr2" draw:text-style-name="MP2" svg:width="0.0394in" svg:height="0.0539in" svg:x="7.3693in" svg:y="0.9362in"><text:p/><draw:enhanced-geometry svg:viewBox="0 0 32385 41275" draw:text-areas="?f8 ?f10 ?f9 ?f11" draw:type="non-primitive" draw:enhanced-path="M 16510 0 L 20320 0 22225 635 24765 635 26670 1270 28575 1905 30480 2540 31115 2540 31115 3175 31750 3810 31750 4445 31115 5080 29845 9525 29210 9525 29210 10160 27940 9525 25400 8890 24130 8890 22225 8255 15875 8255 14605 8890 13335 8890 13335 9525 12700 10160 12700 13335 13335 13970 13970 13970 14605 14605 15240 15240 15875 15240 17145 15875 19685 16510 21590 17145 22860 17780 24130 18415 25400 19050 26670 19685 27940 20320 29210 20955 30480 22225 31115 23495 31750 24130 32385 26035 32385 31750 31750 33020 31750 34290 31115 34925 30480 36195 29210 36830 28575 38100 27305 38735 26670 39370 25400 40005 23495 40640 22225 40640 20955 41275 13335 41275 12065 40640 8890 40005 6350 39370 5080 39370 3810 38735 3175 38100 1905 38100 1270 37465 635 36830 0 36195 635 36195 635 35560 1270 34925 3175 30480 3175 29845 3810 29845 5080 30480 8255 31750 10160 32385 12065 33020 13335 33655 18415 33655 19685 33020 20320 33020 20320 32385 20955 32385 20955 31750 21590 31750 21590 27940 20955 27305 20320 26670 19685 26670 18415 26035 17780 25400 16510 25400 14605 24765 12065 24130 10795 23495 9525 22860 8255 22225 7620 22225 6350 20955 5080 20320 4445 19685 3810 18415 3175 17780 2540 17145 2540 15875 1905 15240 1905 10795 2540 9525 3175 8255 3810 6985 4445 5715 5080 5080 6350 3810 7620 3175 8255 2540 10160 1905 11430 1270 12700 635 14605 635 165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385"/><draw:equation draw:name="f7" draw:formula="?f4 / 41275"/><draw:equation draw:name="f8" draw:formula="0 / ?f6"/><draw:equation draw:name="f9" draw:formula="32385 / ?f6"/><draw:equation draw:name="f10" draw:formula="0 / ?f7"/><draw:equation draw:name="f11" draw:formula="41275 / ?f7"/></draw:enhanced-geometry></draw:custom-shape><draw:custom-shape draw:name="Shape 118" draw:style-name="Mgr2" draw:text-style-name="MP2" svg:width="0.0394in" svg:height="0.0539in" svg:x="7.4185in" svg:y="0.9362in"><text:p/><draw:enhanced-geometry svg:viewBox="0 0 33655 41275" draw:text-areas="?f8 ?f10 ?f9 ?f11" draw:type="non-primitive" draw:enhanced-path="M 18415 0 L 22225 0 23495 635 24765 635 26670 1270 28575 1905 29845 1905 30480 2540 31115 2540 31750 3175 32385 3810 33020 4445 33655 4445 33655 5715 29845 10795 29845 11430 29210 11430 27940 10795 26670 9525 25400 9525 24130 8890 22860 8255 18415 8255 17780 8890 16510 8890 15875 9525 15240 10160 14605 10795 13970 11430 13335 12065 13335 13335 12700 13970 12700 15240 12065 16510 12065 25400 12700 26670 12700 28575 13335 29845 13970 30480 14605 31115 15240 31750 15875 32385 16510 33020 17780 33020 19050 33655 23495 33655 24130 33020 25400 33020 26035 32385 27305 31750 27940 31115 28575 31115 29210 30480 29845 31115 31750 36195 32385 36830 33020 37465 32385 38100 31750 38735 31115 38735 29845 39370 27940 40005 26035 40640 24130 41275 15240 41275 13335 40640 11430 40005 10795 40005 9525 39370 8890 39370 8255 38735 7620 38100 6350 37465 5715 36830 5080 36195 4445 35560 3810 34925 3175 34290 3175 33655 2540 33020 1905 31750 1905 31115 1270 30480 635 29210 635 27305 0 26035 0 16510 635 14605 1270 12700 1905 10795 3175 8890 3810 8255 3810 6985 4445 6350 5080 5715 5715 5080 6985 4445 7620 3810 8255 3175 8890 2540 10160 2540 10795 1905 12065 1270 12700 1270 13970 635 17145 635 184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655"/><draw:equation draw:name="f7" draw:formula="?f4 / 41275"/><draw:equation draw:name="f8" draw:formula="0 / ?f6"/><draw:equation draw:name="f9" draw:formula="33655 / ?f6"/><draw:equation draw:name="f10" draw:formula="0 / ?f7"/><draw:equation draw:name="f11" draw:formula="41275 / ?f7"/></draw:enhanced-geometry></draw:custom-shape><draw:custom-shape draw:name="Shape 119" draw:style-name="Mgr2" draw:text-style-name="MP2" svg:width="0.0421in" svg:height="0.0713in" svg:x="7.4685in" svg:y="0.9161in"><text:p/><draw:enhanced-geometry svg:viewBox="0 0 34925 55880" draw:text-areas="?f8 ?f10 ?f9 ?f11" draw:type="non-primitive" draw:enhanced-path="M 9525 0 L 11430 0 11430 20320 13335 19050 15875 17780 17780 17145 19685 16510 20320 16510 21589 15875 25400 15875 26670 16510 27939 16510 29210 17145 30480 17780 31114 17780 32385 19050 33020 19685 33655 20320 34289 21590 34289 22225 34925 23495 34925 28575 34925 55880 24130 55880 23495 55245 23495 27305 22860 26035 22225 25400 22225 24765 20955 24765 20320 24130 16510 24130 16510 24765 15239 24765 13970 25400 13335 26035 12700 26670 12064 27305 11430 27940 11430 55245 11430 55880 635 55880 0 55880 0 1270 635 1270 1905 1270 952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925"/><draw:equation draw:name="f7" draw:formula="?f4 / 55880"/><draw:equation draw:name="f8" draw:formula="0 / ?f6"/><draw:equation draw:name="f9" draw:formula="34925 / ?f6"/><draw:equation draw:name="f10" draw:formula="0 / ?f7"/><draw:equation draw:name="f11" draw:formula="55880 / ?f7"/></draw:enhanced-geometry></draw:custom-shape><draw:custom-shape draw:name="Shape 120" draw:style-name="Mgr2" draw:text-style-name="MP2" svg:width="0.0189in" svg:height="0.0323in" svg:x="7.5248in" svg:y="0.9579in"><text:p/><draw:enhanced-geometry svg:viewBox="0 0 16193 24765" draw:text-areas="?f8 ?f10 ?f9 ?f11" draw:type="non-primitive" draw:enhanced-path="M 13970 0 L 16193 0 16193 6350 15875 6350 14605 6985 13970 7620 12700 7620 12065 8255 11430 8890 11430 9525 10795 9525 10795 11430 10161 11430 10161 12065 10795 13335 10795 15240 11430 15240 11430 15875 12065 16510 12700 17145 13336 17145 13970 17780 16193 17780 16193 24606 15875 24765 9525 24765 8255 24130 6986 24130 6350 23495 5080 22860 3811 22225 3175 21590 2540 20955 1905 19685 1270 19050 636 17780 0 16510 0 9525 636 8890 636 7620 1270 6985 1905 6350 2540 5080 3175 4445 3811 4445 4445 3810 5080 3175 5715 2540 6350 1905 7620 1905 8255 1270 10161 1270 12065 635 1397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93"/><draw:equation draw:name="f7" draw:formula="?f4 / 24765"/><draw:equation draw:name="f8" draw:formula="0 / ?f6"/><draw:equation draw:name="f9" draw:formula="16193 / ?f6"/><draw:equation draw:name="f10" draw:formula="0 / ?f7"/><draw:equation draw:name="f11" draw:formula="24765 / ?f7"/></draw:enhanced-geometry></draw:custom-shape><draw:custom-shape draw:name="Shape 121" draw:style-name="Mgr2" draw:text-style-name="MP2" svg:width="0.0161in" svg:height="0.013in" svg:x="7.5276in" svg:y="0.9362in"><text:p/><draw:enhanced-geometry svg:viewBox="0 0 13653 10160" draw:text-areas="?f8 ?f10 ?f9 ?f11" draw:type="non-primitive" draw:enhanced-path="M 12700 0 L 13653 0 13653 8255 10160 8255 8255 8890 6985 8890 4445 9525 2540 10160 1905 9525 0 5080 0 3810 635 3175 635 2540 1270 2540 1905 1905 3175 1905 3810 1270 5080 1270 7620 635 10160 635 1270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653"/><draw:equation draw:name="f7" draw:formula="?f4 / 10160"/><draw:equation draw:name="f8" draw:formula="0 / ?f6"/><draw:equation draw:name="f9" draw:formula="13653 / ?f6"/><draw:equation draw:name="f10" draw:formula="0 / ?f7"/><draw:equation draw:name="f11" draw:formula="10160 / ?f7"/></draw:enhanced-geometry></draw:custom-shape><draw:custom-shape draw:name="Shape 122" draw:style-name="Mgr2" draw:text-style-name="MP2" svg:width="0.0232in" svg:height="0.0539in" svg:x="7.5445in" svg:y="0.9362in"><text:p/><draw:enhanced-geometry svg:viewBox="0 0 20003 41275" draw:text-areas="?f8 ?f10 ?f9 ?f11" draw:type="non-primitive" draw:enhanced-path="M 0 0 L 4128 0 6032 635 9207 635 10478 1270 11747 1905 12382 2540 13653 3175 14288 4445 14922 5080 15557 6350 16193 6985 16828 8255 16828 29210 17463 30480 17463 32385 18097 34290 18732 35560 18732 36195 19368 36830 20003 37465 20003 38100 19368 38735 18732 38735 11747 41275 10478 41275 9843 40640 9207 40005 9207 39370 8572 38735 8572 36830 6668 38100 4128 39370 3493 40005 2857 40005 1588 40640 953 40640 0 41116 0 34290 2222 34290 3493 33655 4128 33020 5397 32385 6032 31115 6032 22860 0 22860 0 16510 6032 16510 6032 10160 5397 10160 5397 9525 4763 9525 4128 8890 3493 8890 2857 8255 0 825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003"/><draw:equation draw:name="f7" draw:formula="?f4 / 41275"/><draw:equation draw:name="f8" draw:formula="0 / ?f6"/><draw:equation draw:name="f9" draw:formula="20003 / ?f6"/><draw:equation draw:name="f10" draw:formula="0 / ?f7"/><draw:equation draw:name="f11" draw:formula="41275 / ?f7"/></draw:enhanced-geometry></draw:custom-shape><draw:custom-shape draw:name="Shape 123" draw:style-name="Mgr2" draw:text-style-name="MP2" svg:width="0.0012in" svg:height="0.0012in" svg:x="7.6118in" svg:y="0.9398in"><text:p/><draw:enhanced-geometry svg:viewBox="0 0 635 0" draw:text-areas="?f8 ?f10 ?f9 ?f10" draw:type="non-primitive" draw:enhanced-path="M 635 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5"/><draw:equation draw:name="f7" draw:formula="?f4 / 0"/><draw:equation draw:name="f8" draw:formula="0 / ?f6"/><draw:equation draw:name="f9" draw:formula="635 / ?f6"/><draw:equation draw:name="f10" draw:formula="0 / ?f7"/></draw:enhanced-geometry></draw:custom-shape><draw:custom-shape draw:name="Shape 124" draw:style-name="Mgr2" draw:text-style-name="MP2" svg:width="0.0398in" svg:height="0.0713in" svg:x="7.5748in" svg:y="0.9161in"><text:p/><draw:enhanced-geometry svg:viewBox="0 0 33655 55880" draw:text-areas="?f8 ?f10 ?f9 ?f11" draw:type="non-primitive" draw:enhanced-path="M 17145 0 L 27940 0 29210 635 31115 635 32385 1270 33020 1270 33020 1905 33655 1905 33655 2540 33020 2540 33020 3175 31750 8255 31115 8890 29845 8890 28575 8255 26670 8255 25400 7620 23495 7620 22860 8255 20955 8255 20320 8890 19685 9525 19685 10795 19685 11430 19050 12700 19050 17145 30480 17145 31115 17780 31115 18415 30480 19050 29845 23495 29845 24130 29210 24130 29210 24765 19050 24765 19050 55880 18415 55880 8890 55880 8255 55880 8255 55245 7620 55245 7620 24765 1270 24765 0 24765 0 17780 635 17145 1270 17145 7620 17145 7620 12700 8255 10795 8255 8255 8890 6985 9525 5715 10160 4445 10795 3810 12065 2540 12700 1905 13970 1270 15240 635 171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655"/><draw:equation draw:name="f7" draw:formula="?f4 / 55880"/><draw:equation draw:name="f8" draw:formula="0 / ?f6"/><draw:equation draw:name="f9" draw:formula="33655 / ?f6"/><draw:equation draw:name="f10" draw:formula="0 / ?f7"/><draw:equation draw:name="f11" draw:formula="55880 / ?f7"/></draw:enhanced-geometry></draw:custom-shape><draw:custom-shape draw:name="Shape 125" draw:style-name="Mgr2" draw:text-style-name="MP2" svg:width="0.0386in" svg:height="0.0677in" svg:x="7.6157in" svg:y="0.9224in"><text:p/><draw:enhanced-geometry svg:viewBox="0 0 32385 52070" draw:text-areas="?f8 ?f10 ?f9 ?f11" draw:type="non-primitive" draw:enhanced-path="M 17145 0 L 19050 0 19050 635 19050 12064 30480 12064 30480 12700 31114 13335 31114 13970 29210 18414 29210 19685 19050 19685 19050 40005 19685 41275 19685 41910 19685 42545 20320 42545 20320 43180 21589 43180 24764 43180 25400 42545 26670 42545 27305 41910 28575 41910 29210 41275 29845 41910 31750 48260 32385 48895 32385 49530 31750 49530 31750 50164 31114 50164 30480 50800 29210 50800 27939 51435 26035 51435 24130 52070 15875 52070 14605 51435 13335 51435 12700 50800 12064 50800 11430 50164 10795 49530 10160 48260 9525 47625 8889 46355 8255 45085 8255 42545 7620 40005 7620 19685 635 19685 0 19050 0 13335 0 12700 635 12700 635 12064 7620 12064 7620 1905 8255 1905 8255 1270 9525 635 171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385"/><draw:equation draw:name="f7" draw:formula="?f4 / 52070"/><draw:equation draw:name="f8" draw:formula="0 / ?f6"/><draw:equation draw:name="f9" draw:formula="32385 / ?f6"/><draw:equation draw:name="f10" draw:formula="0 / ?f7"/><draw:equation draw:name="f11" draw:formula="52070 / ?f7"/></draw:enhanced-geometry></draw:custom-shape><draw:custom-shape draw:name="Shape 126" draw:style-name="Mgr2" draw:text-style-name="MP2" svg:width="0.0232in" svg:height="0.0677in" svg:x="7.6992in" svg:y="0.9197in"><text:p/><draw:enhanced-geometry svg:viewBox="0 0 19050 53340" draw:text-areas="?f8 ?f10 ?f9 ?f11" draw:type="non-primitive" draw:enhanced-path="M 0 0 L 1905 0 19050 0 19050 8890 17145 8255 12065 8255 12065 22225 18415 22225 19050 21590 19050 30480 12065 30480 12065 45085 19050 45085 19050 53340 0 53340 0 52705 0 1270 0 63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050"/><draw:equation draw:name="f7" draw:formula="?f4 / 53340"/><draw:equation draw:name="f8" draw:formula="0 / ?f6"/><draw:equation draw:name="f9" draw:formula="19050 / ?f6"/><draw:equation draw:name="f10" draw:formula="0 / ?f7"/><draw:equation draw:name="f11" draw:formula="53340 / ?f7"/></draw:enhanced-geometry></draw:custom-shape><draw:custom-shape draw:name="Shape 127" draw:style-name="Mgr2" draw:text-style-name="MP2" svg:width="0.0224in" svg:height="0.0677in" svg:x="7.722in" svg:y="0.9197in"><text:p/><draw:enhanced-geometry svg:viewBox="0 0 19050 53340" draw:text-areas="?f8 ?f10 ?f9 ?f11" draw:type="non-primitive" draw:enhanced-path="M 0 0 L 3175 0 5080 635 6350 635 8255 1270 10160 1905 10795 2540 11430 2540 12065 3175 12700 3810 13335 4445 13970 4445 14605 5080 15240 5715 15240 6985 15875 7620 15875 8255 16510 9525 16510 10160 17145 11430 17145 14605 16510 15875 16510 17780 15875 18415 15875 19685 15240 20320 14605 21590 13970 22225 12700 22860 12065 22860 11430 23495 10795 24130 8890 24765 7620 25400 9525 26035 11430 26670 12065 27305 13335 27305 13970 27940 15240 28575 15875 29845 16510 30480 17145 31750 17780 32385 18415 33655 19050 34925 19050 41910 18415 43180 18415 43815 17780 44450 17780 45720 17145 46355 17145 46990 16510 47625 15875 48260 15240 48895 14605 49530 13970 50165 13335 50165 12700 50800 10795 51435 8890 52070 6985 52705 5080 52705 3175 53340 0 53340 0 45085 1270 45085 1905 44450 3175 44450 3810 43815 4445 43180 5080 43180 5715 42545 6350 41275 6350 40640 6985 40005 6985 35560 6350 34290 6350 33655 5715 33020 5080 32385 4445 31750 3810 31750 3175 31115 2540 31115 1270 30480 0 30480 0 21590 635 21590 1270 20955 1905 20955 2540 20320 3175 19685 3810 19050 4445 18415 4445 17145 5080 15875 5080 13970 4445 12700 4445 11430 3810 10795 3175 10160 2540 9525 1905 9525 1270 8890 0 889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050"/><draw:equation draw:name="f7" draw:formula="?f4 / 53340"/><draw:equation draw:name="f8" draw:formula="0 / ?f6"/><draw:equation draw:name="f9" draw:formula="19050 / ?f6"/><draw:equation draw:name="f10" draw:formula="0 / ?f7"/><draw:equation draw:name="f11" draw:formula="53340 / ?f7"/></draw:enhanced-geometry></draw:custom-shape><draw:custom-shape draw:name="Shape 128" draw:style-name="Mgr2" draw:text-style-name="MP2" svg:width="0.0217in" svg:height="0.0539in" svg:x="7.7555in" svg:y="0.9362in"><text:p/><draw:enhanced-geometry svg:viewBox="0 0 18415 41275" draw:text-areas="?f8 ?f10 ?f9 ?f11" draw:type="non-primitive" draw:enhanced-path="M 17145 0 L 18415 0 18415 7620 17145 7620 15875 8255 15240 8890 13970 8890 13335 9525 13335 10160 12700 10795 12065 11430 12065 13335 11430 13970 11430 16510 18415 16510 18415 23495 11430 23495 11430 26670 12065 27305 12065 28575 12700 29210 13335 29845 13970 30480 14605 31115 15240 31750 16510 32385 17145 32385 18415 33020 18415 41275 15875 41275 13970 40640 12065 40005 10795 40005 10160 39370 9525 39370 8255 38735 7620 38100 6985 38100 6350 37465 5715 36830 5080 36195 4445 35560 3810 34925 3175 34290 2540 33020 1905 32385 1905 31750 1270 30480 1270 29845 635 28575 635 27305 0 26035 0 17145 635 14605 1270 12700 1905 10795 3175 8890 3810 7620 5080 5715 5715 5080 6350 4445 6985 3810 8255 3810 8890 3175 9525 2540 10160 1905 11430 1905 12065 1270 13335 1270 13970 635 15875 635 171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415"/><draw:equation draw:name="f7" draw:formula="?f4 / 41275"/><draw:equation draw:name="f8" draw:formula="0 / ?f6"/><draw:equation draw:name="f9" draw:formula="18415 / ?f6"/><draw:equation draw:name="f10" draw:formula="0 / ?f7"/><draw:equation draw:name="f11" draw:formula="41275 / ?f7"/></draw:enhanced-geometry></draw:custom-shape><draw:custom-shape draw:name="Shape 129" draw:style-name="Mgr2" draw:text-style-name="MP2" svg:width="0.0205in" svg:height="0.0142in" svg:x="7.7776in" svg:y="0.976in"><text:p/><draw:enhanced-geometry svg:viewBox="0 0 17145 10795" draw:text-areas="?f8 ?f10 ?f9 ?f11" draw:type="non-primitive" draw:enhanced-path="M 14605 0 L 14605 635 15239 635 17145 5080 17145 6985 16510 7620 15875 8255 15239 8255 13970 8889 13335 8889 12064 9525 9525 10160 6985 10160 5714 10795 0 10795 0 2539 6985 2539 8889 1905 10795 1270 12700 635 1460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145"/><draw:equation draw:name="f7" draw:formula="?f4 / 10795"/><draw:equation draw:name="f8" draw:formula="0 / ?f6"/><draw:equation draw:name="f9" draw:formula="17145 / ?f6"/><draw:equation draw:name="f10" draw:formula="0 / ?f7"/><draw:equation draw:name="f11" draw:formula="10795 / ?f7"/></draw:enhanced-geometry></draw:custom-shape><draw:custom-shape draw:name="Shape 130" draw:style-name="Mgr2" draw:text-style-name="MP2" svg:width="0.0213in" svg:height="0.0303in" svg:x="7.7776in" svg:y="0.9362in"><text:p/><draw:enhanced-geometry svg:viewBox="0 0 18414 23495" draw:text-areas="?f8 ?f10 ?f9 ?f11" draw:type="non-primitive" draw:enhanced-path="M 0 0 L 3810 0 5080 635 6985 635 8255 1270 9525 1905 10160 1905 10795 2540 12064 3175 12700 3810 13335 4445 13970 5080 14605 5715 15239 6350 15875 6985 16510 8890 17145 10795 17780 12065 17780 13970 18414 15875 18414 22860 17780 22860 17780 23495 0 23495 0 16510 6985 16510 6985 12065 6350 11430 6350 10795 5714 10160 5080 9525 5080 8890 4445 8255 3810 8255 2539 7620 0 762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414"/><draw:equation draw:name="f7" draw:formula="?f4 / 23495"/><draw:equation draw:name="f8" draw:formula="0 / ?f6"/><draw:equation draw:name="f9" draw:formula="18414 / ?f6"/><draw:equation draw:name="f10" draw:formula="0 / ?f7"/><draw:equation draw:name="f11" draw:formula="23495 / ?f7"/></draw:enhanced-geometry></draw:custom-shape><draw:custom-shape draw:name="Shape 131" draw:style-name="Mgr2" draw:text-style-name="MP2" svg:width="0.0331in" svg:height="0.0512in" svg:x="7.811in" svg:y="0.9362in"><text:p/><draw:enhanced-geometry svg:viewBox="0 0 28575 40005" draw:text-areas="?f8 ?f10 ?f9 ?f11" draw:type="non-primitive" draw:enhanced-path="M 9525 0 L 10161 635 10795 1270 10795 2540 11430 3175 12065 4445 12065 6350 13970 4445 16511 2540 17145 1905 17780 1270 18415 1270 19050 635 20320 635 21590 0 25400 0 26036 635 27940 635 27940 1270 28575 1270 28575 1905 28575 2540 26036 9525 25400 9525 25400 10160 24130 10160 23495 9525 19050 9525 18415 10160 17780 10160 16511 10795 15875 11430 15240 12065 14605 12700 14605 13335 14605 39370 13970 39370 13970 40005 3175 40005 3175 39370 2540 38735 2540 10160 1905 8890 1270 6985 636 6350 636 5080 0 4445 0 3810 0 3175 636 3175 1270 3175 7620 635 8255 635 952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75"/><draw:equation draw:name="f7" draw:formula="?f4 / 40005"/><draw:equation draw:name="f8" draw:formula="0 / ?f6"/><draw:equation draw:name="f9" draw:formula="28575 / ?f6"/><draw:equation draw:name="f10" draw:formula="0 / ?f7"/><draw:equation draw:name="f11" draw:formula="40005 / ?f7"/></draw:enhanced-geometry></draw:custom-shape><draw:custom-shape draw:name="Shape 132" draw:style-name="Mgr2" draw:text-style-name="MP2" svg:width="0.024in" svg:height="0.074in" svg:x="7.8528in" svg:y="0.9161in"><text:p/><draw:enhanced-geometry svg:viewBox="0 0 20320 57150" draw:text-areas="?f8 ?f10 ?f9 ?f11" draw:type="non-primitive" draw:enhanced-path="M 8889 0 L 10795 0 10795 46355 11430 46990 11430 47625 12064 47625 12064 48260 12700 48260 15875 48260 16510 47625 17780 47625 19685 54610 20320 55245 19685 55880 18414 55880 17145 56515 15875 56515 13970 57150 7620 57150 6350 56515 5080 56515 4445 55880 3810 55245 3175 54610 2539 54610 1905 53340 1270 52705 1270 51435 635 50165 635 47625 0 45085 0 1270 635 1270 1905 1270 888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20"/><draw:equation draw:name="f7" draw:formula="?f4 / 57150"/><draw:equation draw:name="f8" draw:formula="0 / ?f6"/><draw:equation draw:name="f9" draw:formula="20320 / ?f6"/><draw:equation draw:name="f10" draw:formula="0 / ?f7"/><draw:equation draw:name="f11" draw:formula="57150 / ?f7"/></draw:enhanced-geometry></draw:custom-shape><draw:custom-shape draw:name="Shape 133" draw:style-name="Mgr2" draw:text-style-name="MP2" svg:width="0.024in" svg:height="0.0504in" svg:x="7.8803in" svg:y="0.9382in"><text:p/><draw:enhanced-geometry svg:viewBox="0 0 19685 38736" draw:text-areas="?f8 ?f10 ?f9 ?f11" draw:type="non-primitive" draw:enhanced-path="M 635 0 L 18415 0 19050 0 19685 636 19685 1270 19685 38736 8890 38736 8255 38736 8255 38100 8255 7620 635 7620 0 6986 0 636 635 636 63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85"/><draw:equation draw:name="f7" draw:formula="?f4 / 38736"/><draw:equation draw:name="f8" draw:formula="0 / ?f6"/><draw:equation draw:name="f9" draw:formula="19685 / ?f6"/><draw:equation draw:name="f10" draw:formula="0 / ?f7"/><draw:equation draw:name="f11" draw:formula="38736 / ?f7"/></draw:enhanced-geometry></draw:custom-shape><draw:custom-shape draw:name="Shape 134" draw:style-name="Mgr2" draw:text-style-name="MP2" svg:width="0.0169in" svg:height="0.0157in" svg:x="7.8886in" svg:y="0.9161in"><text:p/><draw:enhanced-geometry svg:viewBox="0 0 13970 12065" draw:text-areas="?f8 ?f10 ?f9 ?f11" draw:type="non-primitive" draw:enhanced-path="M 3810 0 L 10160 0 10795 635 11430 1270 12065 1270 12700 1905 12700 2540 13335 3175 13970 3810 13970 5715 13970 8255 13335 8255 13335 8890 12700 9525 12700 10160 12065 10795 11430 10795 10795 11430 10160 12065 3810 12065 3175 11430 2540 11430 1905 10795 1270 10160 635 9525 635 8255 0 8255 0 3810 635 3175 635 2540 1270 1905 1905 1270 2540 635 3175 635 38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70"/><draw:equation draw:name="f7" draw:formula="?f4 / 12065"/><draw:equation draw:name="f8" draw:formula="0 / ?f6"/><draw:equation draw:name="f9" draw:formula="13970 / ?f6"/><draw:equation draw:name="f10" draw:formula="0 / ?f7"/><draw:equation draw:name="f11" draw:formula="12065 / ?f7"/></draw:enhanced-geometry></draw:custom-shape><draw:custom-shape draw:name="Shape 135" draw:style-name="Mgr2" draw:text-style-name="MP2" svg:width="0.0449in" svg:height="0.0512in" svg:x="7.9201in" svg:y="0.9362in"><text:p/><draw:enhanced-geometry svg:viewBox="0 0 37465 40005" draw:text-areas="?f8 ?f10 ?f9 ?f11" draw:type="non-primitive" draw:enhanced-path="M 8890 0 L 9525 0 10161 635 10795 1270 11430 3175 12065 5715 13336 5080 14605 3810 15875 3175 17145 1905 17780 1905 19050 1270 19686 1270 20955 635 22225 635 23495 0 27940 0 28575 635 31115 635 31750 1270 32386 1905 33655 1905 34290 2540 34925 3810 35561 4445 36195 5715 36830 6985 36830 8255 37465 9525 37465 11430 37465 40005 26670 40005 26036 40005 26036 39370 26036 11430 25400 10160 24765 10160 24765 9525 24130 8890 23495 8890 22225 8255 19050 8255 18415 8890 17145 8890 15875 9525 14605 10795 13336 11430 13336 39370 12700 40005 1905 40005 1905 39370 1905 15875 1270 12065 1270 6985 636 5715 636 4445 0 3175 0 2540 636 2540 8255 635 889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5"/><draw:equation draw:name="f7" draw:formula="?f4 / 40005"/><draw:equation draw:name="f8" draw:formula="0 / ?f6"/><draw:equation draw:name="f9" draw:formula="37465 / ?f6"/><draw:equation draw:name="f10" draw:formula="0 / ?f7"/><draw:equation draw:name="f11" draw:formula="40005 / ?f7"/></draw:enhanced-geometry></draw:custom-shape><draw:custom-shape draw:name="Shape 136" draw:style-name="Mgr2" draw:text-style-name="MP2" svg:width="0.048in" svg:height="0.0685in" svg:x="6.9673in" svg:y="0.8098in"><text:p/><draw:enhanced-geometry svg:viewBox="0 0 40640 53340" draw:text-areas="?f8 ?f10 ?f9 ?f11" draw:type="non-primitive" draw:enhanced-path="M 0 0 L 635 0 10795 0 11430 0 11430 1270 12065 1270 12065 21590 28575 21590 28575 1270 28575 0 29210 0 40005 0 40640 1270 40640 1905 40640 52705 40005 53340 29210 53340 28575 53340 28575 29845 12065 29845 12065 52070 11430 52705 11430 53340 10795 53340 635 53340 0 5334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640"/><draw:equation draw:name="f7" draw:formula="?f4 / 53340"/><draw:equation draw:name="f8" draw:formula="0 / ?f6"/><draw:equation draw:name="f9" draw:formula="40640 / ?f6"/><draw:equation draw:name="f10" draw:formula="0 / ?f7"/><draw:equation draw:name="f11" draw:formula="53340 / ?f7"/></draw:enhanced-geometry></draw:custom-shape><draw:custom-shape draw:name="Shape 137" draw:style-name="Mgr2" draw:text-style-name="MP2" svg:width="0.0232in" svg:height="0.0531in" svg:x="7.0283in" svg:y="0.8272in"><text:p/><draw:enhanced-geometry svg:viewBox="0 0 19367 41275" draw:text-areas="?f8 ?f10 ?f9 ?f11" draw:type="non-primitive" draw:enhanced-path="M 17145 0 L 19367 0 19367 8255 18415 8255 17145 8890 16510 8890 15875 9525 15240 9525 14605 10160 13970 10795 13335 12065 13335 12700 12700 13970 12700 14605 12065 15875 12065 26035 12700 27305 12700 28575 13335 29210 13335 30480 13970 31115 14605 31750 15240 32385 15875 33020 16510 33655 18415 33655 19050 34290 19367 34131 19367 41275 15240 41275 13970 40640 12065 40640 11430 40005 10160 40005 9525 39370 8890 38735 8255 38100 6985 37465 6350 37465 5715 36830 5080 36195 3810 34290 3175 33020 1905 31115 1270 29210 635 27305 0 25400 0 16510 635 14605 1270 12065 1905 10795 3175 8890 3810 6985 5080 5715 6350 4445 8255 3175 8890 3175 9525 2540 10160 1905 11430 1905 12065 1270 13335 1270 13970 635 15875 635 171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367"/><draw:equation draw:name="f7" draw:formula="?f4 / 41275"/><draw:equation draw:name="f8" draw:formula="0 / ?f6"/><draw:equation draw:name="f9" draw:formula="19367 / ?f6"/><draw:equation draw:name="f10" draw:formula="0 / ?f7"/><draw:equation draw:name="f11" draw:formula="41275 / ?f7"/></draw:enhanced-geometry></draw:custom-shape><draw:custom-shape draw:name="Shape 138" draw:style-name="Mgr2" draw:text-style-name="MP2" svg:width="0.024in" svg:height="0.0531in" svg:x="7.0512in" svg:y="0.8272in"><text:p/><draw:enhanced-geometry svg:viewBox="0 0 20003 41275" draw:text-areas="?f8 ?f10 ?f9 ?f11" draw:type="non-primitive" draw:enhanced-path="M 0 0 L 2223 0 2858 635 5398 635 6033 1270 7303 1270 7938 1905 9208 1905 9843 2540 10478 3175 11113 3175 13018 4445 14288 5715 15558 6985 16828 8890 17463 10795 18733 12065 18733 14605 19368 16510 19368 18415 20003 20955 19368 23495 19368 25400 18733 27305 18733 29210 17463 31115 16828 33020 15558 34290 14288 36195 13653 36830 13018 37465 12383 37465 11113 38100 10478 38735 9843 39370 9208 40005 7938 40005 7303 40640 5398 40640 4128 41275 0 41275 0 34131 953 33655 2858 33655 3493 33020 4128 32385 4763 31750 5398 31115 6033 30480 6668 29210 6668 28575 7303 27305 7303 14605 6668 13970 6668 12700 6033 12065 5398 10795 4763 10160 4128 9525 3493 9525 2858 8890 2223 8890 953 8255 0 825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003"/><draw:equation draw:name="f7" draw:formula="?f4 / 41275"/><draw:equation draw:name="f8" draw:formula="0 / ?f6"/><draw:equation draw:name="f9" draw:formula="20003 / ?f6"/><draw:equation draw:name="f10" draw:formula="0 / ?f7"/><draw:equation draw:name="f11" draw:formula="41275 / ?f7"/></draw:enhanced-geometry></draw:custom-shape><draw:custom-shape draw:name="Shape 139" draw:style-name="Mgr2" draw:text-style-name="MP2" svg:width="0.0394in" svg:height="0.0531in" svg:x="7.0858in" svg:y="0.8272in"><text:p/><draw:enhanced-geometry svg:viewBox="0 0 33020 41275" draw:text-areas="?f8 ?f10 ?f9 ?f11" draw:type="non-primitive" draw:enhanced-path="M 18415 0 L 20955 0 22860 635 24765 635 26670 1270 28575 1905 29210 1905 30480 2540 31115 3175 31750 3175 32385 3810 33020 4445 33020 5080 33020 5715 29210 10795 29210 11430 28575 11430 27940 10795 27305 10795 26035 10160 25400 9525 24130 8890 22860 8890 22225 8255 18415 8255 17780 8890 16510 8890 15875 9525 15240 10160 14605 10795 13970 11430 13335 12065 12700 13335 12700 13970 12065 15240 12065 17780 11430 19050 11430 22225 12065 24130 12065 26670 12700 27940 12700 28575 13335 29845 13970 30480 14605 31750 15240 32385 15875 33020 16510 33020 17780 33655 19685 33655 20955 34290 21590 33655 24130 33655 25400 33020 26035 32385 26670 31750 27940 31115 29210 31115 29210 31750 32385 36195 32385 36830 32385 37465 31750 38100 31115 38735 30480 38735 29845 39370 29210 40005 27940 40005 26035 40640 24130 41275 13970 41275 13335 40640 12065 40640 11430 40005 10795 40005 9525 39370 8890 38735 8255 38735 7620 38100 6350 37465 5715 36830 5080 36195 4445 35560 4445 34925 3810 34290 3175 33655 2540 33020 1905 31750 1905 31115 1270 29845 1270 27940 635 26035 0 24130 0 19050 635 16510 1270 14605 1270 12700 1905 11430 1905 10795 2540 10160 3175 8890 3810 8255 4445 7620 4445 6985 5715 5715 6350 5080 6985 4445 7620 3810 8255 3810 9525 3175 10160 2540 10795 1905 12065 1905 12700 1270 13970 1270 15240 635 17145 635 184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020"/><draw:equation draw:name="f7" draw:formula="?f4 / 41275"/><draw:equation draw:name="f8" draw:formula="0 / ?f6"/><draw:equation draw:name="f9" draw:formula="33020 / ?f6"/><draw:equation draw:name="f10" draw:formula="0 / ?f7"/><draw:equation draw:name="f11" draw:formula="41275 / ?f7"/></draw:enhanced-geometry></draw:custom-shape><draw:custom-shape draw:name="Shape 140" draw:style-name="Mgr2" draw:text-style-name="MP2" svg:width="0.0425in" svg:height="0.0732in" svg:x="7.1358in" svg:y="0.8055in"><text:p/><draw:enhanced-geometry svg:viewBox="0 0 35560 56515" draw:text-areas="?f8 ?f10 ?f9 ?f11" draw:type="non-primitive" draw:enhanced-path="M 10160 0 L 10795 0 11430 635 11430 20955 12065 20320 13335 19685 13970 19050 15875 18415 17145 17780 19050 17145 20955 17145 22225 16510 25400 16510 26670 17145 28575 17145 29845 17780 30480 18415 31750 19050 32385 19685 33020 20320 33655 21590 34290 22225 34925 23495 34925 24130 35560 25400 35560 29210 35560 56515 34925 56515 24765 56515 24130 56515 24130 29210 23495 27940 23495 27305 22860 26670 22860 26035 22225 26035 21590 25400 20955 25400 20320 24765 17780 24765 17145 25400 15240 25400 13970 26035 12700 27305 11430 27940 11430 56515 10795 56515 0 56515 0 2540 0 1905 1905 1905 8890 635 1016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60"/><draw:equation draw:name="f7" draw:formula="?f4 / 56515"/><draw:equation draw:name="f8" draw:formula="0 / ?f6"/><draw:equation draw:name="f9" draw:formula="35560 / ?f6"/><draw:equation draw:name="f10" draw:formula="0 / ?f7"/><draw:equation draw:name="f11" draw:formula="56515 / ?f7"/></draw:enhanced-geometry></draw:custom-shape><draw:custom-shape draw:name="Shape 141" draw:style-name="Mgr2" draw:text-style-name="MP2" svg:width="0.037in" svg:height="0.0531in" svg:x="7.1894in" svg:y="0.8272in"><text:p/><draw:enhanced-geometry svg:viewBox="0 0 31750 41275" draw:text-areas="?f8 ?f10 ?f9 ?f11" draw:type="non-primitive" draw:enhanced-path="M 15240 0 L 19050 0 21590 635 23495 1270 26036 1270 27940 1905 29211 2540 29845 3175 30480 3175 30480 3810 30480 5080 28575 9525 27940 10160 26670 10160 24765 9525 22861 8890 20955 8890 19050 8255 14605 8255 13970 8890 12700 8890 12700 9525 12065 9525 12065 10160 11430 10160 11430 10795 11430 13335 12065 13970 12700 14605 13336 14605 13970 15240 14605 15240 15875 15875 18415 16510 20320 17145 21590 17780 22861 18415 24130 19050 25400 19685 26670 20320 27940 20955 29211 22225 29845 23495 30480 24130 31115 24765 31115 25400 31750 26035 31750 31750 31115 33020 31115 33655 30480 34925 29845 36195 28575 36830 27940 38100 26670 38735 25400 39370 24130 40005 22861 40640 21590 40640 19686 41275 10795 41275 8255 40640 5715 40005 4445 39370 3175 38735 2540 38735 1270 38100 636 37465 0 37465 0 36195 0 35560 1905 31115 2540 30480 3811 30480 6986 32385 8890 33020 11430 33655 14605 33655 15240 34290 16511 33655 18415 33655 19686 33020 20320 32385 20320 31750 20955 31750 20955 29845 21590 29845 20955 29210 20955 28575 20955 27940 20320 27305 19686 27305 19050 26670 17780 26035 17145 26035 15875 25400 13336 24765 10795 24130 9525 23495 8255 23495 6986 22860 6350 22225 5080 21590 4445 20320 3175 19685 2540 18415 2540 17780 1905 17145 1905 16510 1270 15875 1270 10160 1905 8890 2540 7620 2540 6985 3811 5715 4445 5080 5080 3810 6350 3175 7620 2540 8890 1905 10161 1270 11430 635 13336 635 1524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750"/><draw:equation draw:name="f7" draw:formula="?f4 / 41275"/><draw:equation draw:name="f8" draw:formula="0 / ?f6"/><draw:equation draw:name="f9" draw:formula="31750 / ?f6"/><draw:equation draw:name="f10" draw:formula="0 / ?f7"/><draw:equation draw:name="f11" draw:formula="41275 / ?f7"/></draw:enhanced-geometry></draw:custom-shape><draw:custom-shape draw:name="Shape 142" draw:style-name="Mgr2" draw:text-style-name="MP2" svg:width="0.0394in" svg:height="0.0531in" svg:x="7.2382in" svg:y="0.8272in"><text:p/><draw:enhanced-geometry svg:viewBox="0 0 33020 41275" draw:text-areas="?f8 ?f10 ?f9 ?f11" draw:type="non-primitive" draw:enhanced-path="M 18415 0 L 20320 0 22225 635 24130 635 26035 1270 28575 1905 29210 1905 29845 2540 31115 3175 32385 3810 32385 4445 33020 4445 33020 5080 33020 5715 29210 10795 29210 11430 28575 11430 27940 10795 27305 10795 26035 10160 24765 9525 23495 8890 22860 8890 22225 8255 18415 8255 17145 8890 16510 8890 15875 9525 14605 10160 13970 10795 13335 11430 12700 12065 12700 13335 12065 13970 12065 15240 11430 16510 11430 25400 12065 26670 12065 27940 12700 28575 12700 29845 13335 30480 13970 31750 14605 32385 15875 33020 16510 33020 17145 33655 19685 33655 20320 34290 21590 33655 23495 33655 24765 33020 26035 32385 26670 31750 27305 31115 28575 31115 29210 31115 29210 31750 32385 36195 32385 36830 31750 37465 31750 38100 31115 38100 31115 38735 30480 38735 29845 39370 28575 40005 27940 40005 26035 40640 23495 41275 13970 41275 12700 40640 12065 40640 10795 40005 10160 40005 9525 39370 8255 38735 7620 38735 6985 38100 6350 37465 5715 36830 5080 36195 4445 35560 3810 34925 3175 34290 2540 33655 2540 33020 1905 31750 1270 31115 1270 29845 635 27940 0 26035 0 16510 635 14605 1270 12700 1270 11430 1905 10795 2540 10160 3175 8890 3175 8255 3810 7620 4445 6985 5080 5715 5715 5080 6350 4445 6985 3810 8255 3810 8890 3175 9525 2540 10795 1905 11430 1905 12700 1270 13335 1270 14605 635 17145 635 184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020"/><draw:equation draw:name="f7" draw:formula="?f4 / 41275"/><draw:equation draw:name="f8" draw:formula="0 / ?f6"/><draw:equation draw:name="f9" draw:formula="33020 / ?f6"/><draw:equation draw:name="f10" draw:formula="0 / ?f7"/><draw:equation draw:name="f11" draw:formula="41275 / ?f7"/></draw:enhanced-geometry></draw:custom-shape><draw:custom-shape draw:name="Shape 143" draw:style-name="Mgr2" draw:text-style-name="MP2" svg:width="0.0421in" svg:height="0.0732in" svg:x="7.2874in" svg:y="0.8055in"><text:p/><draw:enhanced-geometry svg:viewBox="0 0 34925 56515" draw:text-areas="?f8 ?f10 ?f9 ?f11" draw:type="non-primitive" draw:enhanced-path="M 10161 0 L 11430 0 11430 20955 12700 20320 13336 19685 14605 19050 15875 18415 17780 17780 19686 17145 21590 17145 22861 16510 25400 16510 26670 17145 27940 17145 29211 17780 30480 18415 31750 19050 32386 19685 33020 20320 33655 21590 34290 22225 34290 23495 34925 24130 34925 29210 34925 56515 24765 56515 24765 31750 24130 30480 24130 27940 23495 27305 23495 26670 22861 26035 22225 26035 22225 25400 21590 25400 20955 24765 17780 24765 17145 25400 15240 25400 14605 26035 12700 27305 11430 27940 11430 56515 636 56515 0 56515 0 2540 636 1905 1905 1905 9525 635 10161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925"/><draw:equation draw:name="f7" draw:formula="?f4 / 56515"/><draw:equation draw:name="f8" draw:formula="0 / ?f6"/><draw:equation draw:name="f9" draw:formula="34925 / ?f6"/><draw:equation draw:name="f10" draw:formula="0 / ?f7"/><draw:equation draw:name="f11" draw:formula="56515 / ?f7"/></draw:enhanced-geometry></draw:custom-shape><draw:custom-shape draw:name="Shape 144" draw:style-name="Mgr2" draw:text-style-name="MP2" svg:width="0.0425in" svg:height="0.0531in" svg:x="7.3449in" svg:y="0.8272in"><text:p/><draw:enhanced-geometry svg:viewBox="0 0 36830 41275" draw:text-areas="?f8 ?f10 ?f9 ?f11" draw:type="non-primitive" draw:enhanced-path="M 8889 0 L 10795 0 10795 635 11430 1270 11430 29845 12064 31115 12064 31750 12700 31750 12700 32385 13335 33020 15239 33020 16510 33655 17780 33020 19685 33020 20955 32385 22860 31750 24130 31115 24130 3175 24130 2540 24764 2540 24764 1905 25400 1905 33655 0 34925 0 34925 635 35560 1270 35560 32385 36195 34290 36195 35560 36830 37465 36830 38735 36195 39370 29210 41275 27305 41275 26670 40640 26035 39370 24764 36830 24130 38100 22860 38735 21589 39370 19685 40005 19050 40640 17145 40640 15875 41275 7620 41275 6350 40640 5714 40640 4445 40005 3810 39370 3175 38735 1905 38100 1270 36830 635 36195 635 34925 0 33655 0 3175 0 2540 635 1905 1270 1905 888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30"/><draw:equation draw:name="f7" draw:formula="?f4 / 41275"/><draw:equation draw:name="f8" draw:formula="0 / ?f6"/><draw:equation draw:name="f9" draw:formula="36830 / ?f6"/><draw:equation draw:name="f10" draw:formula="0 / ?f7"/><draw:equation draw:name="f11" draw:formula="41275 / ?f7"/></draw:enhanced-geometry></draw:custom-shape><draw:custom-shape draw:name="Shape 145" draw:style-name="Mgr2" draw:text-style-name="MP2" svg:width="0.024in" svg:height="0.0748in" svg:x="7.4028in" svg:y="0.8055in"><text:p/><draw:enhanced-geometry svg:viewBox="0 0 20320 57785" draw:text-areas="?f8 ?f10 ?f9 ?f11" draw:type="non-primitive" draw:enhanced-path="M 10160 0 L 11430 0 11430 45085 12065 46355 12065 48260 12700 48260 12700 48895 13335 48895 13970 49530 14605 49530 15875 48895 17145 48895 18415 48895 20320 55245 20320 56515 19685 56515 18415 57150 17780 57150 16510 57785 8255 57785 6985 57150 5715 57150 5080 56515 4445 56515 3810 55880 3810 55245 3175 55245 2540 53975 1905 53340 1270 52070 635 50800 635 45720 0 43180 0 3175 635 2540 635 1905 2540 1905 9525 635 1016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20"/><draw:equation draw:name="f7" draw:formula="?f4 / 57785"/><draw:equation draw:name="f8" draw:formula="0 / ?f6"/><draw:equation draw:name="f9" draw:formula="20320 / ?f6"/><draw:equation draw:name="f10" draw:formula="0 / ?f7"/><draw:equation draw:name="f11" draw:formula="57785 / ?f7"/></draw:enhanced-geometry></draw:custom-shape><draw:custom-shape draw:name="Shape 146" draw:style-name="Mgr2" draw:text-style-name="MP2" svg:width="0.0213in" svg:height="0.0531in" svg:x="7.4346in" svg:y="0.8272in"><text:p/><draw:enhanced-geometry svg:viewBox="0 0 18415 41275" draw:text-areas="?f8 ?f10 ?f9 ?f11" draw:type="non-primitive" draw:enhanced-path="M 18415 0 L 18415 7620 17145 7620 16511 8255 15240 8255 14605 8890 13970 9525 13336 10160 12700 10795 12065 11430 12065 12700 11430 13335 11430 16510 18415 16510 18415 23495 11430 23495 11430 24765 12065 26670 12065 28575 12700 29210 13336 29845 13970 30480 14605 31115 15240 31750 15875 32385 17145 33020 18415 33020 18415 41275 15875 41275 13970 40640 12065 40640 10795 40005 10161 40005 8890 39370 8255 38735 7620 38735 6986 38100 6350 37465 5715 36830 5080 36195 4445 35560 3811 34925 3175 34290 2540 33655 1905 32385 1905 31750 1270 30480 1270 29845 636 28575 636 26670 0 24130 0 19050 636 17145 636 14605 1270 12700 1905 10795 3175 9525 3811 7620 5080 6350 5715 5715 6350 5080 6986 4445 7620 3810 8890 3175 9525 2540 10161 2540 11430 1905 12065 1270 12700 1270 13970 635 17145 635 184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415"/><draw:equation draw:name="f7" draw:formula="?f4 / 41275"/><draw:equation draw:name="f8" draw:formula="0 / ?f6"/><draw:equation draw:name="f9" draw:formula="18415 / ?f6"/><draw:equation draw:name="f10" draw:formula="0 / ?f7"/><draw:equation draw:name="f11" draw:formula="41275 / ?f7"/></draw:enhanced-geometry></draw:custom-shape><draw:custom-shape draw:name="Shape 147" draw:style-name="Mgr2" draw:text-style-name="MP2" svg:width="0.0205in" svg:height="0.013in" svg:x="7.4563in" svg:y="0.8669in"><text:p/><draw:enhanced-geometry svg:viewBox="0 0 17145 10160" draw:text-areas="?f8 ?f10 ?f9 ?f11" draw:type="non-primitive" draw:enhanced-path="M 12065 0 L 13970 0 14605 0 15240 635 17145 5080 17145 6985 16510 6985 15875 7620 15240 7620 14605 8255 13335 8890 12065 8890 9525 9525 6985 10160 0 10160 0 1905 1270 1905 2540 2540 3810 1905 6985 1905 8255 1270 10160 1270 120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145"/><draw:equation draw:name="f7" draw:formula="?f4 / 10160"/><draw:equation draw:name="f8" draw:formula="0 / ?f6"/><draw:equation draw:name="f9" draw:formula="17145 / ?f6"/><draw:equation draw:name="f10" draw:formula="0 / ?f7"/><draw:equation draw:name="f11" draw:formula="10160 / ?f7"/></draw:enhanced-geometry></draw:custom-shape><draw:custom-shape draw:name="Shape 148" draw:style-name="Mgr2" draw:text-style-name="MP2" svg:width="0.0232in" svg:height="0.0295in" svg:x="7.4563in" svg:y="0.8272in"><text:p/><draw:enhanced-geometry svg:viewBox="0 0 19050 23495" draw:text-areas="?f8 ?f10 ?f9 ?f11" draw:type="non-primitive" draw:enhanced-path="M 0 0 L 2540 0 3810 635 6350 635 6985 1270 8255 1270 8890 1905 10160 2540 10795 2540 12065 3175 12700 3810 13335 4445 13970 5080 14605 5715 15240 6350 15240 7620 16510 8890 17145 10795 17780 12700 18415 13970 18415 17780 19050 19685 19050 22860 18415 22860 18415 23495 0 23495 0 16510 6985 16510 6985 15240 6350 13970 6350 11430 5715 10795 5715 10160 5080 9525 4445 8890 3810 8890 3175 8255 2540 8255 1270 7620 0 762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050"/><draw:equation draw:name="f7" draw:formula="?f4 / 23495"/><draw:equation draw:name="f8" draw:formula="0 / ?f6"/><draw:equation draw:name="f9" draw:formula="19050 / ?f6"/><draw:equation draw:name="f10" draw:formula="0 / ?f7"/><draw:equation draw:name="f11" draw:formula="23495 / ?f7"/></draw:enhanced-geometry></draw:custom-shape><draw:custom-shape draw:name="Shape 149" draw:style-name="Mgr2" draw:text-style-name="MP2" svg:width="0.0398in" svg:height="0.0732in" svg:x="7.5201in" svg:y="0.8055in"><text:p/><draw:enhanced-geometry svg:viewBox="0 0 33655 56515" draw:text-areas="?f8 ?f10 ?f9 ?f11" draw:type="non-primitive" draw:enhanced-path="M 18415 0 L 25400 0 27305 635 29210 635 31115 1270 32385 1905 33020 1905 33020 2540 33655 2540 33655 3175 33020 3175 33020 3810 31115 9525 31115 10160 30480 10160 29845 9525 28575 9525 27305 8890 21590 8890 20955 9525 20320 10160 19685 10795 19685 12065 19050 13335 19050 17780 30480 17780 31115 18415 31115 19050 31115 19685 30480 19685 29845 24130 29210 24765 29210 25400 19050 25400 19050 56515 18415 56515 8890 56515 8255 56515 7620 55880 7620 25400 635 25400 0 24765 0 19685 0 19050 0 18415 635 18415 1270 17780 7620 17780 7620 13335 8255 12065 8255 8890 8890 7620 9525 6350 10160 5080 10795 4445 12065 3175 12700 2540 13970 1905 15240 1270 16510 635 184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655"/><draw:equation draw:name="f7" draw:formula="?f4 / 56515"/><draw:equation draw:name="f8" draw:formula="0 / ?f6"/><draw:equation draw:name="f9" draw:formula="33655 / ?f6"/><draw:equation draw:name="f10" draw:formula="0 / ?f7"/><draw:equation draw:name="f11" draw:formula="56515 / ?f7"/></draw:enhanced-geometry></draw:custom-shape><draw:custom-shape draw:name="Shape 150" draw:style-name="Mgr2" draw:text-style-name="MP2" svg:width="0.0433in" svg:height="0.0531in" svg:x="7.5665in" svg:y="0.8272in"><text:p/><draw:enhanced-geometry svg:viewBox="0 0 36830 41275" draw:text-areas="?f8 ?f10 ?f9 ?f11" draw:type="non-primitive" draw:enhanced-path="M 8889 0 L 10795 0 10795 635 11430 635 11430 28575 12064 29845 12064 31115 12700 31750 13335 32385 13970 33020 15239 33020 16510 33655 17780 33020 19685 33020 20955 32385 22860 31750 24130 31115 24130 3175 24130 2540 24764 2540 24764 1905 25400 1905 33655 0 34925 0 35560 635 35560 32385 36195 34290 36195 35560 36830 37465 36830 38735 36830 39370 36195 39370 29210 41275 27305 41275 26670 40640 26035 39370 24764 36830 24130 38100 22860 38735 21589 39370 19685 40005 19050 40640 17145 40640 15875 41275 7620 41275 6350 40640 5714 40640 4445 40005 3810 39370 2539 38735 1905 38100 1270 36830 635 36195 635 34925 0 33655 0 3175 0 2540 635 1905 1270 1905 888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30"/><draw:equation draw:name="f7" draw:formula="?f4 / 41275"/><draw:equation draw:name="f8" draw:formula="0 / ?f6"/><draw:equation draw:name="f9" draw:formula="36830 / ?f6"/><draw:equation draw:name="f10" draw:formula="0 / ?f7"/><draw:equation draw:name="f11" draw:formula="41275 / ?f7"/></draw:enhanced-geometry></draw:custom-shape><draw:custom-shape draw:name="Shape 151" draw:style-name="Mgr2" draw:text-style-name="MP2" svg:width="0.015in" svg:height="0.0142in" svg:x="7.5902in" svg:y="0.8063in"><text:p/><draw:enhanced-geometry svg:viewBox="0 0 12065 10795" draw:text-areas="?f8 ?f10 ?f9 ?f11" draw:type="non-primitive" draw:enhanced-path="M 4445 0 L 5080 0 7620 0 8255 635 9525 635 10160 1270 11430 1905 12065 3175 12065 3810 12065 5080 12065 5715 12065 6985 11430 7620 11430 8255 10795 8255 10160 8890 10160 9525 9525 9525 8890 10160 6985 10160 6350 10795 5080 10795 5080 10160 3175 10160 2540 9525 1905 8890 1905 8255 1270 8255 635 7620 635 5715 0 5715 0 4445 635 3810 635 3175 1270 1905 1905 1270 2540 635 3810 635 44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65"/><draw:equation draw:name="f7" draw:formula="?f4 / 10795"/><draw:equation draw:name="f8" draw:formula="0 / ?f6"/><draw:equation draw:name="f9" draw:formula="12065 / ?f6"/><draw:equation draw:name="f10" draw:formula="0 / ?f7"/><draw:equation draw:name="f11" draw:formula="10795 / ?f7"/></draw:enhanced-geometry></draw:custom-shape><draw:custom-shape draw:name="Shape 152" draw:style-name="Mgr2" draw:text-style-name="MP2" svg:width="0.0142in" svg:height="0.0142in" svg:x="7.5713in" svg:y="0.8063in"><text:p/><draw:enhanced-geometry svg:viewBox="0 0 12700 10795" draw:text-areas="?f8 ?f10 ?f9 ?f11" draw:type="non-primitive" draw:enhanced-path="M 4445 0 L 5080 0 8255 0 8255 635 9525 635 10795 1270 11430 1905 12065 3175 12065 3810 12700 3810 12700 5080 12700 5715 12065 6350 12065 6985 11430 7620 11430 8255 10795 8255 10795 8890 10160 9525 9525 9525 8890 10160 8255 10160 7620 10160 6985 10795 5715 10795 5080 10160 3175 10160 3175 9525 2540 9525 1905 8890 1905 8255 1270 8255 1270 7620 635 6985 635 5715 0 5715 0 5080 635 3810 635 3175 1270 1905 1905 1270 2540 635 3810 635 44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0"/><draw:equation draw:name="f7" draw:formula="?f4 / 10795"/><draw:equation draw:name="f8" draw:formula="0 / ?f6"/><draw:equation draw:name="f9" draw:formula="12700 / ?f6"/><draw:equation draw:name="f10" draw:formula="0 / ?f7"/><draw:equation draw:name="f11" draw:formula="10795 / ?f7"/></draw:enhanced-geometry></draw:custom-shape><draw:custom-shape draw:name="Shape 153" draw:style-name="Mgr2" draw:text-style-name="MP2" svg:width="0.0331in" svg:height="0.0512in" svg:x="7.6236in" svg:y="0.8272in"><text:p/><draw:enhanced-geometry svg:viewBox="0 0 27939 40005" draw:text-areas="?f8 ?f10 ?f9 ?f11" draw:type="non-primitive" draw:enhanced-path="M 8255 0 L 8889 0 9525 635 10160 1905 10795 2540 11430 4445 12064 6350 12700 5715 13970 4445 14605 3810 15875 2540 16510 1905 17780 1905 18414 1270 19050 1270 20320 635 20955 635 21589 0 24130 0 24764 635 26670 635 27305 1270 27939 1270 27939 1905 27939 2540 25400 9525 25400 10160 24764 10160 24130 10160 22860 9525 22225 9525 21589 8890 19050 8890 19050 9525 18414 9525 17780 10160 16510 10795 15239 12065 13970 12700 13970 38735 13335 40005 2539 40005 2539 15240 1905 12700 1905 10160 1270 8255 1270 6985 635 5080 0 3810 0 3175 635 3175 635 2540 6985 635 7620 635 825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939"/><draw:equation draw:name="f7" draw:formula="?f4 / 40005"/><draw:equation draw:name="f8" draw:formula="0 / ?f6"/><draw:equation draw:name="f9" draw:formula="27939 / ?f6"/><draw:equation draw:name="f10" draw:formula="0 / ?f7"/><draw:equation draw:name="f11" draw:formula="40005 / ?f7"/></draw:enhanced-geometry></draw:custom-shape><draw:custom-shape draw:name="Shape 154" draw:style-name="Mgr2" draw:text-style-name="MP2" svg:width="0.0469in" svg:height="0.0685in" svg:x="7.6917in" svg:y="0.8098in"><text:p/><draw:enhanced-geometry svg:viewBox="0 0 40005 53340" draw:text-areas="?f8 ?f10 ?f9 ?f11" draw:type="non-primitive" draw:enhanced-path="M 635 0 L 40005 0 40005 1270 40005 1905 38100 8255 38100 8890 37465 8890 25400 8890 25400 52705 24765 53340 14605 53340 13335 53340 13335 8890 635 8890 0 8890 0 635 63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005"/><draw:equation draw:name="f7" draw:formula="?f4 / 53340"/><draw:equation draw:name="f8" draw:formula="0 / ?f6"/><draw:equation draw:name="f9" draw:formula="40005 / ?f6"/><draw:equation draw:name="f10" draw:formula="0 / ?f7"/><draw:equation draw:name="f11" draw:formula="53340 / ?f7"/></draw:enhanced-geometry></draw:custom-shape><draw:custom-shape draw:name="Shape 155" draw:style-name="Mgr2" draw:text-style-name="MP2" svg:width="0.0213in" svg:height="0.0524in" svg:x="7.7354in" svg:y="0.8272in"><text:p/><draw:enhanced-geometry svg:viewBox="0 0 18098 41116" draw:text-areas="?f8 ?f10 ?f9 ?f11" draw:type="non-primitive" draw:enhanced-path="M 18098 0 L 18098 7462 17145 7462 16511 8097 15240 8097 14605 8732 13970 9366 13336 10001 12700 10637 12700 11272 12065 11907 12065 12541 11430 13176 11430 16351 18098 16351 18098 23337 11430 23337 11430 26512 12065 27782 12065 28416 12700 29051 12700 29687 13336 30322 13970 30957 15240 31591 15875 32226 16511 32862 18098 32862 18098 41116 15240 41116 13336 40482 11430 40482 10795 39847 10161 39847 8890 39212 8255 38576 7620 38576 6986 37941 5715 37307 5080 36672 4445 36037 3811 35401 3811 34766 3175 34132 2540 33497 1905 32226 1905 31591 1270 30322 1270 29687 636 28416 636 27782 0 26512 0 16987 636 14447 1270 12541 1905 10637 2540 9366 3811 7462 5080 6191 5715 5557 6350 4922 6986 4287 7620 3651 8255 3016 9525 2382 10161 2382 10795 1747 12065 1112 12700 1112 13970 476 17145 476 1809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098"/><draw:equation draw:name="f7" draw:formula="?f4 / 41116"/><draw:equation draw:name="f8" draw:formula="0 / ?f6"/><draw:equation draw:name="f9" draw:formula="18098 / ?f6"/><draw:equation draw:name="f10" draw:formula="0 / ?f7"/><draw:equation draw:name="f11" draw:formula="41116 / ?f7"/></draw:enhanced-geometry></draw:custom-shape><draw:custom-shape draw:name="Shape 156" draw:style-name="Mgr2" draw:text-style-name="MP2" svg:width="0.0213in" svg:height="0.013in" svg:x="7.7563in" svg:y="0.8669in"><text:p/><draw:enhanced-geometry svg:viewBox="0 0 17463 10160" draw:text-areas="?f8 ?f10 ?f9 ?f11" draw:type="non-primitive" draw:enhanced-path="M 13017 0 L 14288 0 14922 0 15557 635 17463 5080 17463 6985 16827 6985 16192 7620 15557 7620 14288 8255 13652 8890 12382 8890 9842 9525 7302 10160 0 10160 0 1905 952 1905 2857 2540 3492 1905 6667 1905 8572 1270 10477 1270 1301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463"/><draw:equation draw:name="f7" draw:formula="?f4 / 10160"/><draw:equation draw:name="f8" draw:formula="0 / ?f6"/><draw:equation draw:name="f9" draw:formula="17463 / ?f6"/><draw:equation draw:name="f10" draw:formula="0 / ?f7"/><draw:equation draw:name="f11" draw:formula="10160 / ?f7"/></draw:enhanced-geometry></draw:custom-shape><draw:custom-shape draw:name="Shape 157" draw:style-name="Mgr2" draw:text-style-name="MP2" svg:width="0.0224in" svg:height="0.0295in" svg:x="7.7563in" svg:y="0.8272in"><text:p/><draw:enhanced-geometry svg:viewBox="0 0 18732 23495" draw:text-areas="?f8 ?f10 ?f9 ?f11" draw:type="non-primitive" draw:enhanced-path="M 317 0 L 2222 0 3492 635 6032 635 7302 1270 8572 1270 9207 1905 10477 2540 11113 2540 11747 3175 12382 3810 13652 4445 14288 5080 14922 5715 14922 6350 15557 7620 16827 8890 17463 10795 18097 12700 18097 13970 18732 15875 18732 22860 18732 23495 0 23495 0 16510 6667 16510 6667 12065 6032 11430 6032 10160 5397 9525 4763 8890 4127 8890 3492 8255 2857 8255 1588 7620 0 7620 0 159 31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732"/><draw:equation draw:name="f7" draw:formula="?f4 / 23495"/><draw:equation draw:name="f8" draw:formula="0 / ?f6"/><draw:equation draw:name="f9" draw:formula="18732 / ?f6"/><draw:equation draw:name="f10" draw:formula="0 / ?f7"/><draw:equation draw:name="f11" draw:formula="23495 / ?f7"/></draw:enhanced-geometry></draw:custom-shape><draw:custom-shape draw:name="Shape 158" draw:style-name="Mgr2" draw:text-style-name="MP2" svg:width="0.0398in" svg:height="0.0531in" svg:x="7.7902in" svg:y="0.8272in"><text:p/><draw:enhanced-geometry svg:viewBox="0 0 33655 41275" draw:text-areas="?f8 ?f10 ?f9 ?f11" draw:type="non-primitive" draw:enhanced-path="M 18415 0 L 21590 0 22860 635 24765 635 26670 1270 29210 1905 29845 1905 31115 2540 31750 3175 32385 3175 33020 3810 33020 4445 33655 4445 33655 5080 33020 5080 33020 5715 29845 10795 29210 11430 27940 10795 26670 10160 25400 9525 23495 8890 22860 8890 22225 8255 18415 8255 17780 8890 16510 8890 15875 9525 15240 10160 14605 10795 13970 11430 13335 12065 13335 13335 12700 13970 12700 16510 12065 17780 12065 24130 12700 25400 12700 27940 13335 28575 13335 29845 13970 30480 14605 31750 15240 32385 15875 33020 17145 33020 17780 33655 20320 33655 21590 34290 22225 33655 24130 33655 25400 33020 26035 32385 26670 31750 27940 31115 29210 31115 29845 31115 29845 31750 32385 36195 32385 36830 32385 37465 31750 38100 31115 38735 30480 38735 29845 39370 29210 40005 27940 40005 26035 40640 24130 41275 14605 41275 13335 40640 12700 40640 11430 40005 10795 40005 9525 39370 8890 38735 8255 38735 6985 38100 6350 37465 5715 36830 5080 36195 4445 35560 3810 34925 3175 34290 3175 33655 1905 31750 1270 29845 635 27940 635 26035 0 24130 0 19050 635 16510 635 14605 1270 12700 1905 11430 1905 10795 2540 10160 3175 8890 3810 8255 3810 7620 4445 6985 5080 5715 5715 5080 6350 4445 7620 3810 8255 3810 8890 3175 10160 2540 10795 1905 12065 1905 12700 1270 13970 1270 14605 635 17145 635 184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655"/><draw:equation draw:name="f7" draw:formula="?f4 / 41275"/><draw:equation draw:name="f8" draw:formula="0 / ?f6"/><draw:equation draw:name="f9" draw:formula="33655 / ?f6"/><draw:equation draw:name="f10" draw:formula="0 / ?f7"/><draw:equation draw:name="f11" draw:formula="41275 / ?f7"/></draw:enhanced-geometry></draw:custom-shape><draw:custom-shape draw:name="Shape 159" draw:style-name="Mgr2" draw:text-style-name="MP2" svg:width="0.0425in" svg:height="0.0732in" svg:x="7.8409in" svg:y="0.8055in"><text:p/><draw:enhanced-geometry svg:viewBox="0 0 35561 56515" draw:text-areas="?f8 ?f10 ?f9 ?f11" draw:type="non-primitive" draw:enhanced-path="M 10161 0 L 10795 0 10795 20955 12065 20320 13336 19685 14605 19050 15875 18415 17780 17780 19686 17145 21590 17145 22861 16510 25400 16510 27305 17145 28575 17145 29845 17780 30480 18415 31750 19050 32386 19685 33020 20320 33655 21590 34290 22225 34290 23495 34925 24130 34925 25400 35561 26670 35561 29210 35561 56515 24130 56515 24130 30480 23495 29210 23495 27940 22861 27305 22861 26670 22225 26035 21590 25400 20955 25400 20320 24765 17780 24765 17145 25400 15240 25400 13970 26035 12700 27305 10795 27940 10795 56515 0 56515 0 2540 0 1905 1905 1905 8890 635 9525 635 10161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61"/><draw:equation draw:name="f7" draw:formula="?f4 / 56515"/><draw:equation draw:name="f8" draw:formula="0 / ?f6"/><draw:equation draw:name="f9" draw:formula="35561 / ?f6"/><draw:equation draw:name="f10" draw:formula="0 / ?f7"/><draw:equation draw:name="f11" draw:formula="56515 / ?f7"/></draw:enhanced-geometry></draw:custom-shape><draw:custom-shape draw:name="Shape 160" draw:style-name="Mgr2" draw:text-style-name="MP2" svg:width="0.0433in" svg:height="0.0512in" svg:x="7.8972in" svg:y="0.8272in"><text:p/><draw:enhanced-geometry svg:viewBox="0 0 36830 40005" draw:text-areas="?f8 ?f10 ?f9 ?f11" draw:type="non-primitive" draw:enhanced-path="M 7620 0 L 9525 0 10161 635 10795 1270 10795 1905 11430 2540 11430 3175 12065 4445 12065 5715 13336 5080 14605 3810 15875 3175 17145 1905 18415 1905 19050 1270 19686 1270 20955 635 22861 635 24130 0 26670 0 27305 635 29845 635 30480 1270 31750 1270 32386 1905 33020 2540 34290 3175 34925 3810 35561 4445 36195 5715 36195 6985 36830 8255 36830 11430 36830 40005 26670 40005 26670 15240 26036 13970 26036 11430 25400 10795 25400 10160 24765 9525 24130 9525 24130 8890 23495 8890 22861 8255 19686 8255 19050 8890 17145 8890 15875 9525 14605 10795 13336 11430 13336 40005 2540 40005 1905 40005 1905 8890 1270 7620 1270 6350 636 5080 0 4445 0 3175 0 2540 1270 2540 762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30"/><draw:equation draw:name="f7" draw:formula="?f4 / 40005"/><draw:equation draw:name="f8" draw:formula="0 / ?f6"/><draw:equation draw:name="f9" draw:formula="36830 / ?f6"/><draw:equation draw:name="f10" draw:formula="0 / ?f7"/><draw:equation draw:name="f11" draw:formula="40005 / ?f7"/></draw:enhanced-geometry></draw:custom-shape><draw:custom-shape draw:name="Shape 161" draw:style-name="Mgr2" draw:text-style-name="MP2" svg:width="0.024in" svg:height="0.0504in" svg:x="7.9528in" svg:y="0.8287in"><text:p/><draw:enhanced-geometry svg:viewBox="0 0 19685 38735" draw:text-areas="?f8 ?f10 ?f9 ?f11" draw:type="non-primitive" draw:enhanced-path="M 635 0 L 18415 0 19050 635 19685 1270 19685 38735 19050 38735 8255 38735 7620 37464 7620 7620 635 7620 0 7620 0 1270 0 635 635 635 63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85"/><draw:equation draw:name="f7" draw:formula="?f4 / 38735"/><draw:equation draw:name="f8" draw:formula="0 / ?f6"/><draw:equation draw:name="f9" draw:formula="19685 / ?f6"/><draw:equation draw:name="f10" draw:formula="0 / ?f7"/><draw:equation draw:name="f11" draw:formula="38735 / ?f7"/></draw:enhanced-geometry></draw:custom-shape><draw:custom-shape draw:name="Shape 162" draw:style-name="Mgr2" draw:text-style-name="MP2" svg:width="0.0177in" svg:height="0.0177in" svg:x="7.9602in" svg:y="0.8055in"><text:p/><draw:enhanced-geometry svg:viewBox="0 0 14605 13335" draw:text-areas="?f8 ?f10 ?f9 ?f11" draw:type="non-primitive" draw:enhanced-path="M 5080 0 L 9525 0 10160 635 10795 635 11430 1270 12065 1270 12700 1905 12700 2540 13335 3175 13970 3810 13970 5080 14605 5715 14605 6985 14605 7620 13970 8255 13970 9525 13335 10160 12700 10795 12065 11430 11430 12065 10795 12065 10160 12700 8890 12700 8255 13335 6350 13335 5715 12700 4445 12700 3810 12065 3175 12065 2540 11430 1905 10795 1270 10160 1270 9525 635 8890 635 7620 0 7620 0 6350 635 5715 635 4445 1270 3810 1270 3175 1905 2540 1905 1905 2540 1270 3175 1270 3810 635 4445 635 508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605"/><draw:equation draw:name="f7" draw:formula="?f4 / 13335"/><draw:equation draw:name="f8" draw:formula="0 / ?f6"/><draw:equation draw:name="f9" draw:formula="14605 / ?f6"/><draw:equation draw:name="f10" draw:formula="0 / ?f7"/><draw:equation draw:name="f11" draw:formula="13335 / ?f7"/></draw:enhanced-geometry></draw:custom-shape><draw:custom-shape draw:name="Shape 163" draw:style-name="Mgr2" draw:text-style-name="MP2" svg:width="0.0453in" svg:height="0.0748in" svg:x="7.9945in" svg:y="0.8055in"><text:p/><draw:enhanced-geometry svg:viewBox="0 0 38074 57785" draw:text-areas="?f8 ?f10 ?f9 ?f11" draw:type="non-primitive" draw:enhanced-path="M 10160 0 L 11430 0 11430 1270 12065 1905 12065 33020 28575 17145 29210 17145 29845 17145 30480 16510 31115 17145 31750 17145 36195 20955 36830 20955 36830 21590 36830 22225 36195 22225 36195 22860 21590 34925 37465 52705 38074 52705 38074 53988 30480 57785 29845 57785 28575 57785 27940 57150 12065 38735 12065 55245 11430 56515 635 56515 0 56515 0 2540 635 2540 635 1905 2540 1905 9525 635 1016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74"/><draw:equation draw:name="f7" draw:formula="?f4 / 57785"/><draw:equation draw:name="f8" draw:formula="0 / ?f6"/><draw:equation draw:name="f9" draw:formula="38074 / ?f6"/><draw:equation draw:name="f10" draw:formula="0 / ?f7"/><draw:equation draw:name="f11" draw:formula="57785 / ?f7"/></draw:enhanced-geometry></draw:custom-shape><draw:custom-shape draw:name="Shape 164" draw:style-name="Mgr3" draw:text-style-name="MP3" svg:width="0.0488in" svg:height="0.0567in" svg:x="6.9618in" svg:y="1.1098in"><text:p/><draw:enhanced-geometry svg:viewBox="0 0 41275 44450" draw:text-areas="?f8 ?f10 ?f9 ?f11" draw:type="non-primitive" draw:enhanced-path="M 7620 0 L 15875 0 16510 0 17145 0 17145 1905 10160 29211 9525 29845 9525 32386 8890 33655 8890 34290 9525 34290 9525 35561 10160 36195 10795 36830 12065 37465 14605 37465 15875 38100 16510 38100 17780 37465 19050 37465 19685 36830 20320 36830 20955 36195 21590 35561 22225 34925 22860 34290 23495 33655 23495 33020 24130 32386 24765 30480 24765 29211 31750 1270 31750 0 32385 0 40640 0 41275 0 41275 1905 34290 29211 33655 30480 33655 31750 33020 33020 32385 34290 31750 35561 31115 36830 30480 38100 29845 39370 28575 40640 27305 41275 26670 41911 25400 42545 24765 42545 24130 43180 22860 43815 20955 43815 19685 44450 10160 44450 8890 43815 6985 43815 6350 43180 5080 42545 3810 41911 3175 41275 1905 40640 1270 40005 635 38736 635 38100 0 36830 0 31750 635 30480 635 29211 7620 1270 762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75"/><draw:equation draw:name="f7" draw:formula="?f4 / 44450"/><draw:equation draw:name="f8" draw:formula="0 / ?f6"/><draw:equation draw:name="f9" draw:formula="41275 / ?f6"/><draw:equation draw:name="f10" draw:formula="0 / ?f7"/><draw:equation draw:name="f11" draw:formula="44450 / ?f7"/></draw:enhanced-geometry></draw:custom-shape><draw:custom-shape draw:name="Shape 165" draw:style-name="Mgr3" draw:text-style-name="MP3" svg:width="0.0398in" svg:height="0.0425in" svg:x="7.0094in" svg:y="1.1236in"><text:p/><draw:enhanced-geometry svg:viewBox="0 0 33655 33020" draw:text-areas="?f8 ?f10 ?f9 ?f11" draw:type="non-primitive" draw:enhanced-path="M 11430 0 L 12065 0 12700 0 12700 635 13335 635 13335 1270 13970 1905 13970 6350 14605 5715 15875 4445 17145 3810 18415 2540 19050 1905 19685 1905 20955 1270 21590 635 23495 635 24765 0 26670 0 27305 635 29210 635 29845 1270 30480 1270 31115 1905 31750 1905 31750 2540 32385 3175 33020 3810 33020 5080 33655 5715 33655 8255 33020 9525 33020 12065 27305 31750 27305 33020 26670 33020 19050 33020 18415 32385 18415 31115 23495 13335 23495 12700 24130 11430 24130 8255 23495 7620 22860 6985 20955 6985 19685 7620 18415 7620 17780 8255 16510 8890 15875 10160 15240 10795 14605 11430 13970 12700 13335 13970 13335 14605 12700 15875 12065 17780 11430 19685 8255 31750 8255 33020 635 33020 0 33020 0 31115 5080 12065 5080 9525 5715 8255 5715 5715 5080 5080 5080 3175 5080 2540 5715 2540 114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655"/><draw:equation draw:name="f7" draw:formula="?f4 / 33020"/><draw:equation draw:name="f8" draw:formula="0 / ?f6"/><draw:equation draw:name="f9" draw:formula="33655 / ?f6"/><draw:equation draw:name="f10" draw:formula="0 / ?f7"/><draw:equation draw:name="f11" draw:formula="33020 / ?f7"/></draw:enhanced-geometry></draw:custom-shape><draw:custom-shape draw:name="Shape 166" draw:style-name="Mgr3" draw:text-style-name="MP3" svg:width="0.0197in" svg:height="0.0398in" svg:x="7.0567in" svg:y="1.126in"><text:p/><draw:enhanced-geometry svg:viewBox="0 0 16510 31750" draw:text-areas="?f8 ?f10 ?f9 ?f11" draw:type="non-primitive" draw:enhanced-path="M 1270 0 L 1905 0 15875 0 16510 0 16510 635 16510 1270 8890 30480 8890 31750 1270 31750 635 31750 635 29845 6350 5715 635 5715 0 5715 0 5080 0 4445 1270 635 127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10"/><draw:equation draw:name="f7" draw:formula="?f4 / 31750"/><draw:equation draw:name="f8" draw:formula="0 / ?f6"/><draw:equation draw:name="f9" draw:formula="16510 / ?f6"/><draw:equation draw:name="f10" draw:formula="0 / ?f7"/><draw:equation draw:name="f11" draw:formula="31750 / ?f7"/></draw:enhanced-geometry></draw:custom-shape><draw:custom-shape draw:name="Shape 167" draw:style-name="Mgr3" draw:text-style-name="MP3" svg:width="0.0134in" svg:height="0.013in" svg:x="7.0665in" svg:y="1.1063in"><text:p/><draw:enhanced-geometry svg:viewBox="0 0 11430 10160" draw:text-areas="?f8 ?f10 ?f9 ?f11" draw:type="non-primitive" draw:enhanced-path="M 3810 0 L 6350 0 8255 0 8890 635 10160 1270 10795 2539 11430 3175 11430 5080 11430 6985 10795 8255 10160 8889 9525 8889 9525 9525 8890 9525 8255 10160 6350 10160 3810 10160 3175 9525 2540 9525 1905 8889 1270 8255 635 6985 0 6350 0 4445 635 3810 635 3175 1270 2539 1270 1905 1905 1270 2540 635 3175 635 38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30"/><draw:equation draw:name="f7" draw:formula="?f4 / 10160"/><draw:equation draw:name="f8" draw:formula="0 / ?f6"/><draw:equation draw:name="f9" draw:formula="11430 / ?f6"/><draw:equation draw:name="f10" draw:formula="0 / ?f7"/><draw:equation draw:name="f11" draw:formula="10160 / ?f7"/></draw:enhanced-geometry></draw:custom-shape><draw:custom-shape draw:name="Shape 168" draw:style-name="Mgr3" draw:text-style-name="MP3" svg:width="0.0362in" svg:height="0.0433in" svg:x="7.0839in" svg:y="1.1244in"><text:p/><draw:enhanced-geometry svg:viewBox="0 0 31115 33020" draw:text-areas="?f8 ?f10 ?f9 ?f11" draw:type="non-primitive" draw:enhanced-path="M 6350 0 L 7620 0 8255 0 8255 635 8255 1270 10160 16510 10160 24765 10795 22860 12065 20955 13335 18415 13970 16510 22860 635 23495 635 23495 0 24130 0 24765 0 30480 635 31115 635 31115 1270 31115 1905 12065 32385 12065 33020 11430 33020 5080 33020 4445 33020 4445 31750 0 1905 0 1270 635 1270 635 635 1270 635 635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115"/><draw:equation draw:name="f7" draw:formula="?f4 / 33020"/><draw:equation draw:name="f8" draw:formula="0 / ?f6"/><draw:equation draw:name="f9" draw:formula="31115 / ?f6"/><draw:equation draw:name="f10" draw:formula="0 / ?f7"/><draw:equation draw:name="f11" draw:formula="33020 / ?f7"/></draw:enhanced-geometry></draw:custom-shape><draw:custom-shape draw:name="Shape 169" draw:style-name="Mgr3" draw:text-style-name="MP3" svg:width="0.0197in" svg:height="0.0433in" svg:x="7.1201in" svg:y="1.1244in"><text:p/><draw:enhanced-geometry svg:viewBox="0 0 16510 33020" draw:text-areas="?f8 ?f10 ?f9 ?f11" draw:type="non-primitive" draw:enhanced-path="M 15875 0 L 16510 0 16510 5715 15240 6350 14605 6985 13970 7620 13335 8255 12700 8890 11430 10160 10795 12065 10795 13335 10160 14605 14605 14605 15875 13970 16510 13970 16510 19685 15875 19685 14605 20320 9525 20320 9525 22860 10160 24130 10160 24765 10795 25400 10795 26035 11430 26035 12065 26670 13970 26670 15240 27305 16510 26670 16510 33020 8890 33020 7620 32385 6350 31750 5080 31750 4445 31115 3175 29845 2540 29210 1905 28575 1270 27305 1270 26670 635 25400 635 24130 0 22860 0 19050 635 17780 635 15875 1270 14605 1270 13970 1905 12700 2540 12065 2540 10795 3175 10160 3810 8890 5080 7620 6350 5715 8255 4445 9525 3175 11430 1905 13335 1270 13970 635 15240 635 1587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10"/><draw:equation draw:name="f7" draw:formula="?f4 / 33020"/><draw:equation draw:name="f8" draw:formula="0 / ?f6"/><draw:equation draw:name="f9" draw:formula="16510 / ?f6"/><draw:equation draw:name="f10" draw:formula="0 / ?f7"/><draw:equation draw:name="f11" draw:formula="33020 / ?f7"/></draw:enhanced-geometry></draw:custom-shape><draw:custom-shape draw:name="Shape 170" draw:style-name="Mgr3" draw:text-style-name="MP3" svg:width="0.013in" svg:height="0.0114in" svg:x="7.1394in" svg:y="1.1563in"><text:p/><draw:enhanced-geometry svg:viewBox="0 0 10795 8255" draw:text-areas="?f8 ?f10 ?f9 ?f11" draw:type="non-primitive" draw:enhanced-path="M 6985 0 L 8255 0 8890 0 8890 635 10795 4445 10795 5080 9525 5715 8255 6350 6985 6985 4445 7620 1905 8255 0 8255 0 1905 1905 1905 3175 1270 4445 1270 698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95"/><draw:equation draw:name="f7" draw:formula="?f4 / 8255"/><draw:equation draw:name="f8" draw:formula="0 / ?f6"/><draw:equation draw:name="f9" draw:formula="10795 / ?f6"/><draw:equation draw:name="f10" draw:formula="0 / ?f7"/><draw:equation draw:name="f11" draw:formula="8255 / ?f7"/></draw:enhanced-geometry></draw:custom-shape><draw:custom-shape draw:name="Shape 171" draw:style-name="Mgr3" draw:text-style-name="MP3" svg:width="0.0177in" svg:height="0.026in" svg:x="7.1394in" svg:y="1.1236in"><text:p/><draw:enhanced-geometry svg:viewBox="0 0 15240 20320" draw:text-areas="?f8 ?f10 ?f9 ?f11" draw:type="non-primitive" draw:enhanced-path="M 2540 0 L 5715 0 6985 635 8890 635 10160 1270 10795 1270 11430 1905 12700 2540 13335 3175 13970 3810 13970 4445 14605 5080 14605 5715 15240 6985 15240 10795 14605 12065 14605 12700 13970 13970 13335 14605 12700 15240 12065 15875 11430 16510 10795 17145 10160 17145 8890 17780 7620 18415 5080 19050 3175 19685 1905 20320 0 20320 0 14605 1270 14605 1905 13970 3175 13335 4445 13335 5080 12700 5715 12065 6350 10795 6350 8255 5715 7620 5715 6985 5080 6350 4445 6350 3810 5715 3175 5715 1905 5715 635 6350 0 6350 0 635 1270 635 254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240"/><draw:equation draw:name="f7" draw:formula="?f4 / 20320"/><draw:equation draw:name="f8" draw:formula="0 / ?f6"/><draw:equation draw:name="f9" draw:formula="15240 / ?f6"/><draw:equation draw:name="f10" draw:formula="0 / ?f7"/><draw:equation draw:name="f11" draw:formula="20320 / ?f7"/></draw:enhanced-geometry></draw:custom-shape><draw:custom-shape draw:name="Shape 172" draw:style-name="Mgr3" draw:text-style-name="MP3" svg:width="0.0335in" svg:height="0.0425in" svg:x="7.1594in" svg:y="1.1236in"><text:p/><draw:enhanced-geometry svg:viewBox="0 0 27940 33020" draw:text-areas="?f8 ?f10 ?f9 ?f11" draw:type="non-primitive" draw:enhanced-path="M 12065 0 L 13336 0 13336 635 13970 1270 13970 3175 14605 4445 14605 6350 15240 5715 15875 4445 17145 3810 18415 2540 19050 1905 19686 1905 20955 1270 21590 635 23495 635 24130 0 27305 0 27305 635 27940 635 27940 1270 24765 8255 23495 8255 21590 7620 20320 7620 19686 8255 18415 8255 17780 8890 17145 9525 16511 10160 15875 10795 15240 12065 13970 13970 12700 15875 12065 17780 11430 19685 8890 31750 8890 33020 8255 33020 636 33020 0 33020 0 31115 5080 12065 5080 10795 5715 9525 5715 5080 5080 4445 5080 3175 5715 2540 120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940"/><draw:equation draw:name="f7" draw:formula="?f4 / 33020"/><draw:equation draw:name="f8" draw:formula="0 / ?f6"/><draw:equation draw:name="f9" draw:formula="27940 / ?f6"/><draw:equation draw:name="f10" draw:formula="0 / ?f7"/><draw:equation draw:name="f11" draw:formula="33020 / ?f7"/></draw:enhanced-geometry></draw:custom-shape><draw:custom-shape draw:name="Shape 173" draw:style-name="Mgr3" draw:text-style-name="MP3" svg:width="0.0335in" svg:height="0.0425in" svg:x="7.1874in" svg:y="1.1236in"><text:p/><draw:enhanced-geometry svg:viewBox="0 0 27940 33655" draw:text-areas="?f8 ?f10 ?f9 ?f11" draw:type="non-primitive" draw:enhanced-path="M 16510 0 L 19685 0 21590 635 23495 635 24765 1270 26035 1270 27305 1905 27305 2540 27940 2540 27940 3175 27940 3810 26035 7620 24765 7620 24130 6985 22860 6985 22225 6350 20955 6350 19685 5715 16510 5715 15875 6350 15240 6350 14605 6985 13970 7620 13335 8255 13335 11430 13970 12065 13970 12700 14605 12700 15240 13335 15875 13335 18415 14605 20955 15240 22225 15875 23495 16510 24130 17145 24765 17780 25400 19050 26035 19685 26035 25400 25400 26035 25400 27305 24765 28575 24130 29210 23495 29845 22225 31115 21590 31750 20320 32385 19050 32385 17780 33020 16510 33655 7620 33655 5715 33020 3810 33020 2540 32385 1270 31750 635 31750 0 31750 0 30480 1905 26670 1905 26035 3175 26035 5715 27305 6985 27305 8255 27940 15875 27940 15875 27305 17145 27305 17145 26035 17780 26035 17780 24765 18415 24130 18415 23495 17780 22860 17780 22225 16510 21590 15875 20955 13335 20320 10795 19050 9525 18415 8255 17780 6985 17145 6350 15875 5715 15875 5715 15240 5080 14605 5080 13970 4445 13335 4445 10160 5080 8890 5080 7620 5715 6985 6350 5715 6985 5080 7620 3810 8255 3175 9525 2540 10160 1905 11430 1270 12700 1270 13970 635 15240 635 165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940"/><draw:equation draw:name="f7" draw:formula="?f4 / 33655"/><draw:equation draw:name="f8" draw:formula="0 / ?f6"/><draw:equation draw:name="f9" draw:formula="27940 / ?f6"/><draw:equation draw:name="f10" draw:formula="0 / ?f7"/><draw:equation draw:name="f11" draw:formula="33655 / ?f7"/></draw:enhanced-geometry></draw:custom-shape><draw:custom-shape draw:name="Shape 174" draw:style-name="Mgr3" draw:text-style-name="MP3" svg:width="0.0205in" svg:height="0.0398in" svg:x="7.2256in" svg:y="1.126in"><text:p/><draw:enhanced-geometry svg:viewBox="0 0 16510 31750" draw:text-areas="?f8 ?f10 ?f9 ?f11" draw:type="non-primitive" draw:enhanced-path="M 1270 0 L 1905 0 15875 0 16510 0 16510 635 16510 1270 9525 30480 9525 31750 8890 31750 1270 31750 635 31115 635 29845 6350 5715 1270 5715 635 5715 0 5715 0 5080 0 4445 635 4445 1270 635 127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10"/><draw:equation draw:name="f7" draw:formula="?f4 / 31750"/><draw:equation draw:name="f8" draw:formula="0 / ?f6"/><draw:equation draw:name="f9" draw:formula="16510 / ?f6"/><draw:equation draw:name="f10" draw:formula="0 / ?f7"/><draw:equation draw:name="f11" draw:formula="31750 / ?f7"/></draw:enhanced-geometry></draw:custom-shape><draw:custom-shape draw:name="Shape 175" draw:style-name="Mgr3" draw:text-style-name="MP3" svg:width="0.0142in" svg:height="0.013in" svg:x="7.2366in" svg:y="1.1063in"><text:p/><draw:enhanced-geometry svg:viewBox="0 0 12065 10160" draw:text-areas="?f8 ?f10 ?f9 ?f11" draw:type="non-primitive" draw:enhanced-path="M 3175 0 L 5715 0 7620 0 8890 635 9525 1270 10160 1905 10795 2539 11430 3175 11430 4445 12065 5080 12065 5714 11430 6350 11430 6985 10795 8255 10160 8889 9525 8889 8890 9525 8255 9525 8255 10160 3175 10160 2540 9525 1270 8889 635 8255 0 6985 0 3810 0 3175 635 2539 635 1905 1270 1270 1905 635 3175 635 317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65"/><draw:equation draw:name="f7" draw:formula="?f4 / 10160"/><draw:equation draw:name="f8" draw:formula="0 / ?f6"/><draw:equation draw:name="f9" draw:formula="12065 / ?f6"/><draw:equation draw:name="f10" draw:formula="0 / ?f7"/><draw:equation draw:name="f11" draw:formula="10160 / ?f7"/></draw:enhanced-geometry></draw:custom-shape><draw:custom-shape draw:name="Shape 176" draw:style-name="Mgr3" draw:text-style-name="MP3" svg:width="0.0323in" svg:height="0.0531in" svg:x="7.2528in" svg:y="1.1134in"><text:p/><draw:enhanced-geometry svg:viewBox="0 0 26670 41910" draw:text-areas="?f8 ?f10 ?f9 ?f11" draw:type="non-primitive" draw:enhanced-path="M 16510 0 L 17145 0 17780 0 17780 1905 15875 9525 25400 9525 26035 9525 26670 10160 26670 10795 24130 14605 24130 15240 14605 15240 10795 30480 10795 31115 10160 31750 10160 34925 10795 34925 10795 35560 12700 35560 12700 36195 14605 35560 17780 35560 19050 34925 20320 34925 21590 38735 21590 39370 21590 40005 20955 40005 20320 40005 19050 40640 17145 41275 15240 41275 13335 41910 5080 41910 4445 41275 3810 41275 3175 40640 2540 40640 1905 40005 1905 39370 1270 38735 1270 38100 635 37465 635 34925 1270 34290 1270 31750 5715 15240 635 15240 0 15240 0 14605 0 13970 635 10160 1270 9525 1905 9525 6985 9525 8890 1905 8890 1270 9525 635 10160 635 165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670"/><draw:equation draw:name="f7" draw:formula="?f4 / 41910"/><draw:equation draw:name="f8" draw:formula="0 / ?f6"/><draw:equation draw:name="f9" draw:formula="26670 / ?f6"/><draw:equation draw:name="f10" draw:formula="0 / ?f7"/><draw:equation draw:name="f11" draw:formula="41910 / ?f7"/></draw:enhanced-geometry></draw:custom-shape><draw:custom-shape draw:name="Shape 177" draw:style-name="Mgr3" draw:text-style-name="MP3" svg:width="0.0488in" svg:height="0.0579in" svg:x="7.2764in" svg:y="1.1244in"><text:p/><draw:enhanced-geometry svg:viewBox="0 0 41911 45085" draw:text-areas="?f8 ?f10 ?f9 ?f11" draw:type="non-primitive" draw:enhanced-path="M 15240 0 L 17780 0 17780 635 18415 1270 19050 16510 19050 17780 19686 19685 19686 27305 20320 27305 20955 25400 22225 22860 22861 21590 23495 19685 24130 18415 24765 17145 33020 635 33655 0 34290 0 35561 0 40640 635 41275 635 41911 1270 41275 1905 41275 2540 26670 29210 25400 31750 24130 34290 22861 35560 22225 37465 21590 38735 20320 40005 19050 41275 17780 41910 16511 43180 15240 43815 14605 44450 13970 45085 12065 45085 3811 45085 2540 44450 1270 44450 636 43815 0 43815 0 43180 0 42545 2540 38735 2540 38100 3175 38100 3811 38735 5080 38735 6350 39370 11430 39370 12700 38735 13336 38735 13336 38100 13970 37465 14605 36195 17780 32385 13970 32385 13336 32385 13336 31115 9525 1905 8890 1905 8890 1270 9525 1270 10161 635 1524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911"/><draw:equation draw:name="f7" draw:formula="?f4 / 45085"/><draw:equation draw:name="f8" draw:formula="0 / ?f6"/><draw:equation draw:name="f9" draw:formula="41911 / ?f6"/><draw:equation draw:name="f10" draw:formula="0 / ?f7"/><draw:equation draw:name="f11" draw:formula="45085 / ?f7"/></draw:enhanced-geometry></draw:custom-shape><draw:custom-shape draw:name="Shape 178" draw:style-name="Mgr3" draw:text-style-name="MP3" svg:width="0.0189in" svg:height="0.0433in" svg:x="7.3512in" svg:y="1.1244in"><text:p/><draw:enhanced-geometry svg:viewBox="0 0 16193 33020" draw:text-areas="?f8 ?f10 ?f9 ?f11" draw:type="non-primitive" draw:enhanced-path="M 15240 0 L 16193 0 16193 6350 15875 6350 15240 6985 14605 7620 13336 8255 12700 9525 12065 10795 11430 12065 10795 13335 10161 14605 10161 15875 9525 17145 9525 20320 8890 21590 8890 23495 9525 24130 9525 25400 10161 26035 10795 26035 11430 26670 12700 26670 12700 27305 13336 27305 13970 26670 15875 26670 16193 26352 16193 33020 8890 33020 7620 32385 6350 32385 5080 31750 4445 31115 3175 30480 2540 29845 1905 29210 1270 27940 636 27305 636 26035 0 24765 0 17780 636 15875 1270 13335 1905 11430 3175 9525 4445 8255 5715 6350 6350 5715 6986 5080 7620 4445 8890 3810 9525 3175 10161 2540 11430 1905 12065 1270 13336 1270 13970 635 1524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93"/><draw:equation draw:name="f7" draw:formula="?f4 / 33020"/><draw:equation draw:name="f8" draw:formula="0 / ?f6"/><draw:equation draw:name="f9" draw:formula="16193 / ?f6"/><draw:equation draw:name="f10" draw:formula="0 / ?f7"/><draw:equation draw:name="f11" draw:formula="33020 / ?f7"/></draw:enhanced-geometry></draw:custom-shape><draw:custom-shape draw:name="Shape 179" draw:style-name="Mgr3" draw:text-style-name="MP3" svg:width="0.0197in" svg:height="0.0425in" svg:x="7.3701in" svg:y="1.1236in"><text:p/><draw:enhanced-geometry svg:viewBox="0 0 16193 33655" draw:text-areas="?f8 ?f10 ?f9 ?f11" draw:type="non-primitive" draw:enhanced-path="M 2222 0 L 5397 0 6668 635 9207 635 10478 1270 11113 1905 12382 2540 13018 3175 13653 3810 14288 4445 14922 5715 15557 6985 16193 8255 16193 12065 16193 16510 15557 18415 14922 20320 14288 22225 13018 24130 11747 26035 10478 27305 9207 28575 7938 29845 7303 30480 6032 31115 5397 31750 4128 32385 3493 32385 2857 33020 1588 33020 953 33655 0 33655 0 26987 318 26670 1588 26670 1588 26035 2857 25400 3493 24130 4128 22860 4763 21590 5397 20955 6032 19050 6032 17780 6668 16510 6668 15240 7303 13970 7303 10160 6668 9525 6668 8255 6032 7620 5397 6985 4763 6985 4128 6350 953 6350 318 6985 0 6985 0 635 953 635 222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93"/><draw:equation draw:name="f7" draw:formula="?f4 / 33655"/><draw:equation draw:name="f8" draw:formula="0 / ?f6"/><draw:equation draw:name="f9" draw:formula="16193 / ?f6"/><draw:equation draw:name="f10" draw:formula="0 / ?f7"/><draw:equation draw:name="f11" draw:formula="33655 / ?f7"/></draw:enhanced-geometry></draw:custom-shape><draw:custom-shape draw:name="Shape 180" draw:style-name="Mgr3" draw:text-style-name="MP3" svg:width="0.0461in" svg:height="0.0748in" svg:x="7.3831in" svg:y="1.1079in"><text:p/><draw:enhanced-geometry svg:viewBox="0 0 39370 58420" draw:text-areas="?f8 ?f10 ?f9 ?f11" draw:type="non-primitive" draw:enhanced-path="M 27940 0 L 37465 0 38100 635 38735 635 39370 1270 39370 1905 39370 2540 37465 6350 37465 6985 36830 6985 36195 6350 30480 6350 29845 6985 29210 7620 29210 8255 28575 8890 28575 10160 27940 10795 27305 13970 36195 13970 36830 13970 36830 14605 36195 15240 34925 19050 34925 19685 34290 19685 26035 19685 20320 45720 19685 48260 19050 50800 18415 51435 17780 52705 17145 53340 16510 54610 15875 55245 14605 55880 13335 57150 12065 57150 10795 57785 9525 58420 0 58420 0 57785 0 56515 1270 52070 1905 52070 6985 52070 7620 51435 8255 51435 8890 50800 9525 50800 9525 50165 10160 49530 10795 48895 10795 48260 11430 46990 12065 45085 17780 19685 11430 19685 11430 19050 10795 19050 10795 18415 12700 14605 12700 13970 18415 13970 19685 9525 19685 8890 20320 7620 20320 6350 20955 5080 21590 4445 22225 3810 22860 3175 23495 1905 24130 1270 25400 1270 26670 635 2794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370"/><draw:equation draw:name="f7" draw:formula="?f4 / 58420"/><draw:equation draw:name="f8" draw:formula="0 / ?f6"/><draw:equation draw:name="f9" draw:formula="39370 / ?f6"/><draw:equation draw:name="f10" draw:formula="0 / ?f7"/><draw:equation draw:name="f11" draw:formula="58420 / ?f7"/></draw:enhanced-geometry></draw:custom-shape><draw:custom-shape draw:name="Shape 181" draw:style-name="Mgr3" draw:text-style-name="MP3" svg:width="0.0276in" svg:height="0.0524in" svg:x="7.4465in" svg:y="1.1142in"><text:p/><draw:enhanced-geometry svg:viewBox="0 0 22859 40948" draw:text-areas="?f8 ?f10 ?f9 ?f11" draw:type="non-primitive" draw:enhanced-path="M 22859 0 L 22859 13644 17780 23803 22859 23803 22859 29518 15875 29518 10160 39678 9525 40313 9525 40948 8889 40948 1270 40948 635 40948 0 40948 0 40313 0 39678 635 39678 635 39043 2285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859"/><draw:equation draw:name="f7" draw:formula="?f4 / 40948"/><draw:equation draw:name="f8" draw:formula="0 / ?f6"/><draw:equation draw:name="f9" draw:formula="22859 / ?f6"/><draw:equation draw:name="f10" draw:formula="0 / ?f7"/><draw:equation draw:name="f11" draw:formula="40948 / ?f7"/></draw:enhanced-geometry></draw:custom-shape><draw:custom-shape draw:name="Shape 182" draw:style-name="Mgr3" draw:text-style-name="MP3" svg:width="0.0189in" svg:height="0.0567in" svg:x="7.4736in" svg:y="1.1098in"><text:p/><draw:enhanced-geometry svg:viewBox="0 0 15876 43815" draw:text-areas="?f8 ?f10 ?f9 ?f11" draw:type="non-primitive" draw:enhanced-path="M 1905 0 L 2541 0 10161 0 10795 0 11430 1270 15876 41911 15876 42545 15241 43180 15241 43815 14605 43815 6351 43815 5716 43815 5716 42545 5080 32386 0 32386 0 26670 5080 26670 4445 15240 4445 8255 3811 8255 3176 8890 3176 10795 2541 11430 1905 13336 636 15240 0 16511 0 2868 1270 636 190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76"/><draw:equation draw:name="f7" draw:formula="?f4 / 43815"/><draw:equation draw:name="f8" draw:formula="0 / ?f6"/><draw:equation draw:name="f9" draw:formula="15876 / ?f6"/><draw:equation draw:name="f10" draw:formula="0 / ?f7"/><draw:equation draw:name="f11" draw:formula="43815 / ?f7"/></draw:enhanced-geometry></draw:custom-shape><draw:custom-shape draw:name="Shape 183" draw:style-name="Mgr3" draw:text-style-name="MP3" svg:width="0.0248in" svg:height="0.0594in" svg:x="7.4949in" svg:y="1.1236in"><text:p/><draw:enhanced-geometry svg:viewBox="0 0 20955 45720" draw:text-areas="?f8 ?f10 ?f9 ?f11" draw:type="non-primitive" draw:enhanced-path="M 15239 0 L 15875 0 16510 0 16510 635 17145 1270 17145 5715 17780 5080 19050 4445 20320 3175 20955 2857 20955 7619 20955 7620 20320 8255 19685 8890 19050 9525 18414 10160 17780 10795 17780 12065 17145 12700 16510 14605 15875 16510 13335 27305 14605 27305 15239 27940 20320 27940 20955 27305 20955 27305 20955 33655 14605 33655 13335 33020 12064 32385 9525 43815 9525 44450 8889 44450 8889 45085 7620 45085 4445 45720 0 45720 635 45085 635 44450 8889 10160 8889 9525 9525 8255 9525 5715 8889 4445 8889 3175 8889 2540 9525 2540 1523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955"/><draw:equation draw:name="f7" draw:formula="?f4 / 45720"/><draw:equation draw:name="f8" draw:formula="0 / ?f6"/><draw:equation draw:name="f9" draw:formula="20955 / ?f6"/><draw:equation draw:name="f10" draw:formula="0 / ?f7"/><draw:equation draw:name="f11" draw:formula="45720 / ?f7"/></draw:enhanced-geometry></draw:custom-shape><draw:custom-shape draw:name="Shape 184" draw:style-name="Mgr3" draw:text-style-name="MP3" svg:width="0.0197in" svg:height="0.0425in" svg:x="7.5201in" svg:y="1.1236in"><text:p/><draw:enhanced-geometry svg:viewBox="0 0 16509 33655" draw:text-areas="?f8 ?f10 ?f9 ?f11" draw:type="non-primitive" draw:enhanced-path="M 7620 0 L 9524 0 10159 635 12064 635 12699 1270 13334 1270 13970 1905 14605 2540 14605 3175 15239 3810 15239 4445 15874 5715 15874 6350 16509 7620 16509 11430 15874 13335 15874 15875 15239 17780 14605 19685 13970 22225 12699 24130 12064 26035 11430 26670 10795 27305 10159 27940 9524 29210 8255 29845 7620 30480 6984 31115 6349 31750 5080 32385 4445 32385 3174 33020 2539 33020 1270 33655 0 33655 0 27305 1270 27305 1270 26670 1905 26670 3174 25400 3809 24765 4445 23495 5080 22225 5714 20955 6349 19050 6984 17780 6984 16510 7620 15240 7620 8890 6984 8255 6984 7620 6349 6985 5714 6985 5080 6350 2539 6350 1905 6985 634 6985 0 7619 0 2857 634 2540 1270 1905 2539 1270 3174 1270 4445 635 6349 635 762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09"/><draw:equation draw:name="f7" draw:formula="?f4 / 33655"/><draw:equation draw:name="f8" draw:formula="0 / ?f6"/><draw:equation draw:name="f9" draw:formula="16509 / ?f6"/><draw:equation draw:name="f10" draw:formula="0 / ?f7"/><draw:equation draw:name="f11" draw:formula="33655 / ?f7"/></draw:enhanced-geometry></draw:custom-shape><draw:custom-shape draw:name="Shape 185" draw:style-name="Mgr3" draw:text-style-name="MP3" svg:width="0.0248in" svg:height="0.0594in" svg:x="7.5402in" svg:y="1.1236in"><text:p/><draw:enhanced-geometry svg:viewBox="0 0 20955 45720" draw:text-areas="?f8 ?f10 ?f9 ?f11" draw:type="non-primitive" draw:enhanced-path="M 14605 0 L 16510 0 17145 635 17145 1905 17780 2540 17780 5715 18414 5080 19050 4445 20320 3175 20955 2857 20955 7619 20955 7620 20320 8255 19685 8890 19050 9525 18414 10160 18414 10795 17780 12065 17145 12700 17145 13335 16510 14605 16510 16510 13335 27305 13970 27305 15239 27940 20955 27940 20955 27939 20955 33655 14605 33655 13335 33020 12064 32385 8889 43815 8889 44450 8889 45085 7620 45085 4445 45720 0 45720 0 45085 635 45085 635 44450 8255 10160 8889 9525 8889 3810 8255 3175 8889 3175 8889 2540 1460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955"/><draw:equation draw:name="f7" draw:formula="?f4 / 45720"/><draw:equation draw:name="f8" draw:formula="0 / ?f6"/><draw:equation draw:name="f9" draw:formula="20955 / ?f6"/><draw:equation draw:name="f10" draw:formula="0 / ?f7"/><draw:equation draw:name="f11" draw:formula="45720 / ?f7"/></draw:enhanced-geometry></draw:custom-shape><draw:custom-shape draw:name="Shape 186" draw:style-name="Mgr3" draw:text-style-name="MP3" svg:width="0.0189in" svg:height="0.0425in" svg:x="7.565in" svg:y="1.1236in"><text:p/><draw:enhanced-geometry svg:viewBox="0 0 15874 33655" draw:text-areas="?f8 ?f10 ?f9 ?f11" draw:type="non-primitive" draw:enhanced-path="M 6984 0 L 9524 0 10159 635 11430 635 12064 1270 12699 1270 13334 1905 13970 2540 14605 3175 15239 3810 15239 4445 15874 5715 15874 13335 15239 15875 15239 17780 14605 19685 13334 22225 12699 24130 11430 26035 10795 26670 10159 27305 9524 27940 8889 29210 8255 29845 7620 30480 6984 31115 5714 31750 5080 32385 3809 32385 3174 33020 1905 33020 634 33655 0 33655 0 27939 634 27305 1270 27305 1270 26670 1905 26670 3174 25400 3809 24765 4445 23495 5080 22225 5714 20955 6349 19050 6984 17780 6984 15240 7620 13335 7620 10160 6984 8890 6984 8255 6349 7620 5714 6985 5080 6985 4445 6350 2539 6350 1905 6985 634 6985 0 7619 0 2857 634 2540 1270 1905 1905 1270 3174 1270 3809 635 5714 635 698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74"/><draw:equation draw:name="f7" draw:formula="?f4 / 33655"/><draw:equation draw:name="f8" draw:formula="0 / ?f6"/><draw:equation draw:name="f9" draw:formula="15874 / ?f6"/><draw:equation draw:name="f10" draw:formula="0 / ?f7"/><draw:equation draw:name="f11" draw:formula="33655 / ?f7"/></draw:enhanced-geometry></draw:custom-shape><draw:custom-shape draw:name="Shape 187" draw:style-name="Mgr3" draw:text-style-name="MP3" svg:width="0.0205in" svg:height="0.0614in" svg:x="7.5902in" svg:y="1.1063in"><text:p/><draw:enhanced-geometry svg:viewBox="0 0 17780 46989" draw:text-areas="?f8 ?f10 ?f9 ?f11" draw:type="non-primitive" draw:enhanced-path="M 16510 0 L 17780 0 17780 1905 10160 35560 9525 36195 9525 37464 8890 38735 8890 39370 8890 40005 9525 40005 10160 40639 13970 40639 14605 44450 14605 45085 14605 45720 13970 45720 13970 46355 12700 46355 12065 46989 3810 46989 3175 46355 1905 46355 1905 45720 1270 45720 1270 45085 635 44450 635 43814 0 43180 0 40639 635 38735 635 35560 9525 2539 9525 1905 10160 1270 10795 1270 165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780"/><draw:equation draw:name="f7" draw:formula="?f4 / 46989"/><draw:equation draw:name="f8" draw:formula="0 / ?f6"/><draw:equation draw:name="f9" draw:formula="17780 / ?f6"/><draw:equation draw:name="f10" draw:formula="0 / ?f7"/><draw:equation draw:name="f11" draw:formula="46989 / ?f7"/></draw:enhanced-geometry></draw:custom-shape><draw:custom-shape draw:name="Shape 188" draw:style-name="Mgr3" draw:text-style-name="MP3" svg:width="0.0197in" svg:height="0.0398in" svg:x="7.6157in" svg:y="1.126in"><text:p/><draw:enhanced-geometry svg:viewBox="0 0 16510 31750" draw:text-areas="?f8 ?f10 ?f9 ?f11" draw:type="non-primitive" draw:enhanced-path="M 635 0 L 1270 0 15875 0 16510 635 16510 1270 15875 1270 9525 30480 8889 31115 8889 31750 8255 31750 635 31750 0 31750 0 29845 6350 5715 635 5715 0 5715 0 5080 0 4445 635 635 63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10"/><draw:equation draw:name="f7" draw:formula="?f4 / 31750"/><draw:equation draw:name="f8" draw:formula="0 / ?f6"/><draw:equation draw:name="f9" draw:formula="16510 / ?f6"/><draw:equation draw:name="f10" draw:formula="0 / ?f7"/><draw:equation draw:name="f11" draw:formula="31750 / ?f7"/></draw:enhanced-geometry></draw:custom-shape><draw:custom-shape draw:name="Shape 189" draw:style-name="Mgr3" draw:text-style-name="MP3" svg:width="0.0142in" svg:height="0.013in" svg:x="7.6248in" svg:y="1.1063in"><text:p/><draw:enhanced-geometry svg:viewBox="0 0 12700 10160" draw:text-areas="?f8 ?f10 ?f9 ?f11" draw:type="non-primitive" draw:enhanced-path="M 3810 0 L 8255 0 8890 635 9525 635 10160 1270 10795 1270 10795 1905 11430 2539 12065 3175 12065 5080 12700 5080 12065 5714 12065 6985 11430 8255 10795 8889 10160 8889 9525 9525 8890 9525 8255 10160 5715 10160 3810 10160 3175 9525 1905 8889 1270 8255 635 6985 635 6350 0 5714 0 4445 635 3810 635 3175 1270 2539 1270 1905 1905 1270 2540 635 3175 635 38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0"/><draw:equation draw:name="f7" draw:formula="?f4 / 10160"/><draw:equation draw:name="f8" draw:formula="0 / ?f6"/><draw:equation draw:name="f9" draw:formula="12700 / ?f6"/><draw:equation draw:name="f10" draw:formula="0 / ?f7"/><draw:equation draw:name="f11" draw:formula="10160 / ?f7"/></draw:enhanced-geometry></draw:custom-shape><draw:custom-shape draw:name="Shape 190" draw:style-name="Mgr3" draw:text-style-name="MP3" svg:width="0.0189in" svg:height="0.0433in" svg:x="7.6382in" svg:y="1.1244in"><text:p/><draw:enhanced-geometry svg:viewBox="0 0 15875 33020" draw:text-areas="?f8 ?f10 ?f9 ?f11" draw:type="non-primitive" draw:enhanced-path="M 15239 0 L 15875 0 15875 5715 15239 6350 13970 6985 13335 7620 12700 8255 12064 8890 11430 9525 11430 10160 10795 11430 10795 12065 10160 13335 9525 14605 13970 14605 15239 13970 15875 13970 15875 19685 13970 20320 8889 20320 8889 22860 8889 23495 9525 24130 9525 24765 10160 25400 10795 26035 11430 26035 12064 26670 13970 26670 15239 27305 15875 26670 15875 33020 8255 33020 6985 32385 5714 31750 5080 31750 3810 31115 3175 29845 2539 29210 1905 28575 1270 27305 635 26670 635 24130 0 22860 0 20320 635 19050 635 17145 1270 14605 1905 12700 2539 10795 3810 8890 5080 7620 6350 5715 7620 4445 8889 3175 10795 1905 12700 1270 13335 635 14605 635 1523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75"/><draw:equation draw:name="f7" draw:formula="?f4 / 33020"/><draw:equation draw:name="f8" draw:formula="0 / ?f6"/><draw:equation draw:name="f9" draw:formula="15875 / ?f6"/><draw:equation draw:name="f10" draw:formula="0 / ?f7"/><draw:equation draw:name="f11" draw:formula="33020 / ?f7"/></draw:enhanced-geometry></draw:custom-shape><draw:custom-shape draw:name="Shape 191" draw:style-name="Mgr3" draw:text-style-name="MP3" svg:width="0.0134in" svg:height="0.0114in" svg:x="7.6567in" svg:y="1.1563in"><text:p/><draw:enhanced-geometry svg:viewBox="0 0 10795 8255" draw:text-areas="?f8 ?f10 ?f9 ?f11" draw:type="non-primitive" draw:enhanced-path="M 6985 0 L 8889 0 8889 635 10795 4445 10795 5080 9525 5715 8255 6350 6985 6985 4445 7620 1905 8255 0 8255 0 1905 2539 1905 3810 1270 5080 1270 6350 635 698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95"/><draw:equation draw:name="f7" draw:formula="?f4 / 8255"/><draw:equation draw:name="f8" draw:formula="0 / ?f6"/><draw:equation draw:name="f9" draw:formula="10795 / ?f6"/><draw:equation draw:name="f10" draw:formula="0 / ?f7"/><draw:equation draw:name="f11" draw:formula="8255 / ?f7"/></draw:enhanced-geometry></draw:custom-shape><draw:custom-shape draw:name="Shape 192" draw:style-name="Mgr3" draw:text-style-name="MP3" svg:width="0.0197in" svg:height="0.026in" svg:x="7.6567in" svg:y="1.1236in"><text:p/><draw:enhanced-geometry svg:viewBox="0 0 15875 20320" draw:text-areas="?f8 ?f10 ?f9 ?f11" draw:type="non-primitive" draw:enhanced-path="M 2539 0 L 5714 0 6985 635 9525 635 10160 1270 11430 1270 12064 1905 12700 2540 13335 3175 13970 3810 14605 4445 15239 5080 15239 5715 15875 6985 15875 10795 15239 12065 15239 12700 14605 13970 13970 14605 13335 15240 12700 15875 12064 16510 11430 17145 10795 17145 9525 17780 8255 18415 6350 19050 3810 19685 1905 20320 0 20320 0 14605 1270 14605 2539 13970 3175 13335 4445 13335 5080 12700 5714 12065 6350 10795 6350 8255 6350 7620 5714 6985 5714 6350 5080 6350 4445 5715 3810 5715 2539 5715 1270 6350 0 6350 0 635 1270 635 253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75"/><draw:equation draw:name="f7" draw:formula="?f4 / 20320"/><draw:equation draw:name="f8" draw:formula="0 / ?f6"/><draw:equation draw:name="f9" draw:formula="15875 / ?f6"/><draw:equation draw:name="f10" draw:formula="0 / ?f7"/><draw:equation draw:name="f11" draw:formula="20320 / ?f7"/></draw:enhanced-geometry></draw:custom-shape><draw:custom-shape draw:name="Shape 193" draw:style-name="Mgr3" draw:text-style-name="MP3" svg:width="0.0189in" svg:height="0.0433in" svg:x="7.6791in" svg:y="1.1244in"><text:p/><draw:enhanced-geometry svg:viewBox="0 0 16193 33179" draw:text-areas="?f8 ?f10 ?f9 ?f11" draw:type="non-primitive" draw:enhanced-path="M 16193 0 L 16193 6509 15875 6509 15240 7144 14605 7144 14605 7778 13336 8414 12700 9684 12065 10319 11430 11589 10795 12859 10161 14128 9525 16034 9525 17303 8890 18574 8890 24289 9525 25559 9525 26194 10161 26194 10161 26828 10795 26828 11430 26828 12065 27464 12700 27464 13336 26828 14605 26828 15240 26194 15875 26194 16193 25876 16193 30798 15240 31274 14605 31909 13970 31909 13336 32544 12065 32544 11430 33179 5080 33179 4445 32544 3811 32544 3175 31909 2540 31909 1905 31274 1905 30639 1270 30003 1270 28734 636 28099 636 24924 0 24289 636 21749 636 17939 1270 16034 1905 13494 2540 11589 3811 9684 4445 7778 5080 7144 5715 5874 6350 5239 6986 4603 7620 3969 8890 3334 9525 2699 10161 2064 10795 1428 12065 794 12700 794 13970 159 15875 159 1619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93"/><draw:equation draw:name="f7" draw:formula="?f4 / 33179"/><draw:equation draw:name="f8" draw:formula="0 / ?f6"/><draw:equation draw:name="f9" draw:formula="16193 / ?f6"/><draw:equation draw:name="f10" draw:formula="0 / ?f7"/><draw:equation draw:name="f11" draw:formula="33179 / ?f7"/></draw:enhanced-geometry></draw:custom-shape><draw:custom-shape draw:name="Shape 194" draw:style-name="Mgr3" draw:text-style-name="MP3" svg:width="0.0248in" svg:height="0.0614in" svg:x="7.6976in" svg:y="1.1063in"><text:p/><draw:enhanced-geometry svg:viewBox="0 0 20638 46989" draw:text-areas="?f8 ?f10 ?f9 ?f11" draw:type="non-primitive" draw:enhanced-path="M 19368 0 L 20638 0 20638 1905 11747 37464 11747 45085 11113 45085 5397 46989 4763 46989 4128 46989 4128 45720 3493 45085 3493 41275 2222 42545 1588 43180 318 44450 0 44609 0 39687 318 39370 953 38735 1588 38100 2857 36195 3493 34925 4128 33020 4763 31750 7303 20955 6668 20955 6668 20320 6032 20320 4763 19685 953 19685 318 20320 0 20320 0 13811 953 13335 3493 13335 4128 13970 6032 13970 7303 14605 7938 15239 8572 15239 11747 2539 11747 1905 12382 1905 12382 1270 13018 1270 1936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638"/><draw:equation draw:name="f7" draw:formula="?f4 / 46989"/><draw:equation draw:name="f8" draw:formula="0 / ?f6"/><draw:equation draw:name="f9" draw:formula="20638 / ?f6"/><draw:equation draw:name="f10" draw:formula="0 / ?f7"/><draw:equation draw:name="f11" draw:formula="46989 / ?f7"/></draw:enhanced-geometry></draw:custom-shape><draw:custom-shape draw:name="Shape 195" draw:style-name="Mgr3" draw:text-style-name="MP3" svg:width="0.0453in" svg:height="0.0594in" svg:x="7.7457in" svg:y="1.1083in"><text:p/><draw:enhanced-geometry svg:viewBox="0 0 38100 45720" draw:text-areas="?f8 ?f10 ?f9 ?f11" draw:type="non-primitive" draw:enhanced-path="M 19685 0 L 29845 0 31750 635 33655 1270 35560 1905 36830 2540 37465 2540 38100 3175 38100 3810 37465 3810 34925 8890 34925 9525 34290 9525 33020 9525 31115 8255 29845 8255 27940 7620 25400 7620 24765 6985 23495 6985 22860 7620 20320 7620 19685 8255 19050 8255 18415 8890 17780 8890 17780 9525 17145 10160 16510 10160 16510 10795 15875 11430 15875 13970 16510 14605 16510 15240 17145 15875 17780 16510 18415 17145 19050 17780 20320 18415 24765 20320 29210 22860 29845 23495 30480 24130 31750 25400 32385 26035 32385 27305 33020 28575 33020 34290 32385 35560 31750 36830 31115 38100 30480 39370 29210 40640 27940 41910 26670 42545 25400 43815 23495 44450 22225 45085 20320 45085 18415 45720 9525 45720 6985 45085 5080 45085 3175 44450 1270 43815 635 43180 0 42545 0 41910 3175 37465 3810 36830 5715 36830 7620 38100 9525 38100 10795 38735 12700 38735 13335 39370 15240 39370 16510 38735 19050 38735 19685 38100 20320 38100 20955 37465 21590 37465 21590 36830 22225 36195 22860 35560 22860 33655 23495 33020 23495 32385 22860 31750 22860 30480 22225 29845 21590 29210 21590 28575 20320 27940 19050 27305 17780 26670 16510 26035 15240 24765 12700 24130 12065 23495 11430 22860 10795 22225 9525 21590 9525 20955 8255 20320 8255 19685 7620 18415 6985 17780 6985 10795 7620 9525 8255 7620 8890 6985 9525 5715 10795 4445 12065 3175 13335 2540 14605 1905 16510 1270 17780 635 1968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00"/><draw:equation draw:name="f7" draw:formula="?f4 / 45720"/><draw:equation draw:name="f8" draw:formula="0 / ?f6"/><draw:equation draw:name="f9" draw:formula="38100 / ?f6"/><draw:equation draw:name="f10" draw:formula="0 / ?f7"/><draw:equation draw:name="f11" draw:formula="45720 / ?f7"/></draw:enhanced-geometry></draw:custom-shape><draw:custom-shape draw:name="Shape 196" draw:style-name="Mgr3" draw:text-style-name="MP3" svg:width="0.0343in" svg:height="0.0425in" svg:x="7.7909in" svg:y="1.1236in"><text:p/><draw:enhanced-geometry svg:viewBox="0 0 29210 33655" draw:text-areas="?f8 ?f10 ?f9 ?f11" draw:type="non-primitive" draw:enhanced-path="M 17780 0 L 22225 0 22860 635 24130 635 25400 1270 26670 1270 27940 1905 28575 2540 29210 3175 29210 3810 26670 7620 26670 8255 26035 8255 25400 8255 24130 7620 23495 6985 22225 6985 20955 6350 18415 6350 17145 6985 15875 6985 15240 7620 13970 8255 13335 9525 12065 10160 11430 11430 10795 12065 10160 13335 10160 14605 9525 16510 8890 17780 8890 24765 9525 24765 9525 26035 10160 26035 10795 26670 11430 27305 13335 27305 13970 27940 14605 27940 15875 27305 17780 27305 18415 26670 19050 26670 19685 26035 20955 26035 20955 26670 22860 30480 22860 31115 22860 31750 22225 31750 20955 32385 19685 33020 18415 33020 16510 33655 9525 33655 7620 33020 6985 33020 5715 32385 4445 31750 3810 31115 2540 29845 1905 29210 1270 27940 1270 27305 635 26035 635 24130 0 22860 0 19050 635 16510 1270 14605 1905 12700 2540 10795 3175 8890 3810 8255 4445 6985 5080 6350 5715 5715 6350 5080 6985 4445 8255 3810 8890 3175 9525 3175 10160 2540 11430 1905 12065 1905 13335 1270 13970 1270 15240 635 17145 635 1778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210"/><draw:equation draw:name="f7" draw:formula="?f4 / 33655"/><draw:equation draw:name="f8" draw:formula="0 / ?f6"/><draw:equation draw:name="f9" draw:formula="29210 / ?f6"/><draw:equation draw:name="f10" draw:formula="0 / ?f7"/><draw:equation draw:name="f11" draw:formula="33655 / ?f7"/></draw:enhanced-geometry></draw:custom-shape><draw:custom-shape draw:name="Shape 197" draw:style-name="Mgr3" draw:text-style-name="MP3" svg:width="0.0197in" svg:height="0.0398in" svg:x="7.8276in" svg:y="1.126in"><text:p/><draw:enhanced-geometry svg:viewBox="0 0 15875 31750" draw:text-areas="?f8 ?f10 ?f9 ?f11" draw:type="non-primitive" draw:enhanced-path="M 1270 0 L 15875 0 15875 635 15875 1270 8890 30480 8890 31750 8255 31750 635 31750 635 29845 6350 5715 0 5715 0 5080 0 4445 635 635 127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75"/><draw:equation draw:name="f7" draw:formula="?f4 / 31750"/><draw:equation draw:name="f8" draw:formula="0 / ?f6"/><draw:equation draw:name="f9" draw:formula="15875 / ?f6"/><draw:equation draw:name="f10" draw:formula="0 / ?f7"/><draw:equation draw:name="f11" draw:formula="31750 / ?f7"/></draw:enhanced-geometry></draw:custom-shape><draw:custom-shape draw:name="Shape 198" draw:style-name="Mgr3" draw:text-style-name="MP3" svg:width="0.0134in" svg:height="0.013in" svg:x="7.8382in" svg:y="1.1063in"><text:p/><draw:enhanced-geometry svg:viewBox="0 0 11430 10160" draw:text-areas="?f8 ?f10 ?f9 ?f11" draw:type="non-primitive" draw:enhanced-path="M 3810 0 L 7620 0 8889 635 9525 1270 10160 2539 10795 3175 11430 3810 11430 5080 11430 6985 10795 6985 10160 8255 9525 8889 8889 9525 7620 10160 3175 10160 3175 9525 2539 9525 1905 8889 635 8255 635 6985 0 6350 0 3810 635 3810 635 2539 1270 1905 1270 1270 1905 1270 2539 635 3175 635 38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30"/><draw:equation draw:name="f7" draw:formula="?f4 / 10160"/><draw:equation draw:name="f8" draw:formula="0 / ?f6"/><draw:equation draw:name="f9" draw:formula="11430 / ?f6"/><draw:equation draw:name="f10" draw:formula="0 / ?f7"/><draw:equation draw:name="f11" draw:formula="10160 / ?f7"/></draw:enhanced-geometry></draw:custom-shape><draw:custom-shape draw:name="Shape 199" draw:style-name="Mgr3" draw:text-style-name="MP3" svg:width="0.0197in" svg:height="0.0433in" svg:x="7.8504in" svg:y="1.1244in"><text:p/><draw:enhanced-geometry svg:viewBox="0 0 16510 33020" draw:text-areas="?f8 ?f10 ?f9 ?f11" draw:type="non-primitive" draw:enhanced-path="M 15240 0 L 16510 0 16510 5715 15875 5715 14605 6350 13970 6985 13335 7620 12700 8255 12065 8890 11430 9525 11430 10160 10795 11430 10795 12065 10160 13335 10160 14605 13970 14605 15240 13970 16510 13970 16510 19685 15875 19685 13970 20320 8255 20320 8255 22225 8890 22860 8890 24130 9525 24765 9525 25400 10160 26035 10795 26035 11430 26670 13970 26670 15240 27305 15875 26670 16510 26670 16510 33020 8255 33020 6985 32385 6350 31750 5080 31750 3810 31115 3175 29845 2540 29210 1905 28575 1270 27305 635 26670 635 25400 0 24130 0 17780 635 17145 635 14605 1905 12700 2540 10795 3810 8890 4445 7620 6350 5715 6985 5080 7620 4445 8255 3810 8890 3175 10160 2540 10795 1905 11430 1905 12700 1270 13335 635 14605 635 1524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10"/><draw:equation draw:name="f7" draw:formula="?f4 / 33020"/><draw:equation draw:name="f8" draw:formula="0 / ?f6"/><draw:equation draw:name="f9" draw:formula="16510 / ?f6"/><draw:equation draw:name="f10" draw:formula="0 / ?f7"/><draw:equation draw:name="f11" draw:formula="33020 / ?f7"/></draw:enhanced-geometry></draw:custom-shape><draw:custom-shape draw:name="Shape 200" draw:style-name="Mgr3" draw:text-style-name="MP3" svg:width="0.0134in" svg:height="0.0114in" svg:x="7.8701in" svg:y="1.1563in"><text:p/><draw:enhanced-geometry svg:viewBox="0 0 10795 8255" draw:text-areas="?f8 ?f10 ?f9 ?f11" draw:type="non-primitive" draw:enhanced-path="M 6350 0 L 7620 0 8255 0 8255 635 10160 4445 10795 5080 10160 5080 9525 5715 8255 6350 6350 6985 3810 7620 1270 8255 0 8255 0 1905 1270 1905 3175 1270 4445 1270 5080 635 635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95"/><draw:equation draw:name="f7" draw:formula="?f4 / 8255"/><draw:equation draw:name="f8" draw:formula="0 / ?f6"/><draw:equation draw:name="f9" draw:formula="10795 / ?f6"/><draw:equation draw:name="f10" draw:formula="0 / ?f7"/><draw:equation draw:name="f11" draw:formula="8255 / ?f7"/></draw:enhanced-geometry></draw:custom-shape><draw:custom-shape draw:name="Shape 201" draw:style-name="Mgr3" draw:text-style-name="MP3" svg:width="0.0177in" svg:height="0.026in" svg:x="7.8701in" svg:y="1.1236in"><text:p/><draw:enhanced-geometry svg:viewBox="0 0 14605 20320" draw:text-areas="?f8 ?f10 ?f9 ?f11" draw:type="non-primitive" draw:enhanced-path="M 1905 0 L 5080 0 6350 635 8255 635 9525 1270 10795 1270 11430 1905 12065 2540 12700 3175 13335 3810 13970 4445 13970 5080 14605 5715 14605 12065 13970 12700 13970 13970 13335 14605 12700 15240 12065 15875 11430 16510 10795 17145 9525 17145 8890 17780 6985 18415 5080 19050 3175 19685 1270 20320 0 20320 0 14605 1270 14605 1905 13970 3175 13335 3810 13335 4445 12700 5080 12065 5715 10795 6350 10795 6350 8255 5715 7620 5080 6985 5080 6350 4445 6350 3810 5715 2540 5715 1270 5715 635 6350 0 6350 0 635 1270 635 190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605"/><draw:equation draw:name="f7" draw:formula="?f4 / 20320"/><draw:equation draw:name="f8" draw:formula="0 / ?f6"/><draw:equation draw:name="f9" draw:formula="14605 / ?f6"/><draw:equation draw:name="f10" draw:formula="0 / ?f7"/><draw:equation draw:name="f11" draw:formula="20320 / ?f7"/></draw:enhanced-geometry></draw:custom-shape><draw:custom-shape draw:name="Shape 202" draw:style-name="Mgr3" draw:text-style-name="MP3" svg:width="0.0398in" svg:height="0.0425in" svg:x="7.8902in" svg:y="1.1236in"><text:p/><draw:enhanced-geometry svg:viewBox="0 0 33655 33020" draw:text-areas="?f8 ?f10 ?f9 ?f11" draw:type="non-primitive" draw:enhanced-path="M 11430 0 L 12064 0 12064 635 12700 635 12700 1270 13335 1905 13335 6350 14605 5715 15239 4445 16510 3810 18414 2540 19050 1905 19685 1905 20955 1270 21589 635 23495 635 24764 0 26670 0 27305 635 29210 635 29845 1270 30480 1270 31114 1905 31750 1905 31750 2540 32385 3175 32385 3810 33020 4445 33020 5080 33655 5715 33655 8255 33020 9525 33020 12065 27305 31750 27305 33020 26670 33020 19050 33020 18414 33020 18414 31115 23495 13335 23495 12700 24130 11430 24130 8255 23495 7620 22860 6985 20955 6985 19685 7620 18414 7620 17780 8255 16510 8890 15875 10160 15239 10795 14605 11430 13970 12700 13335 13970 13335 14605 12700 15875 12064 17780 11430 19685 8255 31750 8255 33020 7620 33020 635 33020 0 33020 0 31115 5080 12065 5080 9525 5714 8255 5714 5715 5080 5080 5080 3175 5080 2540 5714 2540 114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655"/><draw:equation draw:name="f7" draw:formula="?f4 / 33020"/><draw:equation draw:name="f8" draw:formula="0 / ?f6"/><draw:equation draw:name="f9" draw:formula="33655 / ?f6"/><draw:equation draw:name="f10" draw:formula="0 / ?f7"/><draw:equation draw:name="f11" draw:formula="33020 / ?f7"/></draw:enhanced-geometry></draw:custom-shape><draw:custom-shape draw:name="Shape 203" draw:style-name="Mgr3" draw:text-style-name="MP3" svg:width="0.0358in" svg:height="0.0425in" svg:x="7.9339in" svg:y="1.1236in"><text:p/><draw:enhanced-geometry svg:viewBox="0 0 29845 33655" draw:text-areas="?f8 ?f10 ?f9 ?f11" draw:type="non-primitive" draw:enhanced-path="M 18415 0 L 22225 0 23495 635 24130 635 26035 1270 27305 1270 27940 1905 29210 2540 29210 3175 29845 3175 29845 3810 26670 7620 26670 8255 26035 8255 25400 8255 24130 7620 23495 6985 22860 6985 20955 6350 18415 6350 17145 6985 16510 6985 15240 7620 14605 8255 13335 9525 12700 10160 12065 11430 11430 12065 10795 13335 10160 14605 9525 16510 9525 17780 8890 19050 8890 24130 9525 24765 9525 25400 10160 26035 10795 26670 11430 26670 11430 27305 13335 27305 13970 27940 14605 27940 15875 27305 17780 27305 18415 26670 19050 26670 19685 26035 20955 26035 20955 26670 23495 30480 23495 31115 22860 31750 22225 31750 20955 32385 19685 33020 18415 33020 16510 33655 8890 33655 7620 33020 6350 33020 5715 32385 4445 31750 3810 31115 3175 29845 2540 29210 1905 27940 1270 27305 635 26035 635 24130 0 22860 0 21590 635 19050 635 16510 1270 14605 1905 12700 2540 10795 3810 8890 3810 8255 4445 6985 5080 6350 5715 5715 6350 5080 7620 4445 8255 3810 8890 3175 9525 3175 10795 2540 11430 1905 12065 1905 13335 1270 13970 1270 15240 635 17145 635 184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845"/><draw:equation draw:name="f7" draw:formula="?f4 / 33655"/><draw:equation draw:name="f8" draw:formula="0 / ?f6"/><draw:equation draw:name="f9" draw:formula="29845 / ?f6"/><draw:equation draw:name="f10" draw:formula="0 / ?f7"/><draw:equation draw:name="f11" draw:formula="33655 / ?f7"/></draw:enhanced-geometry></draw:custom-shape><draw:custom-shape draw:name="Shape 204" draw:style-name="Mgr3" draw:text-style-name="MP3" svg:width="0.0189in" svg:height="0.0433in" svg:x="7.9693in" svg:y="1.1244in"><text:p/><draw:enhanced-geometry svg:viewBox="0 0 16193 33020" draw:text-areas="?f8 ?f10 ?f9 ?f11" draw:type="non-primitive" draw:enhanced-path="M 15239 0 L 16193 0 16193 5715 15875 5715 15239 6350 13970 6985 13335 7620 12700 8255 12064 8890 11430 10160 10795 12065 10160 13335 9525 14605 13970 14605 15239 13970 16193 13970 16193 19685 15875 19685 13970 20320 8889 20320 8889 22860 9525 24130 9525 24765 10160 25400 10795 26035 11430 26035 12064 26670 13335 26670 14605 27305 16193 26775 16193 33020 8255 33020 6985 32385 5714 31750 5080 31750 3810 31115 3175 29845 2539 29210 1270 28575 1270 27305 635 26670 0 25400 0 17145 635 15875 635 14605 1270 13970 1270 12700 1905 12065 2539 10795 3175 10160 3810 8890 4445 7620 6350 5715 7620 4445 9525 3175 10795 1905 12700 1270 13335 635 14605 635 1523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93"/><draw:equation draw:name="f7" draw:formula="?f4 / 33020"/><draw:equation draw:name="f8" draw:formula="0 / ?f6"/><draw:equation draw:name="f9" draw:formula="16193 / ?f6"/><draw:equation draw:name="f10" draw:formula="0 / ?f7"/><draw:equation draw:name="f11" draw:formula="33020 / ?f7"/></draw:enhanced-geometry></draw:custom-shape><draw:custom-shape draw:name="Shape 205" draw:style-name="Mgr3" draw:text-style-name="MP3" svg:width="0.013in" svg:height="0.0114in" svg:x="7.9882in" svg:y="1.1563in"><text:p/><draw:enhanced-geometry svg:viewBox="0 0 10477 8255" draw:text-areas="?f8 ?f10 ?f9 ?f11" draw:type="non-primitive" draw:enhanced-path="M 6667 0 L 7937 0 8572 0 8572 635 10477 4445 10477 5080 9842 5715 7937 6350 6667 6985 4127 7620 2222 8255 0 8255 0 2010 317 1905 1587 1905 3492 1270 4762 1270 666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8255"/><draw:equation draw:name="f8" draw:formula="0 / ?f6"/><draw:equation draw:name="f9" draw:formula="10477 / ?f6"/><draw:equation draw:name="f10" draw:formula="0 / ?f7"/><draw:equation draw:name="f11" draw:formula="8255 / ?f7"/></draw:enhanced-geometry></draw:custom-shape><draw:custom-shape draw:name="Shape 206" draw:style-name="Mgr3" draw:text-style-name="MP3" svg:width="0.0177in" svg:height="0.026in" svg:x="7.9882in" svg:y="1.1236in"><text:p/><draw:enhanced-geometry svg:viewBox="0 0 14922 20320" draw:text-areas="?f8 ?f10 ?f9 ?f11" draw:type="non-primitive" draw:enhanced-path="M 2222 0 L 5397 0 6667 635 9207 635 9842 1270 10477 1270 11747 1905 12382 2540 13017 3175 13652 3810 14287 4445 14287 5715 14922 6985 14922 10795 14287 12065 14287 12700 13652 13970 13017 14605 12382 15240 11747 15875 11112 16510 10477 17145 9842 17145 9207 17780 7302 18415 5397 19050 3492 19685 1587 20320 0 20320 0 14605 952 14605 2222 13970 2857 13335 4127 13335 4762 12700 5397 12065 6032 10795 6032 10160 6667 9525 6667 8890 6032 8255 6032 7620 5397 6985 4762 6350 4127 6350 3492 5715 2857 5715 1587 5715 317 6350 0 6350 0 635 1587 635 222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922"/><draw:equation draw:name="f7" draw:formula="?f4 / 20320"/><draw:equation draw:name="f8" draw:formula="0 / ?f6"/><draw:equation draw:name="f9" draw:formula="14922 / ?f6"/><draw:equation draw:name="f10" draw:formula="0 / ?f7"/><draw:equation draw:name="f11" draw:formula="20320 / ?f7"/></draw:enhanced-geometry></draw:custom-shape><draw:custom-shape draw:name="Shape 207" draw:style-name="Mgr3" draw:text-style-name="MP3" svg:width="0.0335in" svg:height="0.0425in" svg:x="8.0055in" svg:y="1.1236in"><text:p/><draw:enhanced-geometry svg:viewBox="0 0 28549 33655" draw:text-areas="?f8 ?f10 ?f9 ?f11" draw:type="non-primitive" draw:enhanced-path="M 17145 0 L 20320 0 22225 635 23495 635 25400 1270 26670 1270 27940 1905 27940 2540 28549 2540 28549 3201 27940 3810 26670 7620 24765 7620 23495 6985 22225 6350 21590 6350 20320 5715 17145 5715 16510 6350 15875 6350 15240 6985 14605 6985 14605 7620 13970 8255 13970 9525 13335 10160 13970 10795 13970 11430 14605 12065 14605 12700 15240 12700 15875 13335 16510 13335 19050 14605 21590 15240 22860 15875 23495 16510 24765 17145 25400 17780 26035 19050 26035 19685 26670 20955 26670 24130 26035 25400 26035 26035 25400 27305 24765 28575 24130 29210 23495 29845 22860 31115 21590 31750 20955 32385 19685 32385 18415 33020 17145 33655 7620 33655 5715 33020 3810 33020 2540 32385 1270 31750 0 31750 0 31115 635 30480 2540 26670 2540 26035 3810 26035 5715 27305 6985 27305 8255 27940 14605 27940 15240 27940 15875 27305 16510 27305 17145 26670 17145 26035 17780 26035 17780 24130 17780 22860 17145 22225 17145 21590 15875 20955 13970 20320 11430 19050 10160 18415 8890 17780 7620 17145 6350 15875 5715 15240 5715 13970 5080 13335 5080 8890 5715 7620 5715 6985 6350 5715 6985 5080 8255 3810 8890 3175 9525 2540 10795 1905 12065 1270 13335 1270 14605 635 15875 635 171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49"/><draw:equation draw:name="f7" draw:formula="?f4 / 33655"/><draw:equation draw:name="f8" draw:formula="0 / ?f6"/><draw:equation draw:name="f9" draw:formula="28549 / ?f6"/><draw:equation draw:name="f10" draw:formula="0 / ?f7"/><draw:equation draw:name="f11" draw:formula="33655 / ?f7"/></draw:enhanced-geometry></draw:custom-shape><draw:custom-shape draw:name="Shape 208" draw:style-name="Mgr3" draw:text-style-name="MP3" svg:width="0.063in" svg:height="0.1185in" svg:x="6.7165in" svg:y="0.8106in"><text:p/><draw:enhanced-geometry svg:viewBox="0 0 53340 91440" draw:text-areas="?f8 ?f10 ?f9 ?f11" draw:type="non-primitive" draw:enhanced-path="M 0 0 L 53340 0 53340 91440 0 9144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340"/><draw:equation draw:name="f7" draw:formula="?f4 / 91440"/><draw:equation draw:name="f8" draw:formula="0 / ?f6"/><draw:equation draw:name="f9" draw:formula="53340 / ?f6"/><draw:equation draw:name="f10" draw:formula="0 / ?f7"/><draw:equation draw:name="f11" draw:formula="91440 / ?f7"/></draw:enhanced-geometry></draw:custom-shape><draw:custom-shape draw:name="Shape 209" draw:style-name="Mgr4" draw:text-style-name="MP4" svg:width="0.0622in" svg:height="0.0598in" svg:x="6.7799in" svg:y="0.9287in"><text:p/><draw:enhanced-geometry svg:viewBox="0 0 52070 46355" draw:text-areas="?f8 ?f10 ?f9 ?f11" draw:type="non-primitive" draw:enhanced-path="M 0 0 L 52070 0 52070 46355 0 46355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070"/><draw:equation draw:name="f7" draw:formula="?f4 / 46355"/><draw:equation draw:name="f8" draw:formula="0 / ?f6"/><draw:equation draw:name="f9" draw:formula="52070 / ?f6"/><draw:equation draw:name="f10" draw:formula="0 / ?f7"/><draw:equation draw:name="f11" draw:formula="46355 / ?f7"/></draw:enhanced-geometry></draw:custom-shape><draw:custom-shape draw:name="Shape 210" draw:style-name="Mgr3" draw:text-style-name="MP3" svg:width="0.126in" svg:height="0.2378in" svg:x="6.2783in" svg:y="0.7508in"><text:p/><draw:enhanced-geometry svg:viewBox="0 0 106045 184150" draw:text-areas="?f8 ?f10 ?f9 ?f11" draw:type="non-primitive" draw:enhanced-path="M 0 0 L 53340 0 53340 46355 106045 46355 106045 92075 53340 92075 53340 137795 106045 137795 106045 184150 47625 184150 45085 183514 42545 183514 40005 182880 37465 182245 34925 181610 32385 180339 29845 179705 27940 178435 25400 177800 23495 176530 21590 175260 19050 173989 17145 172085 15875 170814 13970 168910 12065 167639 10795 165735 8890 163830 7620 161925 6350 160020 5080 158114 4445 156210 3175 153670 2540 151764 1905 149860 1270 147320 635 144780 635 142875 0 14033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045"/><draw:equation draw:name="f7" draw:formula="?f4 / 184150"/><draw:equation draw:name="f8" draw:formula="0 / ?f6"/><draw:equation draw:name="f9" draw:formula="106045 / ?f6"/><draw:equation draw:name="f10" draw:formula="0 / ?f7"/><draw:equation draw:name="f11" draw:formula="184150 / ?f7"/></draw:enhanced-geometry></draw:custom-shape><draw:custom-shape draw:name="Shape 211" draw:style-name="Mgr3" draw:text-style-name="MP3" svg:width="0.2504in" svg:height="0.178in" svg:x="6.4665in" svg:y="0.8106in"><text:p/><draw:enhanced-geometry svg:viewBox="0 0 210820 137795" draw:text-areas="?f8 ?f10 ?f9 ?f11" draw:type="non-primitive" draw:enhanced-path="M 0 0 L 52070 0 52070 91440 105410 91440 105410 0 158115 0 158115 91440 210820 91440 210820 137795 46990 137795 44450 137160 41910 137160 39370 136525 36830 135890 34290 135255 31750 133985 29845 133350 27305 132080 25400 131445 23495 130175 20955 128905 19050 127635 17145 125730 15240 124460 13970 122555 12065 121285 10795 119380 8890 117475 7620 115570 6350 113665 5080 111760 4445 109855 3175 107315 2540 105410 1905 103505 1270 100965 635 98425 635 96520 0 9398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0820"/><draw:equation draw:name="f7" draw:formula="?f4 / 137795"/><draw:equation draw:name="f8" draw:formula="0 / ?f6"/><draw:equation draw:name="f9" draw:formula="210820 / ?f6"/><draw:equation draw:name="f10" draw:formula="0 / ?f7"/><draw:equation draw:name="f11" draw:formula="137795 / ?f7"/></draw:enhanced-geometry></draw:custom-shape><draw:custom-shape draw:name="Shape 212" draw:style-name="Mgr4" draw:text-style-name="MP4" svg:width="0.0622in" svg:height="0.1189in" svg:x="6.0283in" svg:y="0.8697in"><text:p/><draw:enhanced-geometry svg:viewBox="0 0 52705 92075" draw:text-areas="?f8 ?f10 ?f9 ?f11" draw:type="non-primitive" draw:enhanced-path="M 0 0 L 52705 0 52705 92075 0 92075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705"/><draw:equation draw:name="f7" draw:formula="?f4 / 92075"/><draw:equation draw:name="f8" draw:formula="0 / ?f6"/><draw:equation draw:name="f9" draw:formula="52705 / ?f6"/><draw:equation draw:name="f10" draw:formula="0 / ?f7"/><draw:equation draw:name="f11" draw:formula="92075 / ?f7"/></draw:enhanced-geometry></draw:custom-shape><draw:custom-shape draw:name="Shape 213" draw:style-name="Mgr4" draw:text-style-name="MP4" svg:width="0.0622in" svg:height="0.0598in" svg:x="6.0283in" svg:y="0.7508in"><text:p/><draw:enhanced-geometry svg:viewBox="0 0 52705 46355" draw:text-areas="?f8 ?f10 ?f9 ?f11" draw:type="non-primitive" draw:enhanced-path="M 0 0 L 52705 0 52705 46355 0 46355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705"/><draw:equation draw:name="f7" draw:formula="?f4 / 46355"/><draw:equation draw:name="f8" draw:formula="0 / ?f6"/><draw:equation draw:name="f9" draw:formula="52705 / ?f6"/><draw:equation draw:name="f10" draw:formula="0 / ?f7"/><draw:equation draw:name="f11" draw:formula="46355 / ?f7"/></draw:enhanced-geometry></draw:custom-shape><draw:custom-shape draw:name="Shape 214" draw:style-name="Mgr4" draw:text-style-name="MP4" svg:width="0.1252in" svg:height="0.178in" svg:x="6.0909in" svg:y="0.8106in"><text:p/><draw:enhanced-geometry svg:viewBox="0 0 105410 137795" draw:text-areas="?f8 ?f10 ?f9 ?f11" draw:type="non-primitive" draw:enhanced-path="M 0 0 L 57785 0 60325 635 62865 635 65405 1270 67945 1905 70485 2540 73025 3810 75565 4445 77470 5715 80010 6350 81915 7620 83820 8890 86360 10160 88265 12065 89535 13335 91440 14605 93345 16510 94615 18415 96520 20320 97790 21590 99060 23495 100330 26035 100965 27940 102235 29845 102870 31750 103505 34290 104140 36195 104775 38735 105410 40640 105410 137795 52070 137795 52070 45720 0 4572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5410"/><draw:equation draw:name="f7" draw:formula="?f4 / 137795"/><draw:equation draw:name="f8" draw:formula="0 / ?f6"/><draw:equation draw:name="f9" draw:formula="105410 / ?f6"/><draw:equation draw:name="f10" draw:formula="0 / ?f7"/><draw:equation draw:name="f11" draw:formula="137795 / ?f7"/></draw:enhanced-geometry></draw:custom-shape></draw:g><text:span text:style-name="MT1">Elise Schwarz<text:line-break/></text:span>AWE Tutor_innenqualifizierung</text:p>
      </style:header>
      <style:footer>
        <text:p text:style-name="MP5"><text:span text:style-name="MT2">Seite | </text:span><text:page-number text:select-page="current">1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5T22:18:12.108000000</meta:creation-date>
    <meta:editing-duration>PT6H45M13S</meta:editing-duration>
    <meta:editing-cycles>25</meta:editing-cycles>
    <meta:generator>LibreOffice/24.8.3.2$Windows_X86_64 LibreOffice_project/48a6bac9e7e268aeb4c3483fcf825c94556d9f92</meta:generator>
    <dc:date>2024-11-23T18:35:04.053000000</dc:date>
    <meta:document-statistic meta:table-count="3" meta:image-count="0" meta:object-count="0" meta:page-count="16" meta:paragraph-count="233" meta:word-count="4788" meta:character-count="36026" meta:non-whitespace-character-count="31246"/>
  </office:meta>
</office:document-meta>
</file>